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popupmenu/"/>
  <manifest:file-entry manifest:media-type="" manifest:full-path="Configurations2/accelerator/"/>
  <manifest:file-entry manifest:media-type="" manifest:full-path="Configurations2/statusbar/"/>
  <manifest:file-entry manifest:media-type="" manifest:full-path="Configurations2/progres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rpt="http://openoffice.org/2005/report" xmlns:dr3d="urn:oasis:names:tc:opendocument:xmlns:dr3d:1.0" xmlns:chart="urn:oasis:names:tc:opendocument:xmlns:chart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x="urn:openoffice:names:experimental:ooxml-odf-interop:xmlns:form:1.0" xmlns:dom="http://www.w3.org/2001/xml-events" xmlns:xsd="http://www.w3.org/2001/XMLSchema" xmlns:xsi="http://www.w3.org/2001/XMLSchema-instance" xmlns:grddl="http://www.w3.org/2003/g/data-view#" office:version="1.3">
  <office:scripts/>
  <office:font-face-decls>
    <style:font-face style:name="Arial" svg:font-family="Arial" style:font-adornments="Regular" style:font-family-generic="swiss" style:font-pitch="variable"/>
    <style:font-face style:name="Calibri" svg:font-family="Calibri" style:font-family-generic="system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adornments="Regular" style:font-family-generic="swiss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RijksoverheidSansText" svg:font-family="RijksoverheidSansText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HiddenLayoutTable" style:family="table">
      <style:table-properties style:width="18.202cm" table:align="margins" fo:background-color="transparent">
        <style:background-image/>
      </style:table-properties>
    </style:style>
    <style:style style:name="HiddenLayoutTable.A" style:family="table-column">
      <style:table-column-properties style:column-width="3cm" style:rel-column-width="10802*"/>
    </style:style>
    <style:style style:name="HiddenLayoutTable.B" style:family="table-column">
      <style:table-column-properties style:column-width="15.201cm" style:rel-column-width="54733*"/>
    </style:style>
    <style:style style:name="HiddenLayoutTable.1" style:family="table-row">
      <style:table-row-properties fo:background-color="transparent">
        <style:background-image/>
      </style:table-row-properties>
    </style:style>
    <style:style style:name="HiddenLayoutTable.A1" style:family="table-cell">
      <style:table-cell-properties fo:padding="0cm" fo:border="none"/>
    </style:style>
    <style:style style:name="CorrigendumBox" style:family="table">
      <style:table-properties style:width="18.202cm" table:align="margins" fo:background-color="transparent">
        <style:background-image/>
      </style:table-properties>
    </style:style>
    <style:style style:name="CorrigendumBox.A" style:family="table-column">
      <style:table-column-properties style:column-width="18.202cm" style:rel-column-width="65535*"/>
    </style:style>
    <style:style style:name="CorrigendumBox.1" style:family="table-row">
      <style:table-row-properties fo:background-color="transparent">
        <style:background-image/>
      </style:table-row-properties>
    </style:style>
    <style:style style:name="CorrigendumBox.A1" style:family="table-cell">
      <style:table-cell-properties fo:padding="0.199cm" fo:border="0.5pt solid #000000"/>
    </style:style>
    <style:style style:name="Tabelle4" style:family="table">
      <style:table-properties style:width="18.21cm" fo:margin-left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elle4.A" style:family="table-column">
      <style:table-column-properties style:column-width="1.512cm"/>
    </style:style>
    <style:style style:name="Tabelle4.B" style:family="table-column">
      <style:table-column-properties style:column-width="0.422cm"/>
    </style:style>
    <style:style style:name="Tabelle4.C" style:family="table-column">
      <style:table-column-properties style:column-width="1.748cm"/>
    </style:style>
    <style:style style:name="Tabelle4.D" style:family="table-column">
      <style:table-column-properties style:column-width="9.626cm"/>
    </style:style>
    <style:style style:name="Tabelle4.E" style:family="table-column">
      <style:table-column-properties style:column-width="0.425cm"/>
    </style:style>
    <style:style style:name="Tabelle4.F" style:family="table-column">
      <style:table-column-properties style:column-width="0.504cm"/>
    </style:style>
    <style:style style:name="Tabelle4.G" style:family="table-column">
      <style:table-column-properties style:column-width="0.506cm"/>
    </style:style>
    <style:style style:name="Tabelle4.N" style:family="table-column">
      <style:table-column-properties style:column-width="0.519cm"/>
    </style:style>
    <style:style style:name="Tabelle4.1" style:family="table-row">
      <style:table-row-properties fo:background-color="transparent" fo:keep-together="always" style:use-optimal-row-height="false">
        <style:background-image/>
      </style:table-row-properties>
    </style:style>
    <style:style style:name="Tabelle4.A1" style:family="table-cell">
      <style:table-cell-properties style:vertical-align="bottom" fo:padding-left="0cm" fo:padding-right="0cm" fo:padding-top="0cm" fo:padding-bottom="0.101cm" fo:border="none" style:writing-mode="lr-tb"/>
    </style:style>
    <style:style style:name="Tabelle4.A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" style:family="table-cell">
      <style:table-cell-properties fo:padding-left="0.101cm" fo:padding-right="0.101cm" fo:padding-top="0.097cm" fo:padding-bottom="0.097cm" fo:border="none" style:writing-mode="lr-tb"/>
    </style:style>
    <style:style style:name="Tabelle4.F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J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K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3" style:family="table-row">
      <style:table-row-properties style:row-height="0.15cm" fo:background-color="transparent" fo:keep-together="always" style:use-optimal-row-height="false">
        <style:background-image/>
      </style:table-row-properties>
    </style:style>
    <style:style style:name="Tabelle4.A3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" style:family="table-cell">
      <style:table-cell-properties fo:padding-left="0.101cm" fo:padding-right="0.101cm" fo:padding-top="0.097cm" fo:padding-bottom="0.097cm" fo:border="none" style:writing-mode="lr-tb"/>
    </style:style>
    <style:style style:name="Tabelle4.F3" style:family="table-cell">
      <style:table-cell-properties fo:padding-left="0.101cm" fo:padding-right="0.101cm" fo:padding-top="0.097cm" fo:padding-bottom="0.097cm" fo:border="none" style:writing-mode="lr-tb"/>
    </style:style>
    <style:style style:name="Tabelle4.4" style:family="table-row">
      <style:table-row-properties style:row-height="0.7cm" fo:background-color="transparent" fo:keep-together="always" style:use-optimal-row-height="false">
        <style:background-image/>
      </style:table-row-properties>
    </style:style>
    <style:style style:name="Tabelle4.A4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" style:family="table-cell">
      <style:table-cell-properties fo:padding-left="0.101cm" fo:padding-right="0.101cm" fo:padding-top="0.097cm" fo:padding-bottom="0.097cm" fo:border="none" style:writing-mode="lr-tb"/>
    </style:style>
    <style:style style:name="Tabelle4.F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5" style:family="table-cell">
      <style:table-cell-properties fo:padding="0cm" fo:border="none" style:writing-mode="lr-tb"/>
    </style:style>
    <style:style style:name="Tabelle4.A6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6" style:family="table-cell">
      <style:table-cell-properties fo:padding-left="0.101cm" fo:padding-right="0.101cm" fo:padding-top="0.097cm" fo:padding-bottom="0.097cm" fo:border="none" style:writing-mode="lr-tb"/>
    </style:style>
    <style:style style:name="Tabelle4.F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7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7" style:family="table-cell">
      <style:table-cell-properties fo:padding-left="0.101cm" fo:padding-right="0.101cm" fo:padding-top="0.097cm" fo:padding-bottom="0.097cm" fo:border="none" style:writing-mode="lr-tb"/>
    </style:style>
    <style:style style:name="Tabelle4.F7" style:family="table-cell">
      <style:table-cell-properties fo:padding-left="0.101cm" fo:padding-right="0.101cm" fo:padding-top="0.097cm" fo:padding-bottom="0.097cm" fo:border="none" style:writing-mode="lr-tb"/>
    </style:style>
    <style:style style:name="Tabelle4.A8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8" style:family="table-cell">
      <style:table-cell-properties fo:padding-left="0.101cm" fo:padding-right="0.101cm" fo:padding-top="0.097cm" fo:padding-bottom="0.097cm" fo:border="none" style:writing-mode="lr-tb"/>
    </style:style>
    <style:style style:name="Tabelle4.F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9" style:family="table-cell">
      <style:table-cell-properties fo:padding="0cm" fo:border="none" style:writing-mode="lr-tb"/>
    </style:style>
    <style:style style:name="Tabelle4.A10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0" style:family="table-cell">
      <style:table-cell-properties fo:padding-left="0.101cm" fo:padding-right="0.101cm" fo:padding-top="0.097cm" fo:padding-bottom="0.097cm" fo:border="none" style:writing-mode="lr-tb"/>
    </style:style>
    <style:style style:name="Tabelle4.F1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1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1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1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11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1" style:family="table-cell">
      <style:table-cell-properties fo:padding-left="0.101cm" fo:padding-right="0.101cm" fo:padding-top="0.097cm" fo:padding-bottom="0.097cm" fo:border="none" style:writing-mode="lr-tb"/>
    </style:style>
    <style:style style:name="Tabelle4.F11" style:family="table-cell">
      <style:table-cell-properties fo:padding-left="0.101cm" fo:padding-right="0.101cm" fo:padding-top="0.097cm" fo:padding-bottom="0.097cm" fo:border="none" style:writing-mode="lr-tb"/>
    </style:style>
    <style:style style:name="Tabelle4.A1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2" style:family="table-cell">
      <style:table-cell-properties fo:padding-left="0.101cm" fo:padding-right="0.101cm" fo:padding-top="0.097cm" fo:padding-bottom="0.097cm" fo:border="none" style:writing-mode="lr-tb"/>
    </style:style>
    <style:style style:name="Tabelle4.F1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1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1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1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13" style:family="table-cell">
      <style:table-cell-properties fo:padding="0cm" fo:border="none" style:writing-mode="lr-tb"/>
    </style:style>
    <style:style style:name="Tabelle4.A14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4" style:family="table-cell">
      <style:table-cell-properties fo:padding-left="0.101cm" fo:padding-right="0.101cm" fo:padding-top="0.097cm" fo:padding-bottom="0.097cm" fo:border="none" style:writing-mode="lr-tb"/>
    </style:style>
    <style:style style:name="Tabelle4.F1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1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1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1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15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5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5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5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5" style:family="table-cell">
      <style:table-cell-properties fo:padding-left="0.101cm" fo:padding-right="0.101cm" fo:padding-top="0.097cm" fo:padding-bottom="0.097cm" fo:border="none" style:writing-mode="lr-tb"/>
    </style:style>
    <style:style style:name="Tabelle4.F15" style:family="table-cell">
      <style:table-cell-properties fo:padding-left="0.101cm" fo:padding-right="0.101cm" fo:padding-top="0.097cm" fo:padding-bottom="0.097cm" fo:border="none" style:writing-mode="lr-tb"/>
    </style:style>
    <style:style style:name="Tabelle4.A16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6" style:family="table-cell">
      <style:table-cell-properties fo:padding-left="0.101cm" fo:padding-right="0.101cm" fo:padding-top="0.097cm" fo:padding-bottom="0.097cm" fo:border="none" style:writing-mode="lr-tb"/>
    </style:style>
    <style:style style:name="Tabelle4.F1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1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1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1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17" style:family="table-cell">
      <style:table-cell-properties fo:padding="0cm" fo:border="none" style:writing-mode="lr-tb"/>
    </style:style>
    <style:style style:name="Tabelle4.A18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8" style:family="table-cell">
      <style:table-cell-properties fo:padding-left="0.101cm" fo:padding-right="0.101cm" fo:padding-top="0.097cm" fo:padding-bottom="0.097cm" fo:border="none" style:writing-mode="lr-tb"/>
    </style:style>
    <style:style style:name="Tabelle4.F1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1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1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1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19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19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19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19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19" style:family="table-cell">
      <style:table-cell-properties fo:padding-left="0.101cm" fo:padding-right="0.101cm" fo:padding-top="0.097cm" fo:padding-bottom="0.097cm" fo:border="none" style:writing-mode="lr-tb"/>
    </style:style>
    <style:style style:name="Tabelle4.F19" style:family="table-cell">
      <style:table-cell-properties fo:padding-left="0.101cm" fo:padding-right="0.101cm" fo:padding-top="0.097cm" fo:padding-bottom="0.097cm" fo:border="none" style:writing-mode="lr-tb"/>
    </style:style>
    <style:style style:name="Tabelle4.A20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0" style:family="table-cell">
      <style:table-cell-properties fo:padding-left="0.101cm" fo:padding-right="0.101cm" fo:padding-top="0.097cm" fo:padding-bottom="0.097cm" fo:border="none" style:writing-mode="lr-tb"/>
    </style:style>
    <style:style style:name="Tabelle4.F2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21" style:family="table-cell">
      <style:table-cell-properties fo:padding="0cm" fo:border="none" style:writing-mode="lr-tb"/>
    </style:style>
    <style:style style:name="Tabelle4.A2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2" style:family="table-cell">
      <style:table-cell-properties fo:padding-left="0.101cm" fo:padding-right="0.101cm" fo:padding-top="0.097cm" fo:padding-bottom="0.097cm" fo:border="none" style:writing-mode="lr-tb"/>
    </style:style>
    <style:style style:name="Tabelle4.F2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23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3" style:family="table-cell">
      <style:table-cell-properties fo:padding-left="0.101cm" fo:padding-right="0.101cm" fo:padding-top="0.097cm" fo:padding-bottom="0.097cm" fo:border="none" style:writing-mode="lr-tb"/>
    </style:style>
    <style:style style:name="Tabelle4.F23" style:family="table-cell">
      <style:table-cell-properties fo:padding-left="0.101cm" fo:padding-right="0.101cm" fo:padding-top="0.097cm" fo:padding-bottom="0.097cm" fo:border="none" style:writing-mode="lr-tb"/>
    </style:style>
    <style:style style:name="Tabelle4.A24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4" style:family="table-cell">
      <style:table-cell-properties fo:padding-left="0.101cm" fo:padding-right="0.101cm" fo:padding-top="0.097cm" fo:padding-bottom="0.097cm" fo:border="none" style:writing-mode="lr-tb"/>
    </style:style>
    <style:style style:name="Tabelle4.F2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25" style:family="table-cell">
      <style:table-cell-properties fo:padding="0cm" fo:border="none" style:writing-mode="lr-tb"/>
    </style:style>
    <style:style style:name="Tabelle4.A26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6" style:family="table-cell">
      <style:table-cell-properties fo:padding-left="0.101cm" fo:padding-right="0.101cm" fo:padding-top="0.097cm" fo:padding-bottom="0.097cm" fo:border="none" style:writing-mode="lr-tb"/>
    </style:style>
    <style:style style:name="Tabelle4.F2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27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7" style:family="table-cell">
      <style:table-cell-properties fo:padding-left="0.101cm" fo:padding-right="0.101cm" fo:padding-top="0.097cm" fo:padding-bottom="0.097cm" fo:border="none" style:writing-mode="lr-tb"/>
    </style:style>
    <style:style style:name="Tabelle4.F27" style:family="table-cell">
      <style:table-cell-properties fo:padding-left="0.101cm" fo:padding-right="0.101cm" fo:padding-top="0.097cm" fo:padding-bottom="0.097cm" fo:border="none" style:writing-mode="lr-tb"/>
    </style:style>
    <style:style style:name="Tabelle4.A28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2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2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2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28" style:family="table-cell">
      <style:table-cell-properties fo:padding-left="0.101cm" fo:padding-right="0.101cm" fo:padding-top="0.097cm" fo:padding-bottom="0.097cm" fo:border="none" style:writing-mode="lr-tb"/>
    </style:style>
    <style:style style:name="Tabelle4.F2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2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2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2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29" style:family="table-cell">
      <style:table-cell-properties fo:padding="0cm" fo:border="none" style:writing-mode="lr-tb"/>
    </style:style>
    <style:style style:name="Tabelle4.A30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0" style:family="table-cell">
      <style:table-cell-properties fo:padding-left="0.101cm" fo:padding-right="0.101cm" fo:padding-top="0.097cm" fo:padding-bottom="0.097cm" fo:border="none" style:writing-mode="lr-tb"/>
    </style:style>
    <style:style style:name="Tabelle4.F3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3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3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3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31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1" style:family="table-cell">
      <style:table-cell-properties fo:padding-left="0.101cm" fo:padding-right="0.101cm" fo:padding-top="0.097cm" fo:padding-bottom="0.097cm" fo:border="none" style:writing-mode="lr-tb"/>
    </style:style>
    <style:style style:name="Tabelle4.F31" style:family="table-cell">
      <style:table-cell-properties fo:padding-left="0.101cm" fo:padding-right="0.101cm" fo:padding-top="0.097cm" fo:padding-bottom="0.097cm" fo:border="none" style:writing-mode="lr-tb"/>
    </style:style>
    <style:style style:name="Tabelle4.A3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2" style:family="table-cell">
      <style:table-cell-properties fo:padding-left="0.101cm" fo:padding-right="0.101cm" fo:padding-top="0.097cm" fo:padding-bottom="0.097cm" fo:border="none" style:writing-mode="lr-tb"/>
    </style:style>
    <style:style style:name="Tabelle4.F3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3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3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3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33" style:family="table-cell">
      <style:table-cell-properties fo:padding="0cm" fo:border="none" style:writing-mode="lr-tb"/>
    </style:style>
    <style:style style:name="Tabelle4.A34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4" style:family="table-cell">
      <style:table-cell-properties fo:padding-left="0.101cm" fo:padding-right="0.101cm" fo:padding-top="0.097cm" fo:padding-bottom="0.097cm" fo:border="none" style:writing-mode="lr-tb"/>
    </style:style>
    <style:style style:name="Tabelle4.F3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3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3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3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35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5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5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5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5" style:family="table-cell">
      <style:table-cell-properties fo:padding-left="0.101cm" fo:padding-right="0.101cm" fo:padding-top="0.097cm" fo:padding-bottom="0.097cm" fo:border="none" style:writing-mode="lr-tb"/>
    </style:style>
    <style:style style:name="Tabelle4.F35" style:family="table-cell">
      <style:table-cell-properties fo:padding-left="0.101cm" fo:padding-right="0.101cm" fo:padding-top="0.097cm" fo:padding-bottom="0.097cm" fo:border="none" style:writing-mode="lr-tb"/>
    </style:style>
    <style:style style:name="Tabelle4.A36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6" style:family="table-cell">
      <style:table-cell-properties fo:padding-left="0.101cm" fo:padding-right="0.101cm" fo:padding-top="0.097cm" fo:padding-bottom="0.097cm" fo:border="none" style:writing-mode="lr-tb"/>
    </style:style>
    <style:style style:name="Tabelle4.F3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3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3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3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37" style:family="table-cell">
      <style:table-cell-properties fo:padding="0cm" fo:border="none" style:writing-mode="lr-tb"/>
    </style:style>
    <style:style style:name="Tabelle4.A38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8" style:family="table-cell">
      <style:table-cell-properties fo:padding-left="0.101cm" fo:padding-right="0.101cm" fo:padding-top="0.097cm" fo:padding-bottom="0.097cm" fo:border="none" style:writing-mode="lr-tb"/>
    </style:style>
    <style:style style:name="Tabelle4.F3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3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3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3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39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39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39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39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39" style:family="table-cell">
      <style:table-cell-properties fo:padding-left="0.101cm" fo:padding-right="0.101cm" fo:padding-top="0.097cm" fo:padding-bottom="0.097cm" fo:border="none" style:writing-mode="lr-tb"/>
    </style:style>
    <style:style style:name="Tabelle4.F39" style:family="table-cell">
      <style:table-cell-properties fo:padding-left="0.101cm" fo:padding-right="0.101cm" fo:padding-top="0.097cm" fo:padding-bottom="0.097cm" fo:border="none" style:writing-mode="lr-tb"/>
    </style:style>
    <style:style style:name="Tabelle4.A40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0" style:family="table-cell">
      <style:table-cell-properties fo:padding-left="0.101cm" fo:padding-right="0.101cm" fo:padding-top="0.097cm" fo:padding-bottom="0.097cm" fo:border="none" style:writing-mode="lr-tb"/>
    </style:style>
    <style:style style:name="Tabelle4.F4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41" style:family="table-cell">
      <style:table-cell-properties fo:padding="0cm" fo:border="none" style:writing-mode="lr-tb"/>
    </style:style>
    <style:style style:name="Tabelle4.A4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2" style:family="table-cell">
      <style:table-cell-properties fo:padding-left="0.101cm" fo:padding-right="0.101cm" fo:padding-top="0.097cm" fo:padding-bottom="0.097cm" fo:border="none" style:writing-mode="lr-tb"/>
    </style:style>
    <style:style style:name="Tabelle4.F4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43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3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3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3" style:family="table-cell">
      <style:table-cell-properties fo:padding-left="0.101cm" fo:padding-right="0.101cm" fo:padding-top="0.097cm" fo:padding-bottom="0.097cm" fo:border="none" style:writing-mode="lr-tb"/>
    </style:style>
    <style:style style:name="Tabelle4.F43" style:family="table-cell">
      <style:table-cell-properties fo:padding-left="0.101cm" fo:padding-right="0.101cm" fo:padding-top="0.097cm" fo:padding-bottom="0.097cm" fo:border="none" style:writing-mode="lr-tb"/>
    </style:style>
    <style:style style:name="Tabelle4.A44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4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4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4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4" style:family="table-cell">
      <style:table-cell-properties fo:padding-left="0.101cm" fo:padding-right="0.101cm" fo:padding-top="0.097cm" fo:padding-bottom="0.097cm" fo:border="none" style:writing-mode="lr-tb"/>
    </style:style>
    <style:style style:name="Tabelle4.F44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4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4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4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45" style:family="table-cell">
      <style:table-cell-properties fo:padding="0cm" fo:border="none" style:writing-mode="lr-tb"/>
    </style:style>
    <style:style style:name="Tabelle4.A46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6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6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6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6" style:family="table-cell">
      <style:table-cell-properties fo:padding-left="0.101cm" fo:padding-right="0.101cm" fo:padding-top="0.097cm" fo:padding-bottom="0.097cm" fo:border="none" style:writing-mode="lr-tb"/>
    </style:style>
    <style:style style:name="Tabelle4.F46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6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6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6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47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7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7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7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7" style:family="table-cell">
      <style:table-cell-properties fo:padding-left="0.101cm" fo:padding-right="0.101cm" fo:padding-top="0.097cm" fo:padding-bottom="0.097cm" fo:border="none" style:writing-mode="lr-tb"/>
    </style:style>
    <style:style style:name="Tabelle4.F47" style:family="table-cell">
      <style:table-cell-properties fo:padding-left="0.101cm" fo:padding-right="0.101cm" fo:padding-top="0.097cm" fo:padding-bottom="0.097cm" fo:border="none" style:writing-mode="lr-tb"/>
    </style:style>
    <style:style style:name="Tabelle4.A48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48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48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48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48" style:family="table-cell">
      <style:table-cell-properties fo:padding-left="0.101cm" fo:padding-right="0.101cm" fo:padding-top="0.097cm" fo:padding-bottom="0.097cm" fo:border="none" style:writing-mode="lr-tb"/>
    </style:style>
    <style:style style:name="Tabelle4.F48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48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48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48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49" style:family="table-cell">
      <style:table-cell-properties fo:padding="0cm" fo:border="none" style:writing-mode="lr-tb"/>
    </style:style>
    <style:style style:name="Tabelle4.A50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50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50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50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50" style:family="table-cell">
      <style:table-cell-properties fo:padding-left="0.101cm" fo:padding-right="0.101cm" fo:padding-top="0.097cm" fo:padding-bottom="0.097cm" fo:border="none" style:writing-mode="lr-tb"/>
    </style:style>
    <style:style style:name="Tabelle4.F50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50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50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50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51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51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51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51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51" style:family="table-cell">
      <style:table-cell-properties fo:padding-left="0.101cm" fo:padding-right="0.101cm" fo:padding-top="0.097cm" fo:padding-bottom="0.097cm" fo:border="none" style:writing-mode="lr-tb"/>
    </style:style>
    <style:style style:name="Tabelle4.F51" style:family="table-cell">
      <style:table-cell-properties fo:padding-left="0.101cm" fo:padding-right="0.101cm" fo:padding-top="0.097cm" fo:padding-bottom="0.097cm" fo:border="none" style:writing-mode="lr-tb"/>
    </style:style>
    <style:style style:name="Tabelle4.A52" style:family="table-cell">
      <style:table-cell-properties fo:padding-left="0.101cm" fo:padding-right="0.101cm" fo:padding-top="0cm" fo:padding-bottom="0cm" fo:border="0.5pt solid #000000" style:writing-mode="lr-tb"/>
    </style:style>
    <style:style style:name="Tabelle4.B52" style:family="table-cell">
      <style:table-cell-properties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Tabelle4.C5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elle4.D52" style:family="table-cell">
      <style:table-cell-properties fo:padding-left="0.101cm" fo:padding-right="0.101cm" fo:padding-top="0.097cm" fo:padding-bottom="0.097cm" fo:border="0.5pt solid #000000" style:writing-mode="lr-tb"/>
    </style:style>
    <style:style style:name="Tabelle4.E52" style:family="table-cell">
      <style:table-cell-properties fo:padding-left="0.101cm" fo:padding-right="0.101cm" fo:padding-top="0.097cm" fo:padding-bottom="0.097cm" fo:border="none" style:writing-mode="lr-tb"/>
    </style:style>
    <style:style style:name="Tabelle4.F52" style:family="table-cell">
      <style:table-cell-properties fo:padding-left="0.101cm" fo:padding-right="0.101cm" fo:padding-top="0.097cm" fo:padding-bottom="0.097cm" fo:border-left="0.5pt solid #000000" fo:border-right="0.5pt dashed #d0cece" fo:border-top="0.5pt solid #000000" fo:border-bottom="0.5pt solid #000000" style:writing-mode="lr-tb"/>
    </style:style>
    <style:style style:name="Tabelle4.G52" style:family="table-cell">
      <style:table-cell-properties fo:padding-left="0.101cm" fo:padding-right="0.101cm" fo:padding-top="0.097cm" fo:padding-bottom="0.097cm" fo:border-left="0.5pt fine-dashed #d0cece" fo:border-right="0.5pt solid #000000" fo:border-top="0.5pt solid #000000" fo:border-bottom="0.5pt solid #000000" style:writing-mode="lr-tb"/>
    </style:style>
    <style:style style:name="Tabelle4.H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I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K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L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M52" style:family="table-cell">
      <style:table-cell-properties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Tabelle4.N52" style:family="table-cell">
      <style:table-cell-properties fo:padding-left="0.101cm" fo:padding-right="0.101cm" fo:padding-top="0cm" fo:padding-bottom="0cm" fo:border-left="0.5pt fine-dashed #d0cece" fo:border-right="0.5pt solid #000000" fo:border-top="0.5pt solid #000000" fo:border-bottom="0.5pt solid #000000" style:writing-mode="lr-tb"/>
    </style:style>
    <style:style style:name="Tabelle4.A53" style:family="table-cell">
      <style:table-cell-properties fo:padding="0cm" fo:border="none" style:writing-mode="lr-tb"/>
    </style:style>
    <style:style style:name="Stembureaus" style:family="table">
      <style:table-properties style:width="16.745cm" fo:margin-left="1.457cm" table:align="left"/>
    </style:style>
    <style:style style:name="Stembureaus.A" style:family="table-column">
      <style:table-column-properties style:column-width="16.745cm"/>
    </style:style>
    <style:style style:name="Stembureaus.A1" style:family="table-cell">
      <style:table-cell-properties fo:padding-left="0cm" fo:padding-right="0cm" fo:padding-top="0.101cm" fo:padding-bottom="0.101cm" fo:border="none"/>
    </style:style>
    <style:style style:name="AantalToegelatenKiezers" style:family="table">
      <style:table-properties style:width="18.209cm" table:align="center" fo:background-color="transparent" style:writing-mode="lr-tb">
        <style:background-image/>
      </style:table-properties>
    </style:style>
    <style:style style:name="AantalToegelatenKiezers.A" style:family="table-column">
      <style:table-column-properties style:column-width="1.393cm"/>
    </style:style>
    <style:style style:name="AantalToegelatenKiezers.B" style:family="table-column">
      <style:table-column-properties style:column-width="12.157cm"/>
    </style:style>
    <style:style style:name="AantalToegelatenKiezers.C" style:family="table-column">
      <style:table-column-properties style:column-width="0.256cm"/>
    </style:style>
    <style:style style:name="AantalToegelatenKiezers.D" style:family="table-column">
      <style:table-column-properties style:column-width="0.506cm"/>
    </style:style>
    <style:style style:name="AantalToegelatenKiezers.E" style:family="table-column">
      <style:table-column-properties style:column-width="2.494cm"/>
    </style:style>
    <style:style style:name="AantalToegelatenKiezers.F" style:family="table-column">
      <style:table-column-properties style:column-width="1.402cm"/>
    </style:style>
    <style:style style:name="AantalToegelatenKiezers.1" style:family="table-row">
      <style:table-row-properties style:min-row-height="0.661cm" fo:background-color="transparent" style:use-optimal-row-height="false">
        <style:background-image/>
      </style:table-row-properties>
    </style:style>
    <style:style style:name="AantalToegelatenKiezers.A1" style:family="table-cell">
      <style:table-cell-properties style:vertical-align="middle" fo:padding-left="0.101cm" fo:padding-right="0.101cm" fo:padding-top="0cm" fo:padding-bottom="0cm" fo:border="none" fo:wrap-option="no-wrap" style:writing-mode="lr-tb"/>
    </style:style>
    <style:style style:name="AantalToegelatenKiezers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AantalToegelatenKiezers.C1" style:family="table-cell">
      <style:table-cell-properties style:vertical-align="middle" fo:padding="0cm" fo:border-left="0.5pt solid #000000" fo:border-right="0.5pt solid #000000" fo:border-top="none" fo:border-bottom="none" fo:wrap-option="no-wrap" style:writing-mode="lr-tb"/>
    </style:style>
    <style:style style:name="AantalToegelatenKiezers.D1" style:family="table-cell">
      <style:table-cell-properties style:vertical-align="middle" fo:background-color="#d0cece" fo:padding="0cm" fo:border="0.5pt solid #000000" fo:wrap-option="no-wrap" style:writing-mode="lr-tb">
        <style:background-image/>
      </style:table-cell-properties>
    </style:style>
    <style:style style:name="AantalToegelatenKiezers.F1" style:family="table-cell">
      <style:table-cell-properties style:vertical-align="middle" fo:padding="0cm" fo:border="none" fo:wrap-option="no-wrap" style:writing-mode="lr-tb"/>
    </style:style>
    <style:style style:name="AantalToegelatenKiezers.2" style:family="table-row">
      <style:table-row-properties style:row-height="0.15cm" style:use-optimal-row-height="false"/>
    </style:style>
    <style:style style:name="AantalToegelatenKiezers.A2" style:family="table-cell">
      <style:table-cell-properties style:vertical-align="middle" fo:padding="0cm" fo:border="none" fo:wrap-option="no-wrap" style:writing-mode="lr-tb"/>
    </style:style>
    <style:style style:name="AantalToegelatenKiezers.3" style:family="table-row">
      <style:table-row-properties style:min-row-height="0.661cm" style:use-optimal-row-height="false"/>
    </style:style>
    <style:style style:name="AantalToegelatenKiezers.A3" style:family="table-cell">
      <style:table-cell-properties style:vertical-align="middle" fo:padding="0cm" fo:border="none" fo:wrap-option="no-wrap" style:writing-mode="lr-tb"/>
    </style:style>
    <style:style style:name="AantalToegelatenKiezers.F3" style:family="table-cell">
      <style:table-cell-properties style:vertical-align="middle" fo:padding="0cm" fo:border="none" fo:wrap-option="no-wrap" style:writing-mode="lr-tb"/>
    </style:style>
    <style:style style:name="AantalToegelatenKiezers.4" style:family="table-row">
      <style:table-row-properties style:row-height="0.15cm" style:use-optimal-row-height="false"/>
    </style:style>
    <style:style style:name="AantalToegelatenKiezers.A4" style:family="table-cell">
      <style:table-cell-properties style:vertical-align="middle" fo:padding="0cm" fo:border="none" fo:wrap-option="no-wrap" style:writing-mode="lr-tb"/>
    </style:style>
    <style:style style:name="AantalToegelatenKiezers.5" style:family="table-row">
      <style:table-row-properties style:min-row-height="0.661cm" style:use-optimal-row-height="false"/>
    </style:style>
    <style:style style:name="AantalToegelatenKiezers.F5" style:family="table-cell">
      <style:table-cell-properties style:vertical-align="middle" fo:padding="0cm" fo:border="none" fo:wrap-option="no-wrap" style:writing-mode="lr-tb"/>
    </style:style>
    <style:style style:name="AantalToegelatenKiezers.6" style:family="table-row">
      <style:table-row-properties style:row-height="0.212cm" style:use-optimal-row-height="false"/>
    </style:style>
    <style:style style:name="AantalToegelatenKiezers.A6" style:family="table-cell">
      <style:table-cell-properties style:vertical-align="middle" fo:padding="0cm" fo:border="none" fo:wrap-option="no-wrap" style:writing-mode="lr-tb"/>
    </style:style>
    <style:style style:name="AantalToegelatenKiezers.B6" style:family="table-cell">
      <style:table-cell-properties style:vertical-align="middle" fo:padding="0cm" fo:border="none" fo:wrap-option="no-wrap" style:writing-mode="lr-tb"/>
    </style:style>
    <style:style style:name="AantalToegelatenKiezers.C6" style:family="table-cell">
      <style:table-cell-properties style:vertical-align="middle" fo:padding="0cm" fo:border="none" fo:wrap-option="no-wrap" style:writing-mode="lr-tb"/>
    </style:style>
    <style:style style:name="AantalToegelatenKiezers.D6" style:family="table-cell">
      <style:table-cell-properties style:vertical-align="middle" fo:background-color="transparent" fo:padding="0cm" fo:border="none" fo:wrap-option="no-wrap" style:writing-mode="lr-tb">
        <style:background-image/>
      </style:table-cell-properties>
    </style:style>
    <style:style style:name="AantalToegelatenKiezers.F6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ToegelatenKiezers.7" style:family="table-row">
      <style:table-row-properties style:row-height="0.182cm" style:use-optimal-row-height="false"/>
    </style:style>
    <style:style style:name="AantalToegelatenKiezers.A7" style:family="table-cell">
      <style:table-cell-properties style:vertical-align="middle" fo:padding="0cm" fo:border="none" fo:wrap-option="no-wrap" style:writing-mode="lr-tb"/>
    </style:style>
    <style:style style:name="AantalToegelatenKiezers.B7" style:family="table-cell">
      <style:table-cell-properties style:vertical-align="middle" fo:padding="0cm" fo:border="none" fo:wrap-option="no-wrap" style:writing-mode="lr-tb"/>
    </style:style>
    <style:style style:name="AantalToegelatenKiezers.C7" style:family="table-cell">
      <style:table-cell-properties style:vertical-align="middle" fo:padding="0cm" fo:border="none" fo:wrap-option="no-wrap" style:writing-mode="lr-tb"/>
    </style:style>
    <style:style style:name="AantalToegelatenKiezers.D7" style:family="table-cell">
      <style:table-cell-properties style:vertical-align="middle" fo:background-color="transparent" fo:padding="0cm" fo:border-left="none" fo:border-right="none" fo:border-top="0.5pt solid #000000" fo:border-bottom="none" fo:wrap-option="no-wrap" style:writing-mode="lr-tb">
        <style:background-image/>
      </style:table-cell-properties>
    </style:style>
    <style:style style:name="AantalToegelatenKiezers.F7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ToegelatenKiezers.8" style:family="table-row">
      <style:table-row-properties style:min-row-height="0.661cm" style:use-optimal-row-height="false"/>
    </style:style>
    <style:style style:name="AantalToegelatenKiezers.C8" style:family="table-cell">
      <style:table-cell-properties style:vertical-align="middle" fo:padding="0cm" fo:border-left="none" fo:border-right="0.5pt solid #000000" fo:border-top="none" fo:border-bottom="none" fo:wrap-option="no-wrap" style:writing-mode="lr-tb"/>
    </style:style>
    <style:style style:name="AantalToegelatenKiezers.D8" style:family="table-cell">
      <style:table-cell-properties style:vertical-align="middle" fo:background-color="#000000" fo:padding-left="0.101cm" fo:padding-right="0.101cm" fo:padding-top="0cm" fo:padding-bottom="0cm" fo:border="0.5pt solid #000000" fo:wrap-option="no-wrap" style:writing-mode="lr-tb">
        <style:background-image/>
      </style:table-cell-properties>
    </style:style>
    <style:style style:name="AantalToegelatenKiezers.F8" style:family="table-cell">
      <style:table-cell-properties style:vertical-align="middle" fo:padding="0cm" fo:border="none" fo:wrap-option="no-wrap" style:writing-mode="lr-tb"/>
    </style:style>
    <style:style style:name="AantalUitgebrachteStemmen" style:family="table">
      <style:table-properties style:width="18.209cm" table:align="center" fo:background-color="transparent" style:writing-mode="lr-tb">
        <style:background-image/>
      </style:table-properties>
    </style:style>
    <style:style style:name="AantalUitgebrachteStemmen.A" style:family="table-column">
      <style:table-column-properties style:column-width="1.393cm"/>
    </style:style>
    <style:style style:name="AantalUitgebrachteStemmen.B" style:family="table-column">
      <style:table-column-properties style:column-width="12.157cm"/>
    </style:style>
    <style:style style:name="AantalUitgebrachteStemmen.C" style:family="table-column">
      <style:table-column-properties style:column-width="0.256cm"/>
    </style:style>
    <style:style style:name="AantalUitgebrachteStemmen.D" style:family="table-column">
      <style:table-column-properties style:column-width="0.506cm"/>
    </style:style>
    <style:style style:name="AantalUitgebrachteStemmen.E" style:family="table-column">
      <style:table-column-properties style:column-width="2.494cm"/>
    </style:style>
    <style:style style:name="AantalUitgebrachteStemmen.F" style:family="table-column">
      <style:table-column-properties style:column-width="1.402cm"/>
    </style:style>
    <style:style style:name="AantalUitgebrachteStemmen.1" style:family="table-row">
      <style:table-row-properties style:min-row-height="0.661cm" fo:background-color="transparent" style:use-optimal-row-height="false">
        <style:background-image/>
      </style:table-row-properties>
    </style:style>
    <style:style style:name="AantalUitgebrachteStemmen.A1" style:family="table-cell">
      <style:table-cell-properties style:vertical-align="middle" fo:padding-left="0.101cm" fo:padding-right="0.101cm" fo:padding-top="0cm" fo:padding-bottom="0cm" fo:border="none" fo:wrap-option="no-wrap" style:writing-mode="lr-tb"/>
    </style:style>
    <style:style style:name="AantalUitgebrachteStemmen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AantalUitgebrachteStemmen.C1" style:family="table-cell">
      <style:table-cell-properties style:vertical-align="middle" fo:padding="0cm" fo:border-left="0.5pt solid #000000" fo:border-right="0.5pt solid #000000" fo:border-top="none" fo:border-bottom="none" fo:wrap-option="no-wrap" style:writing-mode="lr-tb"/>
    </style:style>
    <style:style style:name="AantalUitgebrachteStemmen.D1" style:family="table-cell">
      <style:table-cell-properties style:vertical-align="middle" fo:background-color="#d0cece" fo:padding="0cm" fo:border="0.5pt solid #000000" fo:wrap-option="no-wrap" style:writing-mode="lr-tb">
        <style:background-image/>
      </style:table-cell-properties>
    </style:style>
    <style:style style:name="AantalUitgebrachteStemmen.F1" style:family="table-cell">
      <style:table-cell-properties style:vertical-align="middle" fo:padding="0cm" fo:border="none" fo:wrap-option="no-wrap" style:writing-mode="lr-tb"/>
    </style:style>
    <style:style style:name="AantalUitgebrachteStemmen.2" style:family="table-row">
      <style:table-row-properties style:row-height="0.15cm" style:use-optimal-row-height="false"/>
    </style:style>
    <style:style style:name="AantalUitgebrachteStemmen.A2" style:family="table-cell">
      <style:table-cell-properties style:vertical-align="middle" fo:padding="0cm" fo:border="none" fo:wrap-option="no-wrap" style:writing-mode="lr-tb"/>
    </style:style>
    <style:style style:name="AantalUitgebrachteStemmen.3" style:family="table-row">
      <style:table-row-properties style:min-row-height="0.661cm" style:use-optimal-row-height="false"/>
    </style:style>
    <style:style style:name="AantalUitgebrachteStemmen.A3" style:family="table-cell">
      <style:table-cell-properties style:vertical-align="middle" fo:padding="0cm" fo:border="none" fo:wrap-option="no-wrap" style:writing-mode="lr-tb"/>
    </style:style>
    <style:style style:name="AantalUitgebrachteStemmen.F3" style:family="table-cell">
      <style:table-cell-properties style:vertical-align="middle" fo:padding="0cm" fo:border="none" fo:wrap-option="no-wrap" style:writing-mode="lr-tb"/>
    </style:style>
    <style:style style:name="AantalUitgebrachteStemmen.4" style:family="table-row">
      <style:table-row-properties style:row-height="0.15cm" style:use-optimal-row-height="false"/>
    </style:style>
    <style:style style:name="AantalUitgebrachteStemmen.A4" style:family="table-cell">
      <style:table-cell-properties style:vertical-align="middle" fo:padding="0cm" fo:border="none" fo:wrap-option="no-wrap" style:writing-mode="lr-tb"/>
    </style:style>
    <style:style style:name="AantalUitgebrachteStemmen.5" style:family="table-row">
      <style:table-row-properties style:min-row-height="0.661cm" style:use-optimal-row-height="false"/>
    </style:style>
    <style:style style:name="AantalUitgebrachteStemmen.F5" style:family="table-cell">
      <style:table-cell-properties style:vertical-align="middle" fo:padding="0cm" fo:border="none" fo:wrap-option="no-wrap" style:writing-mode="lr-tb"/>
    </style:style>
    <style:style style:name="AantalUitgebrachteStemmen.6" style:family="table-row">
      <style:table-row-properties style:row-height="0.21cm" fo:background-color="transparent" style:use-optimal-row-height="false">
        <style:background-image/>
      </style:table-row-properties>
    </style:style>
    <style:style style:name="AantalUitgebrachteStemmen.B6" style:family="table-cell">
      <style:table-cell-properties style:vertical-align="middle" fo:padding="0.049cm" fo:border="none" fo:wrap-option="no-wrap" style:writing-mode="lr-tb"/>
    </style:style>
    <style:style style:name="AantalUitgebrachteStemmen.C6" style:family="table-cell">
      <style:table-cell-properties style:vertical-align="middle" fo:padding="0.049cm" fo:border="none" fo:wrap-option="no-wrap" style:writing-mode="lr-tb"/>
    </style:style>
    <style:style style:name="AantalUitgebrachteStemmen.D6" style:family="table-cell">
      <style:table-cell-properties style:vertical-align="middle" fo:background-color="transparent" fo:padding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AantalUitgebrachteStemmen.F6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UitgebrachteStemmen.B7" style:family="table-cell">
      <style:table-cell-properties style:vertical-align="middle" fo:padding="0.049cm" fo:border="none" fo:wrap-option="no-wrap" style:writing-mode="lr-tb"/>
    </style:style>
    <style:style style:name="AantalUitgebrachteStemmen.C7" style:family="table-cell">
      <style:table-cell-properties style:vertical-align="middle" fo:padding="0.049cm" fo:border="none" fo:wrap-option="no-wrap" style:writing-mode="lr-tb"/>
    </style:style>
    <style:style style:name="AantalUitgebrachteStemmen.F7" style:family="table-cell">
      <style:table-cell-properties style:vertical-align="middle" fo:padding-left="0.101cm" fo:padding-right="0cm" fo:padding-top="0cm" fo:padding-bottom="0cm" fo:border="none" fo:wrap-option="no-wrap" style:writing-mode="lr-tb"/>
    </style:style>
    <style:style style:name="AantalUitgebrachteStemmen.B8" style:family="table-cell">
      <style:table-cell-properties style:vertical-align="middle" fo:padding-left="0.049cm" fo:padding-right="0.101cm" fo:padding-top="0.049cm" fo:padding-bottom="0.049cm" fo:border="none" fo:wrap-option="no-wrap" style:writing-mode="lr-tb"/>
    </style:style>
    <style:style style:name="AantalUitgebrachteStemmen.C8" style:family="table-cell">
      <style:table-cell-properties style:vertical-align="middle" fo:padding="0.049cm" fo:border="none" fo:wrap-option="no-wrap" style:writing-mode="lr-tb"/>
    </style:style>
    <style:style style:name="AantalUitgebrachteStemmen.D8" style:family="table-cell">
      <style:table-cell-properties style:vertical-align="middle" fo:background-color="#000000" fo:padding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AantalUitgebrachteStemmen.E8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AantalUitgebrachteStemmen.F8" style:family="table-cell">
      <style:table-cell-properties style:vertical-align="middle" fo:padding="0cm" fo:border="none" fo:wrap-option="no-wrap" style:writing-mode="lr-tb"/>
    </style:style>
    <style:style style:name="VerschilMeer" style:family="table">
      <style:table-properties style:width="18.202cm" style:rel-width="100%" table:align="left" style:may-break-between-rows="false" style:writing-mode="lr-tb"/>
    </style:style>
    <style:style style:name="VerschilMeer.A" style:family="table-column">
      <style:table-column-properties style:column-width="15cm" style:rel-column-width="8504*"/>
    </style:style>
    <style:style style:name="VerschilMeer.B" style:family="table-column">
      <style:table-column-properties style:column-width="0.25cm" style:rel-column-width="142*"/>
    </style:style>
    <style:style style:name="VerschilMeer.C" style:family="table-column">
      <style:table-column-properties style:column-width="1.55cm" style:rel-column-width="879*"/>
    </style:style>
    <style:style style:name="VerschilMeer.D" style:family="table-column">
      <style:table-column-properties style:column-width="1.401cm" style:rel-column-width="794*"/>
    </style:style>
    <style:style style:name="VerschilMeer.1" style:family="table-row">
      <style:table-row-properties style:min-row-height="0.661cm" fo:keep-together="always" style:use-optimal-row-height="false"/>
    </style:style>
    <style:style style:name="VerschilMeer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VerschilMeer.B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eer.C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VerschilMeer.D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inder" style:family="table">
      <style:table-properties style:width="18.202cm" style:rel-width="100%" table:align="left" style:writing-mode="lr-tb"/>
    </style:style>
    <style:style style:name="VerschilMinder.A" style:family="table-column">
      <style:table-column-properties style:column-width="15cm" style:rel-column-width="8504*"/>
    </style:style>
    <style:style style:name="VerschilMinder.B" style:family="table-column">
      <style:table-column-properties style:column-width="0.25cm" style:rel-column-width="142*"/>
    </style:style>
    <style:style style:name="VerschilMinder.C" style:family="table-column">
      <style:table-column-properties style:column-width="1.55cm" style:rel-column-width="879*"/>
    </style:style>
    <style:style style:name="VerschilMinder.D" style:family="table-column">
      <style:table-column-properties style:column-width="1.401cm" style:rel-column-width="794*"/>
    </style:style>
    <style:style style:name="VerschilMinder.1" style:family="table-row">
      <style:table-row-properties style:min-row-height="0.661cm" style:use-optimal-row-height="false"/>
    </style:style>
    <style:style style:name="VerschilMinder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VerschilMinder.B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VerschilMinder.C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VerschilMinder.D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" style:family="table">
      <style:table-properties style:width="18.202cm" style:rel-width="100%" table:align="left" style:writing-mode="lr-tb"/>
    </style:style>
    <style:style style:name="AantalMeerMinderUitgesplitst.A" style:family="table-column">
      <style:table-column-properties style:column-width="13.436cm" style:rel-column-width="7617*"/>
    </style:style>
    <style:style style:name="AantalMeerMinderUitgesplitst.B" style:family="table-column">
      <style:table-column-properties style:column-width="1.565cm" style:rel-column-width="887*"/>
    </style:style>
    <style:style style:name="AantalMeerMinderUitgesplitst.C" style:family="table-column">
      <style:table-column-properties style:column-width="0.25cm" style:rel-column-width="142*"/>
    </style:style>
    <style:style style:name="AantalMeerMinderUitgesplitst.D" style:family="table-column">
      <style:table-column-properties style:column-width="1.55cm" style:rel-column-width="879*"/>
    </style:style>
    <style:style style:name="AantalMeerMinderUitgesplitst.E" style:family="table-column">
      <style:table-column-properties style:column-width="1.401cm" style:rel-column-width="794*"/>
    </style:style>
    <style:style style:name="AantalMeerMinderUitgesplitst.1" style:family="table-row">
      <style:table-row-properties style:min-row-height="0.661cm" style:use-optimal-row-height="false"/>
    </style:style>
    <style:style style:name="AantalMeerMinderUitgesplitst.A1" style:family="table-cell">
      <style:table-cell-properties style:vertical-align="middle" fo:background-color="transparent" fo:padding-left="0.3cm" fo:padding-right="0.3cm" fo:padding-top="0cm" fo:padding-bottom="0cm" fo:border="0.5pt solid #000000" fo:wrap-option="no-wrap" style:writing-mode="lr-tb">
        <style:background-image/>
      </style:table-cell-properties>
    </style:style>
    <style:style style:name="AantalMeerMinderUitgesplitst.C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AantalMeerMinderUitgesplitst.E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2" style:family="table-row">
      <style:table-row-properties style:row-height="0.15cm" style:use-optimal-row-height="false"/>
    </style:style>
    <style:style style:name="AantalMeerMinderUitgesplitst.A2" style:family="table-cell">
      <style:table-cell-properties style:vertical-align="middle" fo:background-color="transparent" fo:padding="0cm" fo:border="none" fo:wrap-option="no-wrap" style:writing-mode="lr-tb">
        <style:background-image/>
      </style:table-cell-properties>
    </style:style>
    <style:style style:name="AantalMeerMinderUitgesplitst.C3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3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A5" style:family="table-cell">
      <style:table-cell-properties style:vertical-align="middle" fo:background-color="transparent" fo:padding-left="0.3cm" fo:padding-right="0.3cm" fo:padding-top="0.097cm" fo:padding-bottom="0.097cm" fo:border="0.5pt solid #000000" fo:wrap-option="no-wrap" style:writing-mode="lr-tb">
        <style:background-image/>
      </style:table-cell-properties>
    </style:style>
    <style:style style:name="AantalMeerMinderUitgesplitst.C5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5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AantalMeerMinderUitgesplitst.E5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7" style:family="table-row">
      <style:table-row-properties style:min-row-height="1.005cm" style:use-optimal-row-height="false"/>
    </style:style>
    <style:style style:name="AantalMeerMinderUitgesplitst.C7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7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8" style:family="table-row">
      <style:table-row-properties style:min-row-height="0.72cm" style:use-optimal-row-height="false"/>
    </style:style>
    <style:style style:name="AantalMeerMinderUitgesplitst.A8" style:family="table-cell">
      <style:table-cell-properties style:vertical-align="middle" fo:background-color="transparent" fo:padding-left="0.3cm" fo:padding-right="0.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AantalMeerMinderUitgesplitst.B8" style:family="table-cell">
      <style:table-cell-properties style:vertical-align="middle" fo:background-color="transparent" fo:padding-left="0.3cm" fo:padding-right="0.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AantalMeerMinderUitgesplitst.C8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D8" style:family="table-cell">
      <style:table-cell-properties style:vertical-align="middle" fo:background-color="transparent" fo:padding="0.097cm" fo:border="none" fo:wrap-option="no-wrap" style:writing-mode="lr-tb">
        <style:background-image/>
      </style:table-cell-properties>
    </style:style>
    <style:style style:name="AantalMeerMinderUitgesplitst.E8" style:family="table-cell">
      <style:table-cell-properties style:vertical-align="middle" fo:padding="0.097cm" fo:border="none" fo:wrap-option="no-wrap" style:writing-mode="lr-tb"/>
    </style:style>
    <style:style style:name="AantalMeerMinderUitgesplitst.C9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9" style:family="table-cell">
      <style:table-cell-properties style:vertical-align="middle" fo:padding="0.097cm" fo:border="none" fo:wrap-option="no-wrap" style:writing-mode="lr-tb"/>
    </style:style>
    <style:style style:name="AantalMeerMinderUitgesplitst.C10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0" style:family="table-cell">
      <style:table-cell-properties style:vertical-align="middle" fo:padding="0.097cm" fo:border="none" fo:wrap-option="no-wrap" style:writing-mode="lr-tb"/>
    </style:style>
    <style:style style:name="AantalMeerMinderUitgesplitst.C11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1" style:family="table-cell">
      <style:table-cell-properties style:vertical-align="middle" fo:padding="0.097cm" fo:border="none" fo:wrap-option="no-wrap" style:writing-mode="lr-tb"/>
    </style:style>
    <style:style style:name="AantalMeerMinderUitgesplitst.C12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2" style:family="table-cell">
      <style:table-cell-properties style:vertical-align="middle" fo:padding="0.097cm" fo:border="none" fo:wrap-option="no-wrap" style:writing-mode="lr-tb"/>
    </style:style>
    <style:style style:name="AantalMeerMinderUitgesplitst.C14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AantalMeerMinderUitgesplitst.E14" style:family="table-cell">
      <style:table-cell-properties style:vertical-align="middle" fo:padding="0cm" fo:border-left="0.5pt solid #000000" fo:border-right="none" fo:border-top="none" fo:border-bottom="none" fo:wrap-option="no-wrap" style:writing-mode="lr-tb"/>
    </style:style>
    <style:style style:name="NieuweTelling" style:family="table">
      <style:table-properties style:width="16.745cm" fo:margin-left="1.457cm" table:align="left"/>
    </style:style>
    <style:style style:name="NieuweTelling.A" style:family="table-column">
      <style:table-column-properties style:column-width="16.745cm"/>
    </style:style>
    <style:style style:name="NieuweTelling.A1" style:family="table-cell">
      <style:table-cell-properties fo:padding-left="0cm" fo:padding-right="0cm" fo:padding-top="0.101cm" fo:padding-bottom="0.101cm" fo:border="none"/>
    </style:style>
    <style:style style:name="Tabelle1" style:family="table">
      <style:table-properties style:width="18.2cm" fo:margin-left="0cm" fo:margin-top="0cm" fo:margin-bottom="0cm" table:align="left" style:writing-mode="lr-tb"/>
    </style:style>
    <style:style style:name="Tabelle1.A" style:family="table-column">
      <style:table-column-properties style:column-width="18.2cm"/>
    </style:style>
    <style:style style:name="Tabelle1.1" style:family="table-row">
      <style:table-row-properties style:row-height="0.45cm" fo:keep-together="auto"/>
    </style:style>
    <style:style style:name="Tabelle1.A1" style:family="table-cell">
      <style:table-cell-properties fo:padding="0.097cm" fo:border-left="none" fo:border-right="none" fo:border-top="0.75pt solid #000000" fo:border-bottom="0.75pt solid #000000" style:writing-mode="lr-tb"/>
    </style:style>
    <style:style style:name="Tabelle1.A2" style:family="table-cell">
      <style:table-cell-properties fo:padding="0.097cm" fo:border-left="none" fo:border-right="none" fo:border-top="none" fo:border-bottom="0.75pt solid #000000" style:writing-mode="lr-tb"/>
    </style:style>
    <style:style style:name="Tabelle2" style:family="table">
      <style:table-properties style:width="18.2cm" fo:margin-left="0cm" fo:margin-top="0cm" fo:margin-bottom="0cm" table:align="left" style:writing-mode="lr-tb"/>
    </style:style>
    <style:style style:name="Tabelle2.A" style:family="table-column">
      <style:table-column-properties style:column-width="18.2cm"/>
    </style:style>
    <style:style style:name="Tabelle2.1" style:family="table-row">
      <style:table-row-properties style:row-height="0.45cm" fo:keep-together="auto"/>
    </style:style>
    <style:style style:name="Tabelle2.A1" style:family="table-cell">
      <style:table-cell-properties fo:padding="0.097cm" fo:border-left="none" fo:border-right="none" fo:border-top="0.75pt solid #000000" fo:border-bottom="0.75pt solid #000000" style:writing-mode="lr-tb"/>
    </style:style>
    <style:style style:name="Tabelle2.A2" style:family="table-cell">
      <style:table-cell-properties fo:padding="0.097cm" fo:border-left="none" fo:border-right="none" fo:border-top="none" fo:border-bottom="0.75pt solid #000000" style:writing-mode="lr-tb"/>
    </style:style>
    <style:style style:name="Tabelle3" style:family="table">
      <style:table-properties style:width="18.2cm" fo:margin-left="0cm" fo:margin-top="0cm" fo:margin-bottom="0cm" table:align="left" style:writing-mode="lr-tb"/>
    </style:style>
    <style:style style:name="Tabelle3.A" style:family="table-column">
      <style:table-column-properties style:column-width="18.2cm"/>
    </style:style>
    <style:style style:name="Tabelle3.1" style:family="table-row">
      <style:table-row-properties style:row-height="0.45cm" fo:keep-together="auto"/>
    </style:style>
    <style:style style:name="Tabelle3.A1" style:family="table-cell">
      <style:table-cell-properties fo:padding="0.097cm" fo:border-left="none" fo:border-right="none" fo:border-top="0.75pt solid #000000" fo:border-bottom="0.75pt solid #000000" style:writing-mode="lr-tb"/>
    </style:style>
    <style:style style:name="Tabelle3.A2" style:family="table-cell">
      <style:table-cell-properties fo:padding="0.097cm" fo:border-left="none" fo:border-right="none" fo:border-top="none" fo:border-bottom="0.75pt solid #000000" style:writing-mode="lr-tb"/>
    </style:style>
    <style:style style:name="Lijst" style:family="table">
      <style:table-properties style:width="18.202cm" style:rel-width="100%" fo:margin-left="0cm" fo:break-before="page" table:align="left" fo:background-color="transparent">
        <style:background-image/>
      </style:table-properties>
    </style:style>
    <style:style style:name="Lijst.A" style:family="table-column">
      <style:table-column-properties style:column-width="2.496cm" style:rel-column-width="1415*"/>
    </style:style>
    <style:style style:name="Lijst.B" style:family="table-column">
      <style:table-column-properties style:column-width="12.772cm" style:rel-column-width="7241*"/>
    </style:style>
    <style:style style:name="Lijst.C" style:family="table-column">
      <style:table-column-properties style:column-width="2.933cm" style:rel-column-width="1663*"/>
    </style:style>
    <style:style style:name="Lijst.1" style:family="table-row">
      <style:table-row-properties style:min-row-height="0.651cm" style:use-optimal-row-height="false"/>
    </style:style>
    <style:style style:name="Lijst.A1" style:family="table-cell">
      <style:table-cell-properties fo:padding="0.199cm" fo:border-left="0.5pt solid #000000" fo:border-right="0.5pt solid #ffffff" fo:border-top="0.5pt solid #000000" fo:border-bottom="0.5pt solid #000000" style:writing-mode="lr-tb"/>
    </style:style>
    <style:style style:name="Lijst.B1" style:family="table-cell">
      <style:table-cell-properties fo:padding="0.199cm" fo:border-left="0.5pt solid #ffffff" fo:border-right="0.5pt solid #ffffff" fo:border-top="0.5pt solid #000000" fo:border-bottom="0.5pt solid #000000" style:writing-mode="lr-tb"/>
    </style:style>
    <style:style style:name="Lijst.C1" style:family="table-cell">
      <style:table-cell-properties fo:padding="0.199cm" fo:border-left="0.5pt solid #ffffff" fo:border-right="0.5pt solid #000000" fo:border-top="0.5pt solid #000000" fo:border-bottom="0.5pt solid #000000" style:writing-mode="lr-tb"/>
    </style:style>
    <style:style style:name="Lijst.A2" style:family="table-cell">
      <style:table-cell-properties fo:padding="0.199cm" fo:border-left="0.5pt solid #000000" fo:border-right="0.5pt solid #000000" fo:border-top="none" fo:border-bottom="0.5pt solid #000000" style:writing-mode="lr-tb"/>
    </style:style>
    <style:style style:name="Lijst.A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Lijst.C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Lijst.4" style:family="table-row">
      <style:table-row-properties fo:background-color="transparent">
        <style:background-image/>
      </style:table-row-properties>
    </style:style>
    <style:style style:name="Lijst.A4" style:family="table-cell">
      <style:table-cell-properties style:vertical-align="middle" fo:background-color="#f2f2f2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Lijst.C4" style:family="table-cell">
      <style:table-cell-properties style:vertical-align="middle" fo:background-color="#f2f2f2" fo:padding="0.10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StembureauledenTellingDatum" style:family="table">
      <style:table-properties style:width="18.202cm" style:rel-width="100%" fo:break-before="auto" fo:break-after="auto" table:align="center" fo:background-color="transparent" fo:keep-with-next="auto" style:may-break-between-rows="true" style:writing-mode="lr-tb" table:border-model="collapsing">
        <style:background-image/>
      </style:table-properties>
    </style:style>
    <style:style style:name="StembureauledenTellingDatum.A" style:family="table-column">
      <style:table-column-properties style:column-width="13.104cm" style:rel-column-width="7429*"/>
    </style:style>
    <style:style style:name="StembureauledenTellingDatum.B" style:family="table-column">
      <style:table-column-properties style:column-width="0.547cm" style:rel-column-width="310*"/>
    </style:style>
    <style:style style:name="StembureauledenTellingDatum.D" style:family="table-column">
      <style:table-column-properties style:column-width="0.363cm" style:rel-column-width="206*"/>
    </style:style>
    <style:style style:name="StembureauledenTellingDatum.F" style:family="table-column">
      <style:table-column-properties style:column-width="0.545cm" style:rel-column-width="309*"/>
    </style:style>
    <style:style style:name="StembureauledenTellingDatum.G" style:family="table-column">
      <style:table-column-properties style:column-width="0.409cm" style:rel-column-width="232*"/>
    </style:style>
    <style:style style:name="StembureauledenTellingDatum.H" style:family="table-column">
      <style:table-column-properties style:column-width="0.533cm" style:rel-column-width="302*"/>
    </style:style>
    <style:style style:name="StembureauledenTellingDatum.I" style:family="table-column">
      <style:table-column-properties style:column-width="0.534cm" style:rel-column-width="303*"/>
    </style:style>
    <style:style style:name="StembureauledenTellingDatum.K" style:family="table-column">
      <style:table-column-properties style:column-width="0.538cm" style:rel-column-width="305*"/>
    </style:style>
    <style:style style:name="StembureauledenTellingDatum.1" style:family="table-row">
      <style:table-row-properties style:row-height="0.422cm" fo:background-color="transparent" style:use-optimal-row-height="false">
        <style:background-image/>
      </style:table-row-properties>
    </style:style>
    <style:style style:name="StembureauledenTellingDatum.A1" style:family="table-cell">
      <style:table-cell-properties style:vertical-align="bottom" fo:padding="0cm" fo:border="none" style:writing-mode="lr-tb"/>
    </style:style>
    <style:style style:name="StembureauledenTellingDatum.2" style:family="table-row">
      <style:table-row-properties style:row-height="0.499cm" fo:background-color="transparent" style:use-optimal-row-height="false">
        <style:background-image/>
      </style:table-row-properties>
    </style:style>
    <style:style style:name="StembureauledenTellingDatum.A2" style:family="table-cell">
      <style:table-cell-properties style:vertical-align="middle" fo:padding-left="0cm" fo:padding-right="0.101cm" fo:padding-top="0cm" fo:padding-bottom="0cm" fo:border="none" style:writing-mode="lr-tb"/>
    </style:style>
    <style:style style:name="StembureauledenTellingDatum.B2" style:family="table-cell">
      <style:table-cell-properties fo:padding="0cm" fo:border-left="0.5pt solid #000000" fo:border-right="0.5pt dashed #d0cece" fo:border-top="0.5pt solid #000000" fo:border-bottom="0.5pt solid #000000" style:writing-mode="lr-tb"/>
    </style:style>
    <style:style style:name="StembureauledenTellingDatum.C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D2" style:family="table-cell">
      <style:table-cell-properties style:vertical-align="middle" fo:padding="0cm" fo:border="none" style:writing-mode="lr-tb"/>
    </style:style>
    <style:style style:name="StembureauledenTellingDatum.E2" style:family="table-cell">
      <style:table-cell-properties fo:padding="0cm" fo:border-left="0.5pt solid #000000" fo:border-right="0.5pt dashed #d0cece" fo:border-top="0.5pt solid #000000" fo:border-bottom="0.5pt solid #000000" style:writing-mode="lr-tb"/>
    </style:style>
    <style:style style:name="StembureauledenTellingDatum.F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G2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StembureauledenTellingDatum.H2" style:family="table-cell">
      <style:table-cell-properties fo:padding="0cm" fo:border-left="none" fo:border-right="0.5pt dashed #d0cece" fo:border-top="0.5pt solid #000000" fo:border-bottom="0.5pt solid #000000" style:writing-mode="lr-tb"/>
    </style:style>
    <style:style style:name="StembureauledenTellingDatum.I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Datum.J2" style:family="table-cell">
      <style:table-cell-properties fo:padding="0cm" fo:border-left="none" fo:border-right="0.5pt dashed #d0cece" fo:border-top="0.5pt solid #000000" fo:border-bottom="0.5pt solid #000000" style:writing-mode="lr-tb"/>
    </style:style>
    <style:style style:name="StembureauledenTellingDatum.K2" style:family="table-cell">
      <style:table-cell-properties fo:padding="0cm" fo:border-left="0.5pt fine-dashed #d0cece" fo:border-right="0.5pt solid #000000" fo:border-top="0.5pt solid #000000" fo:border-bottom="0.5pt solid #000000" style:writing-mode="lr-tb"/>
    </style:style>
    <style:style style:name="StembureauledenTellingVoorzitter" style:family="table">
      <style:table-properties style:width="18.202cm" style:rel-width="100%" table:align="left" style:writing-mode="lr-tb"/>
    </style:style>
    <style:style style:name="StembureauledenTellingVoorzitter.A" style:family="table-column">
      <style:table-column-properties style:column-width="0.748cm" style:rel-column-width="424*"/>
    </style:style>
    <style:style style:name="StembureauledenTellingVoorzitter.B" style:family="table-column">
      <style:table-column-properties style:column-width="17.454cm" style:rel-column-width="9895*"/>
    </style:style>
    <style:style style:name="StembureauledenTellingVoorzitter.1" style:family="table-row">
      <style:table-row-properties style:min-row-height="0.661cm" style:use-optimal-row-height="false"/>
    </style:style>
    <style:style style:name="StembureauledenTellingVoorzitter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Voorzitter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StembureauledenTellingLeden" style:family="table">
      <style:table-properties style:width="18.202cm" style:rel-width="100%" table:align="left" style:writing-mode="lr-tb"/>
    </style:style>
    <style:style style:name="StembureauledenTellingLeden.A" style:family="table-column">
      <style:table-column-properties style:column-width="0.748cm" style:rel-column-width="424*"/>
    </style:style>
    <style:style style:name="StembureauledenTellingLeden.B" style:family="table-column">
      <style:table-column-properties style:column-width="17.454cm" style:rel-column-width="9895*"/>
    </style:style>
    <style:style style:name="StembureauledenTellingLeden.1" style:family="table-row">
      <style:table-row-properties style:min-row-height="0.661cm" style:use-optimal-row-height="false"/>
    </style:style>
    <style:style style:name="StembureauledenTellingLeden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Leden.B1" style:family="table-cell">
      <style:table-cell-properties style:vertical-align="middle" fo:padding-left="0.101cm" fo:padding-right="0.101cm" fo:padding-top="0cm" fo:padding-bottom="0cm" fo:border="0.5pt solid #000000" fo:wrap-option="no-wrap" style:writing-mode="lr-tb"/>
    </style:style>
    <style:style style:name="StembureauledenTellingLeden.2" style:family="table-row">
      <style:table-row-properties style:row-height="0.45cm" style:use-optimal-row-height="false"/>
    </style:style>
    <style:style style:name="StembureauledenTellingLeden.A2" style:family="table-cell">
      <style:table-cell-properties style:vertical-align="middle" fo:background-color="transparent" fo:padding-left="0.101cm" fo:padding-right="0.101cm" fo:padding-top="0.097cm" fo:padding-bottom="0.097cm" fo:border="none" fo:wrap-option="no-wrap" style:writing-mode="lr-tb">
        <style:background-image/>
      </style:table-cell-properties>
    </style:style>
    <style:style style:name="StembureauledenTellingLeden.A3" style:family="table-cell">
      <style:table-cell-properties style:vertical-align="middle" fo:background-color="#000000" fo:padding-left="0.101cm" fo:padding-right="0.101cm" fo:padding-top="0.097cm" fo:padding-bottom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StembureauledenTellingLeden.B3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5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A7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StembureauledenTellingLeden.B7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9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1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3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5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StembureauledenTellingLeden.B17" style:family="table-cell">
      <style:table-cell-properties style:vertical-align="middle" fo:padding-left="0.101cm" fo:padding-right="0.101cm" fo:padding-top="0.097cm" fo:padding-bottom="0.097cm" fo:border="0.5pt solid #000000" fo:wrap-option="no-wrap" style:writing-mode="lr-tb"/>
    </style:style>
    <style:style style:name="DatumTijdOndertekening" style:family="table">
      <style:table-properties style:width="8.918cm" table:align="right" fo:background-color="transparent" style:writing-mode="lr-tb" table:border-model="collapsing">
        <style:background-image/>
      </style:table-properties>
    </style:style>
    <style:style style:name="DatumTijdOndertekening.A" style:family="table-column">
      <style:table-column-properties style:column-width="2.646cm"/>
    </style:style>
    <style:style style:name="DatumTijdOndertekening.B" style:family="table-column">
      <style:table-column-properties style:column-width="0.529cm"/>
    </style:style>
    <style:style style:name="DatumTijdOndertekening.F" style:family="table-column">
      <style:table-column-properties style:column-width="0.499cm"/>
    </style:style>
    <style:style style:name="DatumTijdOndertekening.H" style:family="table-column">
      <style:table-column-properties style:column-width="0.471cm"/>
    </style:style>
    <style:style style:name="DatumTijdOndertekening.J" style:family="table-column">
      <style:table-column-properties style:column-width="0.383cm"/>
    </style:style>
    <style:style style:name="DatumTijdOndertekening.K" style:family="table-column">
      <style:table-column-properties style:column-width="0.381cm"/>
    </style:style>
    <style:style style:name="DatumTijdOndertekening.L" style:family="table-column">
      <style:table-column-properties style:column-width="0.441cm"/>
    </style:style>
    <style:style style:name="DatumTijdOndertekening.M" style:family="table-column">
      <style:table-column-properties style:column-width="0.413cm"/>
    </style:style>
    <style:style style:name="DatumTijdOndertekening.N" style:family="table-column">
      <style:table-column-properties style:column-width="0.51cm"/>
    </style:style>
    <style:style style:name="DatumTijdOndertekening.1" style:family="table-row">
      <style:table-row-properties fo:background-color="transparent" style:use-optimal-row-height="false">
        <style:background-image/>
      </style:table-row-properties>
    </style:style>
    <style:style style:name="DatumTijdOndertekening.A1" style:family="table-cell">
      <style:table-cell-properties style:vertical-align="bottom" fo:padding-left="0cm" fo:padding-right="0cm" fo:padding-top="0cm" fo:padding-bottom="0.101cm" fo:border="none" style:writing-mode="lr-tb"/>
    </style:style>
    <style:style style:name="DatumTijdOndertekening.2" style:family="table-row">
      <style:table-row-properties style:row-height="0.499cm" fo:background-color="transparent" style:use-optimal-row-height="false">
        <style:background-image/>
      </style:table-row-properties>
    </style:style>
    <style:style style:name="DatumTijdOndertekening.A2" style:family="table-cell">
      <style:table-cell-properties style:vertical-align="middle" fo:padding="0cm" fo:border-left="none" fo:border-right="0.5pt solid #000000" fo:border-top="none" fo:border-bottom="none" style:writing-mode="lr-tb"/>
    </style:style>
    <style:style style:name="DatumTijdOndertekening.B2" style:family="table-cell">
      <style:table-cell-properties style:vertical-align="middle" fo:padding-left="0.101cm" fo:padding-right="0.101cm" fo:padding-top="0cm" fo:padding-bottom="0cm" fo:border-left="0.05pt solid #000000" fo:border-right="none" fo:border-top="0.05pt solid #000000" fo:border-bottom="0.05pt solid #000000" style:writing-mode="lr-tb"/>
    </style:style>
    <style:style style:name="DatumTijdOndertekening.C2" style:family="table-cell">
      <style:table-cell-properties style:vertical-align="middle" fo:padding-left="0.101cm" fo:padding-right="0.101cm" fo:padding-top="0cm" fo:padding-bottom="0cm" fo:border-left="0.05pt dashed #dddddd" fo:border-right="0.05pt solid #000000" fo:border-top="0.05pt solid #000000" fo:border-bottom="0.05pt solid #000000" style:writing-mode="lr-tb"/>
    </style:style>
    <style:style style:name="DatumTijdOndertekening.D2" style:family="table-cell">
      <style:table-cell-properties style:vertical-align="middle" fo:padding-left="0.101cm" fo:padding-right="0.101cm" fo:padding-top="0cm" fo:padding-bottom="0cm" fo:border-left="none" fo:border-right="0.5pt dashed #d0cece" fo:border-top="0.5pt solid #000000" fo:border-bottom="0.5pt solid #000000" style:writing-mode="lr-tb"/>
    </style:style>
    <style:style style:name="DatumTijdOndertekening.E2" style:family="table-cell">
      <style:table-cell-properties style:vertical-align="middle" fo:padding-left="0.101cm" fo:padding-right="0.101cm" fo:padding-top="0cm" fo:padding-bottom="0cm" fo:border-left="0.5pt dashed #d0cece" fo:border-right="0.5pt solid #000000" fo:border-top="0.5pt solid #000000" fo:border-bottom="0.5pt solid #000000" style:writing-mode="lr-tb"/>
    </style:style>
    <style:style style:name="DatumTijdOndertekening.G2" style:family="table-cell">
      <style:table-cell-properties style:vertical-align="middle" fo:padding-left="0.101cm" fo:padding-right="0.101cm" fo:padding-top="0cm" fo:padding-bottom="0cm" fo:border-left="0.05pt dashed #dddddd" fo:border-right="none" fo:border-top="0.05pt solid #000000" fo:border-bottom="0.05pt solid #000000" style:writing-mode="lr-tb"/>
    </style:style>
    <style:style style:name="DatumTijdOndertekening.J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none" style:writing-mode="lr-tb"/>
    </style:style>
    <style:style style:name="DatumTijdOndertekening.K2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DatumTijdOndertekening.L2" style:family="table-cell">
      <style:table-cell-properties style:vertical-align="middle" fo:padding-left="0.101cm" fo:padding-right="0.101cm" fo:padding-top="0cm" fo:padding-bottom="0cm" fo:border-left="0.5pt dashed #dddddd" fo:border-right="0.5pt solid #000000" fo:border-top="0.5pt solid #000000" fo:border-bottom="0.5pt solid #000000" style:writing-mode="lr-tb"/>
    </style:style>
    <style:style style:name="Tabelle8" style:family="table">
      <style:table-properties style:width="18.202cm" style:rel-width="100%" table:align="left" style:writing-mode="lr-tb"/>
    </style:style>
    <style:style style:name="Tabelle8.A" style:family="table-column">
      <style:table-column-properties style:column-width="0.748cm" style:rel-column-width="424*"/>
    </style:style>
    <style:style style:name="Tabelle8.B" style:family="table-column">
      <style:table-column-properties style:column-width="17.454cm" style:rel-column-width="9895*"/>
    </style:style>
    <style:style style:name="Tabelle8.1" style:family="table-row">
      <style:table-row-properties style:row-height="0.66cm" style:use-optimal-row-height="false"/>
    </style:style>
    <style:style style:name="Tabelle8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8.B1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8.2" style:family="table-row">
      <style:table-row-properties style:row-height="0.85cm" style:use-optimal-row-height="false"/>
    </style:style>
    <style:style style:name="Tabelle8.A2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8.B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" style:family="table">
      <style:table-properties style:width="18.202cm" style:rel-width="100%" table:align="left" style:writing-mode="lr-tb"/>
    </style:style>
    <style:style style:name="Tabelle6.A" style:family="table-column">
      <style:table-column-properties style:column-width="0.748cm" style:rel-column-width="424*"/>
    </style:style>
    <style:style style:name="Tabelle6.B" style:family="table-column">
      <style:table-column-properties style:column-width="17.454cm" style:rel-column-width="9895*"/>
    </style:style>
    <style:style style:name="Tabelle6.1" style:family="table-row">
      <style:table-row-properties style:row-height="0.66cm" style:use-optimal-row-height="false"/>
    </style:style>
    <style:style style:name="Tabelle6.A1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6.B1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2" style:family="table-row">
      <style:table-row-properties style:row-height="0.85cm" style:use-optimal-row-height="false"/>
    </style:style>
    <style:style style:name="Tabelle6.A2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2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3" style:family="table-row">
      <style:table-row-properties style:row-height="0.45cm" style:use-optimal-row-height="false"/>
    </style:style>
    <style:style style:name="Tabelle6.A3" style:family="table-cell">
      <style:table-cell-properties style:vertical-align="middle" fo:background-color="transparent" fo:padding-left="0.101cm" fo:padding-right="0.101cm" fo:padding-top="0.097cm" fo:padding-bottom="0.097cm" fo:border="none" fo:wrap-option="no-wrap" style:writing-mode="lr-tb">
        <style:background-image/>
      </style:table-cell-properties>
    </style:style>
    <style:style style:name="Tabelle6.A4" style:family="table-cell">
      <style:table-cell-properties style:vertical-align="middle" fo:background-color="#000000" fo:padding-left="0.101cm" fo:padding-right="0.101cm" fo:padding-top="0.097cm" fo:padding-bottom="0.097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le6.B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A5" style:family="table-cell">
      <style:table-cell-properties style:vertical-align="middle" fo:background-color="transparent" fo:padding-left="0.101cm" fo:padding-right="0.101cm" fo:padding-top="0.097cm" fo:padding-bottom="0.097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5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7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8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A10" style:family="table-cell">
      <style:table-cell-properties style:vertical-align="middle" fo:background-color="#000000" fo:padding-left="0.101cm" fo:padding-right="0.101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le6.B10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1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4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6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17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19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0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2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3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6.B2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0.5pt solid #000000" fo:border-bottom="none" fo:wrap-option="no-wrap" style:writing-mode="lr-tb"/>
    </style:style>
    <style:style style:name="Tabelle6.B26" style:family="table-cell">
      <style:table-cell-properties style:vertical-align="middle" fo:padding-left="0.101cm" fo:padding-right="0.101cm" fo:padding-top="0cm" fo:padding-bottom="0cm" fo:border-left="none" fo:border-right="0.5pt solid #000000" fo:border-top="none" fo:border-bottom="0.5pt solid #000000" fo:wrap-option="no-wrap" style:writing-mode="lr-tb"/>
    </style:style>
    <style:style style:name="Tabelle5" style:family="table">
      <style:table-properties style:width="18.202cm" fo:break-before="page" table:align="margins"/>
    </style:style>
    <style:style style:name="Tabelle5.A" style:family="table-column">
      <style:table-column-properties style:column-width="18.202cm" style:rel-column-width="65535*"/>
    </style:style>
    <style:style style:name="Tabelle5.A1" style:family="table-cell">
      <style:table-cell-properties fo:padding="0.097cm" fo:border-left="none" fo:border-right="none" fo:border-top="0.05pt solid #000000" fo:border-bottom="0.05pt solid #000000"/>
    </style:style>
    <style:style style:name="Bezwaren" style:family="table">
      <style:table-properties style:width="18.202cm" table:align="margins"/>
    </style:style>
    <style:style style:name="Bezwaren.A" style:family="table-column">
      <style:table-column-properties style:column-width="18.202cm" style:rel-column-width="65535*"/>
    </style:style>
    <style:style style:name="Bezwaren.A1" style:family="table-cell">
      <style:table-cell-properties fo:padding="0cm" fo:border="none"/>
    </style:style>
    <style:style style:name="P1" style:family="paragraph" style:parent-style-name="Header">
      <style:text-properties xmlns:officeooo="http://openoffice.org/2009/office" officeooo:paragraph-rsid="00b4bf2f"/>
    </style:style>
    <style:style style:name="P2" style:family="paragraph" style:parent-style-name="Footer">
      <style:text-properties xmlns:officeooo="http://openoffice.org/2009/office" officeooo:paragraph-rsid="00780269"/>
    </style:style>
    <style:style style:name="P3" style:family="paragraph" style:parent-style-name="Header">
      <style:text-properties xmlns:officeooo="http://openoffice.org/2009/office" officeooo:paragraph-rsid="009087ca"/>
    </style:style>
    <style:style style:name="P4" style:family="paragraph" style:parent-style-name="Indented">
      <style:text-properties xmlns:officeooo="http://openoffice.org/2009/office" officeooo:paragraph-rsid="008794ff"/>
    </style:style>
    <style:style style:name="P5" style:family="paragraph" style:parent-style-name="Standard">
      <style:text-properties xmlns:officeooo="http://openoffice.org/2009/office" officeooo:paragraph-rsid="008794ff"/>
    </style:style>
    <style:style style:name="P6" style:family="paragraph" style:parent-style-name="Indented">
      <style:paragraph-properties fo:line-height="150%"/>
    </style:style>
    <style:style style:name="P7" style:family="paragraph" style:parent-style-name="Indented">
      <style:paragraph-properties fo:line-height="150%"/>
      <style:text-properties xmlns:officeooo="http://openoffice.org/2009/office" officeooo:paragraph-rsid="008188e8"/>
    </style:style>
    <style:style style:name="P8" style:family="paragraph" style:parent-style-name="Indented">
      <style:paragraph-properties fo:line-height="150%"/>
      <style:text-properties xmlns:officeooo="http://openoffice.org/2009/office" officeooo:paragraph-rsid="00a4738f"/>
    </style:style>
    <style:style style:name="P9" style:family="paragraph" style:parent-style-name="Indented">
      <style:text-properties xmlns:officeooo="http://openoffice.org/2009/office" officeooo:paragraph-rsid="007e8e1f"/>
    </style:style>
    <style:style style:name="P10" style:family="paragraph" style:parent-style-name="Standard">
      <style:text-properties xmlns:officeooo="http://openoffice.org/2009/office" officeooo:paragraph-rsid="007e8e1f"/>
    </style:style>
    <style:style style:name="P11" style:family="paragraph" style:parent-style-name="Indented">
      <style:text-properties xmlns:officeooo="http://openoffice.org/2009/office" officeooo:paragraph-rsid="0088ae94"/>
    </style:style>
    <style:style style:name="P12" style:family="paragraph" style:parent-style-name="Standard">
      <style:text-properties xmlns:officeooo="http://openoffice.org/2009/office" officeooo:paragraph-rsid="0088ae94"/>
    </style:style>
    <style:style style:name="P13" style:family="paragraph" style:parent-style-name="Standard">
      <style:paragraph-properties fo:break-before="page"/>
      <style:text-properties xmlns:officeooo="http://openoffice.org/2009/office" officeooo:paragraph-rsid="0088ae94"/>
    </style:style>
    <style:style style:name="P14" style:family="paragraph" style:parent-style-name="Indented">
      <style:text-properties xmlns:officeooo="http://openoffice.org/2009/office" officeooo:paragraph-rsid="009851d6"/>
    </style:style>
    <style:style style:name="P15" style:family="paragraph" style:parent-style-name="Indented">
      <style:text-properties xmlns:officeooo="http://openoffice.org/2009/office" officeooo:paragraph-rsid="007e8797"/>
    </style:style>
    <style:style style:name="P16" style:family="paragraph" style:parent-style-name="Standard">
      <style:text-properties xmlns:officeooo="http://openoffice.org/2009/office" officeooo:paragraph-rsid="007e8797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xmlns:officeooo="http://openoffice.org/2009/office" officeooo:paragraph-rsid="0088ae94"/>
    </style:style>
    <style:style style:name="P19" style:family="paragraph" style:parent-style-name="Standard">
      <style:paragraph-properties fo:text-align="center" style:justify-single-word="false"/>
      <style:text-properties xmlns:officeooo="http://openoffice.org/2009/office" officeooo:paragraph-rsid="00a462dc"/>
    </style:style>
    <style:style style:name="P20" style:family="paragraph" style:parent-style-name="Standard">
      <style:paragraph-properties fo:text-align="center" style:justify-single-word="false"/>
      <style:text-properties xmlns:officeooo="http://openoffice.org/2009/office" officeooo:paragraph-rsid="00a4738f"/>
    </style:style>
    <style:style style:name="P21" style:family="paragraph" style:parent-style-name="Standard">
      <style:paragraph-properties fo:text-align="center" style:justify-single-word="false"/>
      <style:text-properties fo:font-weight="bold"/>
    </style:style>
    <style:style style:name="P22" style:family="paragraph" style:parent-style-name="Standard">
      <style:text-properties fo:font-size="6pt"/>
    </style:style>
    <style:style style:name="P23" style:family="paragraph" style:parent-style-name="Standard">
      <style:text-properties xmlns:officeooo="http://openoffice.org/2009/office" fo:font-size="6pt" officeooo:paragraph-rsid="00c3de88"/>
    </style:style>
    <style:style style:name="P24" style:family="paragraph" style:parent-style-name="Standard">
      <style:paragraph-properties fo:text-align="end" style:justify-single-word="false"/>
      <style:text-properties fo:font-style="italic" style:text-underline-style="none" fo:font-weight="bold"/>
    </style:style>
    <style:style style:name="P25" style:family="paragraph" style:parent-style-name="Standard">
      <style:text-properties xmlns:officeooo="http://openoffice.org/2009/office" fo:font-size="8pt" fo:font-style="italic" officeooo:paragraph-rsid="007654d4"/>
    </style:style>
    <style:style style:name="P26" style:family="paragraph" style:parent-style-name="Standard">
      <style:paragraph-properties fo:text-align="end" style:justify-single-word="false"/>
    </style:style>
    <style:style style:name="P27" style:family="paragraph" style:parent-style-name="Standard">
      <style:paragraph-properties fo:text-align="end" style:justify-single-word="false"/>
      <style:text-properties xmlns:officeooo="http://openoffice.org/2009/office" officeooo:paragraph-rsid="006f566a"/>
    </style:style>
    <style:style style:name="P28" style:family="paragraph" style:parent-style-name="Standard">
      <style:paragraph-properties fo:text-align="end" style:justify-single-word="false"/>
      <style:text-properties xmlns:officeooo="http://openoffice.org/2009/office" officeooo:paragraph-rsid="007677ab"/>
    </style:style>
    <style:style style:name="P29" style:family="paragraph" style:parent-style-name="Standard">
      <style:paragraph-properties fo:text-align="end" style:justify-single-word="false"/>
      <style:text-properties xmlns:officeooo="http://openoffice.org/2009/office" officeooo:paragraph-rsid="0088ae94"/>
    </style:style>
    <style:style style:name="P30" style:family="paragraph" style:parent-style-name="Standard">
      <style:text-properties fo:font-style="normal"/>
    </style:style>
    <style:style style:name="P31" style:family="paragraph" style:parent-style-name="Standard">
      <style:text-properties xmlns:officeooo="http://openoffice.org/2009/office" officeooo:paragraph-rsid="0068f2c0"/>
    </style:style>
    <style:style style:name="P32" style:family="paragraph" style:parent-style-name="Standard">
      <style:text-properties xmlns:officeooo="http://openoffice.org/2009/office" officeooo:paragraph-rsid="006c2674"/>
    </style:style>
    <style:style style:name="P33" style:family="paragraph" style:parent-style-name="Standard">
      <style:text-properties xmlns:officeooo="http://openoffice.org/2009/office" fo:font-size="7pt" officeooo:paragraph-rsid="00a462dc" style:font-size-asian="7pt" style:font-size-complex="7pt"/>
    </style:style>
    <style:style style:name="P34" style:family="paragraph" style:parent-style-name="Standard">
      <style:text-properties xmlns:officeooo="http://openoffice.org/2009/office" officeooo:paragraph-rsid="007c4c4e"/>
    </style:style>
    <style:style style:name="P35" style:family="paragraph" style:parent-style-name="Standard">
      <style:text-properties xmlns:officeooo="http://openoffice.org/2009/office" officeooo:paragraph-rsid="007654d4"/>
    </style:style>
    <style:style style:name="P36" style:family="paragraph" style:parent-style-name="Standard">
      <style:text-properties xmlns:officeooo="http://openoffice.org/2009/office" officeooo:paragraph-rsid="007a673d"/>
    </style:style>
    <style:style style:name="P37" style:family="paragraph" style:parent-style-name="Standard">
      <style:text-properties xmlns:officeooo="http://openoffice.org/2009/office" fo:font-size="2pt" officeooo:paragraph-rsid="007e8797" style:font-size-asian="1.75pt" style:font-size-complex="2pt"/>
    </style:style>
    <style:style style:name="P38" style:family="paragraph" style:parent-style-name="Standard">
      <style:text-properties xmlns:officeooo="http://openoffice.org/2009/office" officeooo:paragraph-rsid="007efc74"/>
    </style:style>
    <style:style style:name="P39" style:family="paragraph" style:parent-style-name="Standard">
      <style:paragraph-properties fo:break-after="page"/>
      <style:text-properties xmlns:officeooo="http://openoffice.org/2009/office" officeooo:paragraph-rsid="007efc74"/>
    </style:style>
    <style:style style:name="P40" style:family="paragraph" style:parent-style-name="Standard">
      <style:text-properties xmlns:officeooo="http://openoffice.org/2009/office" style:font-name="Arial" fo:font-size="9pt" officeooo:paragraph-rsid="008188e8"/>
    </style:style>
    <style:style style:name="P41" style:family="paragraph" style:parent-style-name="Standard">
      <style:paragraph-properties fo:text-align="center" style:justify-single-word="false"/>
      <style:text-properties xmlns:officeooo="http://openoffice.org/2009/office" style:font-name="Arial" fo:font-size="9pt" fo:font-weight="bold" officeooo:rsid="00c3de88" officeooo:paragraph-rsid="00c3de88"/>
    </style:style>
    <style:style style:name="P42" style:family="paragraph" style:parent-style-name="Standard">
      <style:paragraph-properties fo:text-align="end" style:justify-single-word="false"/>
      <style:text-properties style:font-name="Arial" fo:font-size="9pt" fo:font-style="italic" style:text-underline-style="none" fo:font-weight="bold"/>
    </style:style>
    <style:style style:name="P43" style:family="paragraph" style:parent-style-name="Standard">
      <style:paragraph-properties fo:text-align="end" style:justify-single-word="false"/>
      <style:text-properties xmlns:officeooo="http://openoffice.org/2009/office" style:font-name="Arial" fo:font-size="9pt" fo:font-style="italic" style:text-underline-style="none" fo:font-weight="bold" officeooo:paragraph-rsid="00c3de88"/>
    </style:style>
    <style:style style:name="P44" style:family="paragraph" style:parent-style-name="Standard">
      <style:text-properties xmlns:officeooo="http://openoffice.org/2009/office" officeooo:paragraph-rsid="00807206"/>
    </style:style>
    <style:style style:name="P45" style:family="paragraph" style:parent-style-name="Standard">
      <style:text-properties xmlns:officeooo="http://openoffice.org/2009/office" officeooo:paragraph-rsid="008188e8"/>
    </style:style>
    <style:style style:name="P46" style:family="paragraph" style:parent-style-name="Table_20_Heading">
      <style:text-properties xmlns:officeooo="http://openoffice.org/2009/office" officeooo:paragraph-rsid="008188e8"/>
    </style:style>
    <style:style style:name="P47" style:family="paragraph" style:parent-style-name="Standard">
      <style:text-properties xmlns:officeooo="http://openoffice.org/2009/office" officeooo:rsid="0088ae94" officeooo:paragraph-rsid="0088ae94"/>
    </style:style>
    <style:style style:name="P48" style:family="paragraph" style:parent-style-name="Standard">
      <style:text-properties xmlns:officeooo="http://openoffice.org/2009/office" officeooo:paragraph-rsid="00a462dc"/>
    </style:style>
    <style:style style:name="P49" style:family="paragraph" style:parent-style-name="Table_20_Heading">
      <style:text-properties xmlns:officeooo="http://openoffice.org/2009/office" officeooo:paragraph-rsid="00a462dc"/>
    </style:style>
    <style:style style:name="P50" style:family="paragraph" style:parent-style-name="Standard">
      <style:text-properties xmlns:officeooo="http://openoffice.org/2009/office" officeooo:paragraph-rsid="00a4738f"/>
    </style:style>
    <style:style style:name="P51" style:family="paragraph" style:parent-style-name="Standard">
      <style:paragraph-properties fo:break-before="page"/>
      <style:text-properties xmlns:officeooo="http://openoffice.org/2009/office" officeooo:paragraph-rsid="00a4738f"/>
    </style:style>
    <style:style style:name="P52" style:family="paragraph" style:parent-style-name="Standard">
      <style:paragraph-properties fo:break-before="page"/>
      <style:text-properties xmlns:officeooo="http://openoffice.org/2009/office" fo:font-size="16pt" fo:font-weight="bold" officeooo:paragraph-rsid="00a578bf" style:font-size-asian="16pt" style:font-weight-asian="bold" style:font-size-complex="16pt" style:font-weight-complex="bold"/>
    </style:style>
    <style:style style:name="P53" style:family="paragraph" style:parent-style-name="Table_20_Heading">
      <style:paragraph-properties fo:text-align="start" style:justify-single-word="false"/>
      <style:text-properties xmlns:officeooo="http://openoffice.org/2009/office" officeooo:paragraph-rsid="00a462dc"/>
    </style:style>
    <style:style style:name="P54" style:family="paragraph" style:parent-style-name="Table_20_Heading">
      <style:text-properties xmlns:officeooo="http://openoffice.org/2009/office" officeooo:rsid="006d0d52" officeooo:paragraph-rsid="00a462dc"/>
    </style:style>
    <style:style style:name="P55" style:family="paragraph" style:parent-style-name="Table_20_Heading">
      <style:text-properties xmlns:officeooo="http://openoffice.org/2009/office" officeooo:rsid="006c2674" officeooo:paragraph-rsid="008188e8"/>
    </style:style>
    <style:style style:name="P56" style:family="paragraph" style:parent-style-name="Text_20_body">
      <style:text-properties xmlns:officeooo="http://openoffice.org/2009/office" officeooo:rsid="008447a9" officeooo:paragraph-rsid="009087ca"/>
    </style:style>
    <style:style style:name="P57" style:family="paragraph" style:parent-style-name="Standard" style:master-page-name="">
      <style:paragraph-properties style:page-number="auto" fo:break-after="page"/>
    </style:style>
    <style:style style:name="P58" style:family="paragraph" style:parent-style-name="Standard" style:master-page-name="">
      <style:paragraph-properties fo:hyphenation-ladder-count="no-limit" style:page-number="auto" fo:break-after="pag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Standard" style:master-page-name="">
      <style:paragraph-properties fo:hyphenation-ladder-count="no-limit" style:page-number="auto" fo:break-before="auto" fo:break-after="auto"/>
      <style:text-properties xmlns:officeooo="http://openoffice.org/2009/office" officeooo:paragraph-rsid="0088ae94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Heading_20_3_20_No_20_List" style:master-page-name="">
      <style:paragraph-properties fo:margin-top="0.199cm" fo:margin-bottom="0.21cm" style:contextual-spacing="false" fo:hyphenation-ladder-count="no-limit" style:page-number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Heading_20_3_20_No_20_List">
      <style:paragraph-properties fo:margin-top="0.199cm" fo:margin-bottom="0.21cm" style:contextual-spacing="false"/>
    </style:style>
    <style:style style:name="P6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1" fo:font-size="8pt" style:font-size-asian="8pt" style:font-name-complex="Liberation Serif" style:font-size-complex="8pt"/>
    </style:style>
    <style:style style:name="P6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xmlns:officeooo="http://openoffice.org/2009/office" style:font-name="Liberation Serif1" fo:font-size="8pt" officeooo:paragraph-rsid="009f801a" style:font-size-asian="8pt" style:font-name-complex="Liberation Serif" style:font-size-complex="8pt"/>
    </style:style>
    <style:style style:name="P64" style:family="paragraph" style:parent-style-name="Standard" style:master-page-name="">
      <style:paragraph-properties style:page-number="auto" fo:break-after="page"/>
      <style:text-properties xmlns:officeooo="http://openoffice.org/2009/office" officeooo:paragraph-rsid="00b58a1b"/>
    </style:style>
    <style:style style:name="P65" style:family="paragraph" style:parent-style-name="BiZa_5f_Onderlijn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66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67" style:family="paragraph" style:parent-style-name="Standard">
      <style:paragraph-properties fo:hyphenation-ladder-count="no-limit"/>
      <style:text-properties xmlns:officeooo="http://openoffice.org/2009/office" officeooo:paragraph-rsid="00bbee4e" fo:hyphenate="false" loext:hyphenation-no-caps="false" loext:hyphenation-no-last-word="false" loext:hyphenation-word-char-count="no-limit" loext:hyphenation-zone="no-limit"/>
    </style:style>
    <style:style style:name="P68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69" style:family="paragraph" style:parent-style-name="Standard">
      <style:text-properties xmlns:officeooo="http://openoffice.org/2009/office" officeooo:paragraph-rsid="00811052"/>
    </style:style>
    <style:style style:name="P70" style:family="paragraph" style:parent-style-name="Standard">
      <style:paragraph-properties fo:margin-left="0cm" fo:margin-right="0cm" fo:line-height="115%" fo:hyphenation-ladder-count="no-limit" fo:text-indent="0cm" style:auto-text-indent="false" style:writing-mode="lr-tb"/>
      <style:text-properties fo:hyphenate="false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text-properties xmlns:officeooo="http://openoffice.org/2009/office" fo:font-size="11pt" fo:font-weight="bold" officeooo:paragraph-rsid="0088ae94" style:font-size-asian="11pt" style:font-weight-asian="bold" style:font-size-complex="11pt" style:font-weight-complex="bold"/>
    </style:style>
    <style:style style:name="P72" style:family="paragraph" style:parent-style-name="BiZa_5f_Onderlijn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  <style:text-properties fo:font-size="11pt" fo:font-weight="bold" style:font-size-asian="11pt" style:font-weight-asian="bold" style:font-size-complex="11pt" style:font-weight-complex="bold"/>
    </style:style>
    <style:style style:name="P73" style:family="paragraph" style:parent-style-name="Standard">
      <style:paragraph-properties fo:break-after="page"/>
      <style:text-properties xmlns:officeooo="http://openoffice.org/2009/office" officeooo:paragraph-rsid="00bb602a"/>
    </style:style>
    <style:style style:name="P74" style:family="paragraph" style:parent-style-name="BiZa_5f_Onderlijn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  <style:text-properties xmlns:officeooo="http://openoffice.org/2009/office" officeooo:paragraph-rsid="00cfceba"/>
    </style:style>
    <style:style style:name="P75" style:family="paragraph" style:parent-style-name="Standard">
      <style:paragraph-properties fo:margin-left="0cm" fo:margin-right="0cm" style:line-height-at-least="0.494cm" fo:text-indent="0cm" style:auto-text-indent="false" style:writing-mode="lr-tb"/>
      <style:text-properties fo:color="#000000" loext:opacity="100%" fo:font-size="11pt" fo:font-weight="bold" style:font-name-asian="Calibri" style:font-size-asian="11pt" style:font-weight-asian="bold" style:font-size-complex="11pt" style:font-weight-complex="bold"/>
    </style:style>
    <style:style style:name="P76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  <style:text-properties xmlns:officeooo="http://openoffice.org/2009/office" officeooo:paragraph-rsid="00cfa99d"/>
    </style:style>
    <style:style style:name="P77" style:family="paragraph" style:parent-style-name="Standard">
      <loext:graphic-properties draw:fill-gradient-name="gradient" draw:fill-hatch-name="hatch"/>
      <style:paragraph-properties fo:margin-left="1.499cm" fo:margin-right="0cm" fo:text-indent="0cm" style:auto-text-indent="false"/>
      <style:text-properties xmlns:officeooo="http://openoffice.org/2009/office" officeooo:paragraph-rsid="00d21148"/>
    </style:style>
    <style:style style:name="P78" style:family="paragraph" style:parent-style-name="Standard">
      <loext:graphic-properties draw:fill-gradient-name="gradient" draw:fill-hatch-name="hatch"/>
      <style:paragraph-properties fo:margin-left="1.499cm" fo:margin-right="0cm" fo:text-indent="0cm" style:auto-text-indent="false"/>
      <style:text-properties xmlns:officeooo="http://openoffice.org/2009/office" officeooo:paragraph-rsid="00d4cf3c"/>
    </style:style>
    <style:style style:name="P79" style:family="paragraph" style:parent-style-name="Corrigendum_20_Box" style:list-style-name="List_20_3">
      <style:text-properties xmlns:officeooo="http://openoffice.org/2009/office" officeooo:paragraph-rsid="00bbee4e" style:text-overline-style="none" style:text-overline-color="font-color"/>
    </style:style>
    <style:style style:name="P80" style:family="paragraph" style:parent-style-name="Corrigendum_20_Box" style:list-style-name="List_20_3">
      <loext:graphic-properties draw:fill="none"/>
      <style:paragraph-properties fo:margin-left="2.3cm" fo:margin-right="0cm" fo:line-height="115%" fo:hyphenation-ladder-count="no-limit" fo:text-indent="1.499cm" style:auto-text-indent="false" fo:background-color="transparent">
        <style:tab-stops>
          <style:tab-stop style:position="2.297cm"/>
        </style:tab-stops>
      </style:paragraph-properties>
      <style:text-properties xmlns:officeooo="http://openoffice.org/2009/office" officeooo:paragraph-rsid="00bbee4e" style:text-overline-style="none" style:text-overline-color="font-color" fo:hyphenate="true" loext:hyphenation-no-caps="false" loext:hyphenation-no-last-word="false" loext:hyphenation-word-char-count="no-limit" loext:hyphenation-zone="no-limit"/>
    </style:style>
    <style:style style:name="P81" style:family="paragraph" style:parent-style-name="Heading_20_1">
      <style:paragraph-properties fo:hyphenation-ladder-count="no-limit"/>
      <style:text-properties xmlns:officeooo="http://openoffice.org/2009/office" officeooo:paragraph-rsid="00837cc2" fo:hyphenate="false" loext:hyphenation-no-caps="false" loext:hyphenation-no-last-word="false" loext:hyphenation-word-char-count="no-limit" loext:hyphenation-zone="no-limit"/>
    </style:style>
    <style:style style:name="P82" style:family="paragraph" style:parent-style-name="Inverted_20_Heading_20_2">
      <style:text-properties xmlns:officeooo="http://openoffice.org/2009/office" officeooo:paragraph-rsid="0068f2c0"/>
    </style:style>
    <style:style style:name="P83" style:family="paragraph" style:parent-style-name="Inverted_20_Heading_20_2" style:list-style-name="Numbering_20_123"/>
    <style:style style:name="P84" style:family="paragraph" style:parent-style-name="Inverted_20_Heading_20_2" style:list-style-name="Numbering_20_123">
      <style:text-properties xmlns:officeooo="http://openoffice.org/2009/office" officeooo:paragraph-rsid="00c03daa"/>
    </style:style>
    <style:style style:name="P85" style:family="paragraph" style:parent-style-name="Inverted_20_Heading_20_2" style:list-style-name="Numbering_20_123">
      <style:text-properties xmlns:officeooo="http://openoffice.org/2009/office" officeooo:paragraph-rsid="00702d88"/>
    </style:style>
    <style:style style:name="P86" style:family="paragraph" style:parent-style-name="Inverted_20_Heading_20_2" style:list-style-name="Numbering_20_123">
      <style:text-properties xmlns:officeooo="http://openoffice.org/2009/office" officeooo:paragraph-rsid="009f801a"/>
    </style:style>
    <style:style style:name="P87" style:family="paragraph" style:parent-style-name="Inverted_20_Heading_20_2" style:master-page-name="">
      <style:paragraph-properties fo:margin-top="0cm" fo:margin-bottom="0.21cm" style:contextual-spacing="false" fo:hyphenation-ladder-count="no-limit" style:page-number="auto" fo:break-before="auto" fo:break-after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8" style:family="paragraph" style:parent-style-name="Inverted_20_Heading_20_2_20_New_20_Page" style:list-style-name="Numbering_20_123">
      <style:text-properties xmlns:officeooo="http://openoffice.org/2009/office" officeooo:paragraph-rsid="006df6b3"/>
    </style:style>
    <style:style style:name="P89" style:family="paragraph" style:parent-style-name="Inverted_20_Heading_20_2_20_New_20_Page" style:list-style-name="Numbering_20_123">
      <style:text-properties xmlns:officeooo="http://openoffice.org/2009/office" officeooo:paragraph-rsid="00837cc2"/>
    </style:style>
    <style:style style:name="P90" style:family="paragraph" style:parent-style-name="Inverted_20_Heading_20_2_20_New_20_Page" style:list-style-name="Numbering_20_123">
      <style:paragraph-properties fo:break-before="page"/>
      <style:text-properties xmlns:officeooo="http://openoffice.org/2009/office" officeooo:paragraph-rsid="007e8e1f"/>
    </style:style>
    <style:style style:name="P91" style:family="paragraph" style:parent-style-name="Inverted_20_Heading_20_2_20_New_20_Page" style:list-style-name="Numbering_20_123">
      <style:text-properties xmlns:officeooo="http://openoffice.org/2009/office" officeooo:paragraph-rsid="007e8e1f"/>
    </style:style>
    <style:style style:name="P92" style:family="paragraph" style:parent-style-name="Inverted_20_Heading_20_2_20_New_20_Page" style:list-style-name="Numbering_20_123" style:master-page-name="">
      <style:paragraph-properties fo:hyphenation-ladder-count="no-limit" style:page-number="auto" fo:break-before="auto" fo:break-after="auto"/>
      <style:text-properties xmlns:officeooo="http://openoffice.org/2009/office" officeooo:paragraph-rsid="00be4cb6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3" style:family="paragraph" style:parent-style-name="Inverted_20_Heading_20_2_20_New_20_Page" style:list-style-name="Numbering_20_123">
      <style:paragraph-properties fo:hyphenation-ladder-count="no-limit"/>
      <style:text-properties xmlns:officeooo="http://openoffice.org/2009/office" officeooo:paragraph-rsid="00837cc2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4" style:family="paragraph" style:parent-style-name="Standard" style:list-style-name="List_20_3">
      <style:text-properties xmlns:officeooo="http://openoffice.org/2009/office" officeooo:paragraph-rsid="007e8797"/>
    </style:style>
    <style:style style:name="P95" style:family="paragraph" style:parent-style-name="Standard" style:list-style-name="List_20_3">
      <style:text-properties xmlns:officeooo="http://openoffice.org/2009/office" officeooo:paragraph-rsid="00bbee4e" style:text-overline-style="none" style:text-overline-color="font-color"/>
    </style:style>
    <style:style style:name="P96" style:family="paragraph" style:parent-style-name="Standard" style:list-style-name="List_20_3">
      <style:text-properties xmlns:officeooo="http://openoffice.org/2009/office" fo:font-size="10pt" officeooo:paragraph-rsid="00cfe4ca" style:font-size-asian="10pt" style:font-size-complex="10pt" style:text-overline-style="none" style:text-overline-color="font-color"/>
    </style:style>
    <style:style style:name="P97" style:family="paragraph" style:parent-style-name="Standard" style:list-style-name="List_20_3">
      <style:text-properties xmlns:officeooo="http://openoffice.org/2009/office" officeooo:rsid="006a901c" officeooo:paragraph-rsid="007e8797"/>
    </style:style>
    <style:style style:name="P98" style:family="paragraph" style:parent-style-name="Standard">
      <style:paragraph-properties fo:text-align="end" style:justify-single-word="false"/>
      <style:text-properties xmlns:officeooo="http://openoffice.org/2009/office" officeooo:paragraph-rsid="00d7e30c"/>
    </style:style>
    <style:style style:name="T1" style:family="text">
      <style:text-properties xmlns:officeooo="http://openoffice.org/2009/office" officeooo:rsid="0067cd8a"/>
    </style:style>
    <style:style style:name="T2" style:family="text">
      <style:text-properties xmlns:officeooo="http://openoffice.org/2009/office" officeooo:rsid="00837cc2"/>
    </style:style>
    <style:style style:name="T3" style:family="text">
      <style:text-properties style:text-overline-style="none" style:text-overline-color="font-color"/>
    </style:style>
    <style:style style:name="T4" style:family="text">
      <style:text-properties xmlns:officeooo="http://openoffice.org/2009/office" officeooo:rsid="006856aa" style:text-overline-style="none" style:text-overline-color="font-color"/>
    </style:style>
    <style:style style:name="T5" style:family="text">
      <style:text-properties xmlns:officeooo="http://openoffice.org/2009/office" officeooo:rsid="006d0d52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xmlns:officeooo="http://openoffice.org/2009/office" fo:font-weight="normal" officeooo:rsid="00780269" style:font-weight-asian="normal" style:font-weight-complex="normal"/>
    </style:style>
    <style:style style:name="T8" style:family="text">
      <style:text-properties fo:color="#a6a6a6" loext:opacity="100%"/>
    </style:style>
    <style:style style:name="T9" style:family="text">
      <style:text-properties fo:font-size="8pt" fo:font-weight="normal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7pt" fo:font-style="normal"/>
    </style:style>
    <style:style style:name="T12" style:family="text">
      <style:text-properties xmlns:officeooo="http://openoffice.org/2009/office" officeooo:rsid="0068f2c0"/>
    </style:style>
    <style:style style:name="T13" style:family="text">
      <style:text-properties xmlns:officeooo="http://openoffice.org/2009/office" officeooo:rsid="006d0d52"/>
    </style:style>
    <style:style style:name="T14" style:family="text">
      <style:text-properties xmlns:officeooo="http://openoffice.org/2009/office" officeooo:rsid="007a673d"/>
    </style:style>
    <style:style style:name="T15" style:family="text">
      <style:text-properties xmlns:officeooo="http://openoffice.org/2009/office" officeooo:rsid="007b0e03"/>
    </style:style>
    <style:style style:name="T16" style:family="text">
      <style:text-properties xmlns:officeooo="http://openoffice.org/2009/office" officeooo:rsid="007e8e1f"/>
    </style:style>
    <style:style style:name="T17" style:family="text">
      <style:text-properties style:font-weight-asian="bold"/>
    </style:style>
    <style:style style:name="T18" style:family="text">
      <style:text-properties style:font-weight-asian="bold" style:font-weight-complex="bold"/>
    </style:style>
    <style:style style:name="T19" style:family="text">
      <style:text-properties xmlns:officeooo="http://openoffice.org/2009/office" officeooo:rsid="008a5106"/>
    </style:style>
    <style:style style:name="T20" style:family="text">
      <style:text-properties xmlns:officeooo="http://openoffice.org/2009/office" officeooo:rsid="0088ae94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fo:font-weight="bold" style:font-size-asian="11pt" style:font-weight-asian="bold" style:font-size-complex="11pt" style:font-weight-complex="bold"/>
    </style:style>
    <style:style style:name="T23" style:family="text">
      <style:text-properties xmlns:officeooo="http://openoffice.org/2009/office" fo:font-size="11pt" fo:font-weight="bold" officeooo:rsid="00bbee4e" style:font-size-asian="11pt" style:font-weight-asian="bold" style:font-size-complex="11pt" style:font-weight-complex="bold"/>
    </style:style>
    <style:style style:name="T24" style:family="text">
      <style:text-properties xmlns:officeooo="http://openoffice.org/2009/office" officeooo:rsid="007e7f6c"/>
    </style:style>
    <style:style style:name="T25" style:family="text">
      <style:text-properties xmlns:officeooo="http://openoffice.org/2009/office" officeooo:rsid="0096aecb"/>
    </style:style>
    <style:style style:name="T26" style:family="text">
      <style:text-properties xmlns:officeooo="http://openoffice.org/2009/office" style:text-underline-style="solid" style:text-underline-width="auto" style:text-underline-color="font-color" officeooo:rsid="0096aecb"/>
    </style:style>
    <style:style style:name="T27" style:family="text">
      <style:text-properties xmlns:officeooo="http://openoffice.org/2009/office" officeooo:rsid="0094941e"/>
    </style:style>
    <style:style style:name="T28" style:family="text">
      <style:text-properties fo:color="#000000" loext:opacity="100%" fo:font-style="italic" style:font-name-asian="Calibri" style:font-style-asian="italic" style:font-size-complex="9pt" style:font-style-complex="italic"/>
    </style:style>
    <style:style style:name="T29" style:family="text">
      <style:text-properties fo:color="#000000" loext:opacity="100%" fo:font-style="italic" fo:font-weight="bold" style:font-name-asian="Calibri" style:font-style-asian="italic" style:font-weight-asian="bold" style:font-size-complex="9pt"/>
    </style:style>
    <style:style style:name="T30" style:family="text">
      <style:text-properties fo:color="#000000" loext:opacity="100%" style:font-name-asian="Calibri" style:font-style-asian="italic" style:font-size-complex="9pt" style:font-style-complex="italic"/>
    </style:style>
    <style:style style:name="T31" style:family="text">
      <style:text-properties fo:color="#000000" loext:opacity="100%" style:font-name-asian="Calibri" style:font-style-asian="italic" style:font-weight-asian="bold" style:font-size-complex="9pt"/>
    </style:style>
    <style:style style:name="T32" style:family="text">
      <style:text-properties fo:color="#000000" loext:opacity="100%" style:font-name="Arial" fo:font-size="9pt" style:font-name-asian="Calibri" style:font-style-asian="italic" style:font-size-complex="9pt" style:font-style-complex="italic"/>
    </style:style>
    <style:style style:name="T33" style:family="text">
      <style:text-properties fo:color="#000000" loext:opacity="100%" style:font-name="Arial" fo:font-size="9pt" fo:font-style="italic" style:font-name-asian="Calibri" style:font-style-asian="italic" style:font-size-complex="9pt" style:font-style-complex="italic"/>
    </style:style>
    <style:style style:name="T34" style:family="text">
      <style:text-properties xmlns:officeooo="http://openoffice.org/2009/office" officeooo:rsid="00bbee4e"/>
    </style:style>
    <style:style style:name="T35" style:family="text">
      <style:text-properties xmlns:officeooo="http://openoffice.org/2009/office" style:font-name="Arial" fo:font-size="9pt" officeooo:rsid="00bd2b94"/>
    </style:style>
    <style:style style:name="T36" style:family="text">
      <style:text-properties xmlns:officeooo="http://openoffice.org/2009/office" style:font-name="Arial" fo:font-size="9pt" officeooo:rsid="00c4aec3"/>
    </style:style>
    <style:style style:name="T37" style:family="text">
      <style:text-properties xmlns:officeooo="http://openoffice.org/2009/office" style:font-name="Arial" fo:font-size="9pt" fo:font-style="italic" officeooo:rsid="00c92d5f"/>
    </style:style>
    <style:style style:name="T38" style:family="text">
      <style:text-properties style:font-name="Arial" fo:font-size="9pt" fo:font-style="normal" style:font-style-asian="normal" style:font-style-complex="normal"/>
    </style:style>
    <style:style style:name="T39" style:family="text">
      <style:text-properties xmlns:officeooo="http://openoffice.org/2009/office" style:font-name="Arial" fo:font-size="11pt" fo:font-weight="bold" officeooo:rsid="00be4cb6"/>
    </style:style>
    <style:style style:name="T40" style:family="text">
      <style:text-properties xmlns:officeooo="http://openoffice.org/2009/office" style:font-name="Arial" fo:font-size="11pt" fo:font-weight="bold" officeooo:rsid="00c03daa"/>
    </style:style>
    <style:style style:name="T41" style:family="text">
      <style:text-properties style:font-name="Arial" fo:font-size="11pt" fo:font-style="normal" fo:font-weight="bold" fo:background-color="#000000" loext:char-shading-value="0" style:font-style-asian="normal" style:font-style-complex="normal"/>
    </style:style>
    <style:style style:name="T42" style:family="text">
      <style:text-properties xmlns:officeooo="http://openoffice.org/2009/office" officeooo:rsid="00be4cb6"/>
    </style:style>
    <style:style style:name="T43" style:family="text">
      <style:text-properties xmlns:officeooo="http://openoffice.org/2009/office" officeooo:rsid="00c03daa"/>
    </style:style>
    <style:style style:name="T44" style:family="text">
      <style:text-properties xmlns:officeooo="http://openoffice.org/2009/office" officeooo:rsid="00c3de88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name-complex="RijksoverheidSansText" style:font-style-complex="italic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style:font-style-asian="normal" style:font-style-complex="normal" style:text-overline-style="none" style:text-overline-color="font-color"/>
    </style:style>
    <style:style style:name="T49" style:family="text"/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fffafa" style:editable="false">
        <style:columns fo:column-count="1" fo:column-gap="0cm"/>
        <style:background-image/>
      </style:section-properties>
    </style:style>
    <style:style style:name="Sect3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_0Mdp1" style:family="drawing-page">
      <style:drawing-page-properties draw:background-size="ful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el N<text:span text:style-name="T12">a</text:span> <text:span text:style-name="T12">31</text:span>‑<text:span text:style-name="T2">2</text:span></text:p>
      <text:h text:style-name="P81" text:outline-level="1">Proces‑verbaal van een <text:span text:style-name="T5"><text:span text:description="if (gebietMitListen.customData.isOpenbaarLichaam) {'stembureau voor het openbaar lichaam';} else {'gemeentelijk stembureau';}">gemeentelijk stembureau</text:span></text:span><text:span text:style-name="T5"><text:s/>(</text:span>centrale stemopneming)</text:h>
      <text:p text:style-name="Standard"><text:span text:style-name="T25">D</text:span>e verkiezing van de leden van <text:span text:description="if (wahlartKennzeichen== 'TK' || wahlartKennzeichen=='PS' || wahlartKennzeichen=='GR') {'de';} else {'het';}">de</text:span><text:s/><text:span text:style-name="Strong_20_Emphasis"><text:span text:description="if (wahlartKennzeichen== 'TK' || wahlartKennzeichen=='PS' || wahlartKennzeichen=='GR') {parameter_zuWaehlendesGremium.substring(3)} else {parameter_zuWaehlendesGremium.substring(4)}">Tweede Kamer der Staten-Generaal</text:span></text:span><text:span text:description="customDataErgebnisDaten.gewaehltesGremiumVon "/><text:s/><text:span text:style-name="Strong_20_Emphasis"><text:span text:description="if (wahlartKennzeichen== 'AB' ||wahlartKennzeichen== 'ER' || wahlartKennzeichen=='PS' || wahlartKennzeichen=='GR') {customDataErgebnisDaten.wahlgebiet.name}"/></text:span></text:p>
      <table:table table:name="HiddenLayoutTable" table:style-name="HiddenLayoutTable">
        <table:table-column table:style-name="HiddenLayoutTable.A"/>
        <table:table-column table:style-name="HiddenLayoutTable.B"/>
        <table:table-row table:style-name="HiddenLayoutTable.1">
          <table:table-cell table:style-name="HiddenLayoutTable.A1" office:value-type="string">
            <text:p text:style-name="Standard"><text:span text:style-name="T27">op</text:span> </text:p>
          </table:table-cell>
          <table:table-cell table:style-name="HiddenLayoutTable.A1" office:value-type="string">
            <text:p text:style-name="P69"><text:span text:style-name="Strong_20_Emphasis"><text:span text:description="wahlterminLangFormat">3 februari 2025</text:span></text:span></text:p>
          </table:table-cell>
        </table:table-row>
        <table:table-row table:style-name="HiddenLayoutTable.1">
          <table:table-cell table:style-name="HiddenLayoutTable.A1" office:value-type="string">
            <text:p text:style-name="Standard"><text:span text:description="if (gebietMitListen.customData.isOpenbaarLichaam) {'Openbaar lichaam';} else if (wahlartKennzeichen=='BC') {if (gebietMitListen.get('name')=='Weesp') {'Stadsgebied'} else {'Stadsdeel'}} else {'Gemeente';}">Gemeente</text:span><text:s/></text:p>
          </table:table-cell>
          <table:table-cell table:style-name="HiddenLayoutTable.A1" office:value-type="string">
            <text:p text:style-name="Standard"><text:span text:style-name="Strong_20_Emphasis"><text:span text:description="gebietMitListen.get('name')">Katwijk</text:span></text:span></text:p>
          </table:table-cell>
        </table:table-row>
        <table:table-row table:style-name="HiddenLayoutTable.1">
          <table:table-cell table:style-name="HiddenLayoutTable.A1" office:value-type="string">
            <text:p text:style-name="Standard">Kieskring </text:p>
          </table:table-cell>
          <table:table-cell table:style-name="HiddenLayoutTable.A1" office:value-type="string">
            <text:p text:style-name="Standard"><text:span text:style-name="Strong_20_Emphasis"><text:span text:description="parameter_wahlkreisName">Leiden</text:span></text:span></text:p>
          </table:table-cell>
        </table:table-row>
      </table:table>
      <text:p text:style-name="Horizontal_20_Line"/>
      <text:p text:style-name="P75">Waarom dit proces-verbaal?</text:p>
      <text:p text:style-name="P65"/>
      <text:p text:style-name="P74">Dit document geeft een verslag van de werkzaamheden van <text:span text:style-name="T3"><text:span text:description="if (gebietMitListen.customData.isOpenbaarLichaam) {'het stembureau voor het openbaar lichaam';} else {'een gemeentelijk stembureau';}">een gemeentelijk stembureau</text:span></text:span>. Bij een centrale stemopneming telt het <text:span text:style-name="Emphasis"><text:span text:style-name="T48"><text:span text:description="if (gebietMitListen.customData.isOpenbaarLichaam) {'stembureau voor het openbaar lichaam';} else {'gemeentelijk stembureau';}">gemeentelijk stembureau</text:span></text:span></text:span><text:s/>de stemmen per lijst en per kandidaat voor alle stembureaus in <text:span text:style-name="Emphasis"><text:span text:style-name="T38"><text:span text:description="if (gebietMitListen.customData.isOpenbaarLichaam) {'het openbaar lichaam';} else if (wahlartKennzeichen=='BC') {if (gebietMitListen.get('name')=='Weesp') {'het stadsgebied'} else {'het stadsdeel'}} else {'de gemeente';}">de gemeente</text:span></text:span></text:span>. Vervolgens worden deze aantallen opgeteld tot een totaal voor <text:span text:style-name="Emphasis"><text:span text:style-name="T38"><text:span text:description="if (gebietMitListen.customData.isOpenbaarLichaam) {'het openbaar lichaam';} else if (wahlartKennzeichen=='BC') {if (gebietMitListen.get('name')=='Weesp') {'het stadsgebied'} else {'het stadsdeel'}} else {'de gemeente';}">de gemeente</text:span></text:span></text:span>.</text:p>
      <text:p text:style-name="P65"/>
      <text:p text:style-name="P72">Wie vult dit proces-verbaal in?</text:p>
      <text:p text:style-name="P65"/>
      <text:p text:style-name="P76">Het <text:span text:style-name="Emphasis"><text:span text:style-name="T48"><text:span text:description="if (gebietMitListen.customData.isOpenbaarLichaam) {'stembureau voor het openbaar lichaam';} else {'gemeentelijk stembureau';}">gemeentelijk stembureau</text:span></text:span></text:span><text:s/>vult dit proces-verbaal in. Alle leden die aanwezig zijn aan het einde van de zitting ondertekenen dit document.</text:p>
      <text:p text:style-name="P66"/>
      <text:p text:style-name="Standard"/>
      <table:table table:name="CorrigendumBox" table:style-name="CorrigendumBox">
        <table:table-column table:style-name="CorrigendumBox.A"/>
        <table:table-row table:style-name="CorrigendumBox.1">
          <table:table-cell table:style-name="CorrigendumBox.A1" office:value-type="string">
            <text:p text:style-name="P70"><text:span text:style-name="Strong_20_Emphasis"><text:span text:style-name="T22">Controles in opdracht van het centraal stembureau</text:span></text:span></text:p>
            <text:p text:style-name="P68"><text:span text:style-name="Strong_20_Emphasis"/></text:p>
            <text:p text:style-name="P67"><text:span text:style-name="Strong_20_Emphasis"><text:span text:style-name="T21">Let op! </text:span></text:span><text:span text:style-name="Strong_20_Emphasis"><text:span text:style-name="T22">Dit controlevak word ingevuld</text:span></text:span><text:span text:style-name="T22"> </text:span><text:span text:style-name="T23">door</text:span><text:span text:style-name="Strong_20_Emphasis"><text:span text:style-name="T21"> het </text:span></text:span><text:span text:style-name="Strong_20_Emphasis"><text:span text:style-name="T21"><text:span text:description="if (gebietMitListen.customData.isOpenbaarLichaam) {'stembureau voor het openbaar lichaam';} else {'gemeentelijk stembureau';}">gemeentelijk stembureau</text:span></text:span></text:span><text:span text:style-name="Strong_20_Emphasis"><text:span text:style-name="T21">, indien van toepassing</text:span></text:span></text:p>
            <text:p text:style-name="Standard"/>
            <text:list xml:id="list3118658846" text:style-name="List_20_3">
              <text:list-item>
                <text:p text:style-name="P79">In opdracht van het centraal stembureau heeft het <text:span text:description="if (gebietMitListen.customData.isOpenbaarLichaam) {'stembureau voor het openbaar lichaam';} else {'gemeentelijk stembureau';}">gemeentelijk stembureau</text:span><text:s/>de in dit proces‑verbaal opgenomen aantallen (opnieuw) onderzocht. Deze blijken niet allemaal juist te zijn. Het <text:span text:description="if (gebietMitListen.customData.isOpenbaarLichaam) {'stembureau voor het openbaar lichaam';} else {'gemeentelijk stembureau';}">gemeentelijk stembureau</text:span><text:s/>heeft <text:span text:style-name="T25">in een nieuwe zitting</text:span> de juiste aantallen vastgesteld. Zie voor de correcties het corrigendum <text:span text:style-name="T34">dat </text:span>bij dit proces‑verbaal <text:span text:style-name="T34">is gevoegd</text:span>.<text:line-break/>Het corrigendum is vastgesteld op: 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80">[__][__]-[__][__]-[__][__][__][__] (dd-mm-jjjj) [__][__][__][__] <text:span text:style-name="T34">(tijd)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95"/>
              </text:list-item>
              <text:list-item>
                <text:p text:style-name="P96">In opdracht van het centraal stembureau heeft het <text:span text:style-name="Emphasis"><text:span text:style-name="T47"><text:span text:description="if (gebietMitListen.customData.isOpenbaarLichaam) {'stembureau voor het openbaar lichaam';} else {'gemeentelijk stembureau';}">gemeentelijk stembureau</text:span></text:span></text:span><text:s/>de in dit proces-verbaal opgenomen aantallen (opnieuw) onderzocht. Dit heeft niet geleid tot wijzigingen.</text:p>
              </text:list-item>
            </text:list>
            <text:p text:style-name="Standard"><text:span text:style-name="Emphasis"/></text:p>
          </table:table-cell>
        </table:table-row>
      </table:table>
      <text:list xml:id="list2942710548" text:style-name="Numbering_20_123">
        <text:list-item>
          <text:h text:style-name="P82" text:outline-level="2"><text:span text:style-name="T12">Zitting </text:span>en aantal kiesgerechtigden</text:h>
        </text:list-item>
      </text:list>
      <text:p text:style-name="P32">Het betreft de openbare zitting van het <text:span text:style-name="T3"><text:span text:description="if (gebietMitListen.customData.isOpenbaarLichaam) {'stembureau voor het openbaar lichaam';} else {'gemeentelijk stembureau';}">gemeentelijk stembureau</text:span></text:span><text:s/>in<text:span text:description="if (gebietMitListen.customData.isOpenbaarLichaam) {'';} else if (wahlartKennzeichen=='BC') {if (gebietMitListen.get('name')=='Weesp') {' Stadsgebied'} else {' Stadsdeel'}} else {' de gemeente';}"> de gemeente</text:span><text:span text:style-name="Strong_20_Emphasis"> </text:span><text:span text:style-name="Strong_20_Emphasis"><text:span text:description="gebietMitListen.get('name')">Katwijk</text:span></text:span>.</text:p>
      <text:p text:style-name="P32"/>
      <text:p text:style-name="P31">Kieskring <text:span text:style-name="Strong_20_Emphasis"><text:span text:description="parameter_wahlkreisName">Leiden</text:span></text:span>.</text:p>
      <text:p text:style-name="P44"><text:span text:style-name="Bold_20_Underline"/></text:p>
      <text:p text:style-name="P5">Datum en tijdstip aanvang zitting <text:span text:style-name="Strong_20_Emphasis"><text:span text:description="customDataErgebnisDaten.wahlausschusssitzungBeginnFormattedDatum">4 februari 2025</text:span></text:span><text:span text:style-name="Strong_20_Emphasis"><text:s/></text:span><text:span text:style-name="Strong_20_Emphasis"><text:span text:description="customDataErgebnisDaten.wahlausschusssitzungBeginnFormattedZeit">10:00</text:span></text:span><text:span text:style-name="Strong_20_Emphasis"><text:s/></text:span><text:span text:style-name="Strong_20_Emphasis"><text:span text:style-name="T19">uur</text:span></text:span><text:span text:style-name="T19">.</text:span></text:p>
      <text:p text:style-name="P44"/>
      <text:p text:style-name="P64"><text:span text:style-name="T35">A</text:span>antal kiesgerechtigden in <text:span text:description="if (gebietMitListen.customData.isOpenbaarLichaam) {'het openbaar lichaam';} else if (wahlartKennzeichen=='BC') {if (gebietMitListen.get('name')=='Weesp') {'het stadsgebied'} else {'het stadsdeel'}} else {'de gemeente';}">de gemeente</text:span><text:s/><text:span text:style-name="Strong_20_Emphasis"><text:span text:description="customDataErgebnisDaten.getAnzahlWahlberechtigteGesamtByGebietNurGesamtGemeinde(gebietMitListen)">139500</text:span></text:span>.</text:p>
      <text:list xml:id="list185743632794717" text:continue-numbering="true" text:style-name="Numbering_20_123">
        <text:list-item>
          <text:h text:style-name="P88" text:outline-level="2"><text:span text:style-name="T13">Aanwezigheid leden </text:span><text:span text:style-name="T5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Standard"><text:span text:style-name="Emphasis">Houd per lid van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pan text:style-name="T3"><text:s/></text:span></text:span><text:span text:style-name="Emphasis">de tijden bij waarop het lid aanwezig was. Indien er meerdere zittingslocaties waren, vermeld dan per lid de locatie.</text:span></text:p>
      <text:p text:style-name="Standard"><text:span text:style-name="Emphasis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column table:style-name="Tabelle4.G"/>
        <table:table-column table:style-name="Tabelle4.F" table:number-columns-repeated="2"/>
        <table:table-column table:style-name="Tabelle4.E"/>
        <table:table-column table:style-name="Tabelle4.G"/>
        <table:table-column table:style-name="Tabelle4.F" table:number-columns-repeated="2"/>
        <table:table-column table:style-name="Tabelle4.N"/>
        <table:table-row table:style-name="Tabelle4.1">
          <table:table-cell table:style-name="Tabelle4.A1" office:value-type="string">
            <text:p text:style-name="P54">Voorletters</text:p>
          </table:table-cell>
          <table:table-cell table:style-name="Tabelle4.A1" office:value-type="string">
            <text:p text:style-name="P49"/>
          </table:table-cell>
          <table:table-cell table:style-name="Tabelle4.A1" table:number-columns-spanned="2" office:value-type="string">
            <text:p text:style-name="P53">Achternaam leden <text:span text:style-name="T3"><text:span text:description="if (gebietMitListen.customData.isOpenbaarLichaam) {'stembureau voor het openbaar lichaam';} else {'gemeentelijk stembureau';}">gemeentelijk stembureau</text:span></text:span></text:p>
          </table:table-cell>
          <table:covered-table-cell/>
          <table:table-cell table:style-name="Tabelle4.A1" office:value-type="string">
            <text:p text:style-name="P49"/>
          </table:table-cell>
          <table:table-cell table:style-name="Tabelle4.A1" table:number-columns-spanned="9" office:value-type="string">
            <text:p text:style-name="P49">Aanwezig (van - tot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2" table:number-rows-spanned="3" office:value-type="string">
            <text:p text:style-name="P48"/>
          </table:table-cell>
          <table:table-cell table:style-name="Tabelle4.C2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2" table:number-rows-spanned="3" office:value-type="string">
            <text:p text:style-name="P33"/>
          </table:table-cell>
          <table:table-cell table:style-name="Tabelle4.E2" table:number-rows-spanned="3" office:value-type="string">
            <text:p text:style-name="P48"/>
          </table:table-cell>
          <table:table-cell table:style-name="Tabelle4.F2" office:value-type="string">
            <text:p text:style-name="P48"/>
          </table:table-cell>
          <table:table-cell table:style-name="Tabelle4.G2" office:value-type="string">
            <text:p text:style-name="P48"/>
          </table:table-cell>
          <table:table-cell table:style-name="Tabelle4.H2" office:value-type="string">
            <text:p text:style-name="P48"/>
          </table:table-cell>
          <table:table-cell table:style-name="Tabelle4.I2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2" office:value-type="string">
            <text:p text:style-name="P48"/>
          </table:table-cell>
          <table:table-cell table:style-name="Tabelle4.L2" office:value-type="string">
            <text:p text:style-name="P48"/>
          </table:table-cell>
          <table:table-cell table:style-name="Tabelle4.M2" office:value-type="string">
            <text:p text:style-name="P48"/>
          </table:table-cell>
          <table:table-cell table:style-name="Tabelle4.N2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2"/>
          <table:covered-table-cell table:style-name="Tabelle4.C2"/>
          <table:covered-table-cell table:style-name="Tabelle4.D2"/>
          <table:covered-table-cell table:style-name="Tabelle4.E2"/>
          <table:table-cell table:style-name="Tabelle4.F3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2"/>
          <table:covered-table-cell table:style-name="Tabelle4.C2"/>
          <table:covered-table-cell table:style-name="Tabelle4.D2"/>
          <table:covered-table-cell table:style-name="Tabelle4.E2"/>
          <table:table-cell table:style-name="Tabelle4.F4" office:value-type="string">
            <text:p text:style-name="P48"/>
          </table:table-cell>
          <table:table-cell table:style-name="Tabelle4.G4" office:value-type="string">
            <text:p text:style-name="P48"/>
          </table:table-cell>
          <table:table-cell table:style-name="Tabelle4.H4" office:value-type="string">
            <text:p text:style-name="P48"/>
          </table:table-cell>
          <table:table-cell table:style-name="Tabelle4.I4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4" office:value-type="string">
            <text:p text:style-name="P48"/>
          </table:table-cell>
          <table:table-cell table:style-name="Tabelle4.L4" office:value-type="string">
            <text:p text:style-name="P48"/>
          </table:table-cell>
          <table:table-cell table:style-name="Tabelle4.M4" office:value-type="string">
            <text:p text:style-name="P48"/>
          </table:table-cell>
          <table:table-cell table:style-name="Tabelle4.N4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6" table:number-rows-spanned="3" office:value-type="string">
            <text:p text:style-name="P48"/>
          </table:table-cell>
          <table:table-cell table:style-name="Tabelle4.C6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6" table:number-rows-spanned="3" office:value-type="string">
            <text:p text:style-name="P33"/>
          </table:table-cell>
          <table:table-cell table:style-name="Tabelle4.E6" table:number-rows-spanned="3" office:value-type="string">
            <text:p text:style-name="P48"/>
          </table:table-cell>
          <table:table-cell table:style-name="Tabelle4.F6" office:value-type="string">
            <text:p text:style-name="P48"/>
          </table:table-cell>
          <table:table-cell table:style-name="Tabelle4.G6" office:value-type="string">
            <text:p text:style-name="P48"/>
          </table:table-cell>
          <table:table-cell table:style-name="Tabelle4.H6" office:value-type="string">
            <text:p text:style-name="P48"/>
          </table:table-cell>
          <table:table-cell table:style-name="Tabelle4.I6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6" office:value-type="string">
            <text:p text:style-name="P48"/>
          </table:table-cell>
          <table:table-cell table:style-name="Tabelle4.L6" office:value-type="string">
            <text:p text:style-name="P48"/>
          </table:table-cell>
          <table:table-cell table:style-name="Tabelle4.M6" office:value-type="string">
            <text:p text:style-name="P48"/>
          </table:table-cell>
          <table:table-cell table:style-name="Tabelle4.N6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6"/>
          <table:covered-table-cell table:style-name="Tabelle4.C6"/>
          <table:covered-table-cell table:style-name="Tabelle4.D6"/>
          <table:covered-table-cell table:style-name="Tabelle4.E6"/>
          <table:table-cell table:style-name="Tabelle4.F7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6"/>
          <table:covered-table-cell table:style-name="Tabelle4.C6"/>
          <table:covered-table-cell table:style-name="Tabelle4.D6"/>
          <table:covered-table-cell table:style-name="Tabelle4.E6"/>
          <table:table-cell table:style-name="Tabelle4.F8" office:value-type="string">
            <text:p text:style-name="P48"/>
          </table:table-cell>
          <table:table-cell table:style-name="Tabelle4.G8" office:value-type="string">
            <text:p text:style-name="P48"/>
          </table:table-cell>
          <table:table-cell table:style-name="Tabelle4.H8" office:value-type="string">
            <text:p text:style-name="P48"/>
          </table:table-cell>
          <table:table-cell table:style-name="Tabelle4.I8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8" office:value-type="string">
            <text:p text:style-name="P48"/>
          </table:table-cell>
          <table:table-cell table:style-name="Tabelle4.L8" office:value-type="string">
            <text:p text:style-name="P48"/>
          </table:table-cell>
          <table:table-cell table:style-name="Tabelle4.M8" office:value-type="string">
            <text:p text:style-name="P48"/>
          </table:table-cell>
          <table:table-cell table:style-name="Tabelle4.N8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10" table:number-rows-spanned="3" office:value-type="string">
            <text:p text:style-name="P48"/>
          </table:table-cell>
          <table:table-cell table:style-name="Tabelle4.C10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10" table:number-rows-spanned="3" office:value-type="string">
            <text:p text:style-name="P33"/>
          </table:table-cell>
          <table:table-cell table:style-name="Tabelle4.E10" table:number-rows-spanned="3" office:value-type="string">
            <text:p text:style-name="P48"/>
          </table:table-cell>
          <table:table-cell table:style-name="Tabelle4.F10" office:value-type="string">
            <text:p text:style-name="P48"/>
          </table:table-cell>
          <table:table-cell table:style-name="Tabelle4.G10" office:value-type="string">
            <text:p text:style-name="P48"/>
          </table:table-cell>
          <table:table-cell table:style-name="Tabelle4.H10" office:value-type="string">
            <text:p text:style-name="P48"/>
          </table:table-cell>
          <table:table-cell table:style-name="Tabelle4.I10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10" office:value-type="string">
            <text:p text:style-name="P48"/>
          </table:table-cell>
          <table:table-cell table:style-name="Tabelle4.L10" office:value-type="string">
            <text:p text:style-name="P48"/>
          </table:table-cell>
          <table:table-cell table:style-name="Tabelle4.M10" office:value-type="string">
            <text:p text:style-name="P48"/>
          </table:table-cell>
          <table:table-cell table:style-name="Tabelle4.N10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10"/>
          <table:covered-table-cell table:style-name="Tabelle4.C10"/>
          <table:covered-table-cell table:style-name="Tabelle4.D10"/>
          <table:covered-table-cell table:style-name="Tabelle4.E10"/>
          <table:table-cell table:style-name="Tabelle4.F11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10"/>
          <table:covered-table-cell table:style-name="Tabelle4.C10"/>
          <table:covered-table-cell table:style-name="Tabelle4.D10"/>
          <table:covered-table-cell table:style-name="Tabelle4.E10"/>
          <table:table-cell table:style-name="Tabelle4.F12" office:value-type="string">
            <text:p text:style-name="P48"/>
          </table:table-cell>
          <table:table-cell table:style-name="Tabelle4.G12" office:value-type="string">
            <text:p text:style-name="P48"/>
          </table:table-cell>
          <table:table-cell table:style-name="Tabelle4.H12" office:value-type="string">
            <text:p text:style-name="P48"/>
          </table:table-cell>
          <table:table-cell table:style-name="Tabelle4.I12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12" office:value-type="string">
            <text:p text:style-name="P48"/>
          </table:table-cell>
          <table:table-cell table:style-name="Tabelle4.L12" office:value-type="string">
            <text:p text:style-name="P48"/>
          </table:table-cell>
          <table:table-cell table:style-name="Tabelle4.M12" office:value-type="string">
            <text:p text:style-name="P48"/>
          </table:table-cell>
          <table:table-cell table:style-name="Tabelle4.N12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14" table:number-rows-spanned="3" office:value-type="string">
            <text:p text:style-name="P48"/>
          </table:table-cell>
          <table:table-cell table:style-name="Tabelle4.C14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14" table:number-rows-spanned="3" office:value-type="string">
            <text:p text:style-name="P33"/>
          </table:table-cell>
          <table:table-cell table:style-name="Tabelle4.E14" table:number-rows-spanned="3" office:value-type="string">
            <text:p text:style-name="P48"/>
          </table:table-cell>
          <table:table-cell table:style-name="Tabelle4.F14" office:value-type="string">
            <text:p text:style-name="P48"/>
          </table:table-cell>
          <table:table-cell table:style-name="Tabelle4.G14" office:value-type="string">
            <text:p text:style-name="P48"/>
          </table:table-cell>
          <table:table-cell table:style-name="Tabelle4.H14" office:value-type="string">
            <text:p text:style-name="P48"/>
          </table:table-cell>
          <table:table-cell table:style-name="Tabelle4.I14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14" office:value-type="string">
            <text:p text:style-name="P48"/>
          </table:table-cell>
          <table:table-cell table:style-name="Tabelle4.L14" office:value-type="string">
            <text:p text:style-name="P48"/>
          </table:table-cell>
          <table:table-cell table:style-name="Tabelle4.M14" office:value-type="string">
            <text:p text:style-name="P48"/>
          </table:table-cell>
          <table:table-cell table:style-name="Tabelle4.N14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14"/>
          <table:covered-table-cell table:style-name="Tabelle4.C14"/>
          <table:covered-table-cell table:style-name="Tabelle4.D14"/>
          <table:covered-table-cell table:style-name="Tabelle4.E14"/>
          <table:table-cell table:style-name="Tabelle4.F15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14"/>
          <table:covered-table-cell table:style-name="Tabelle4.C14"/>
          <table:covered-table-cell table:style-name="Tabelle4.D14"/>
          <table:covered-table-cell table:style-name="Tabelle4.E14"/>
          <table:table-cell table:style-name="Tabelle4.F16" office:value-type="string">
            <text:p text:style-name="P48"/>
          </table:table-cell>
          <table:table-cell table:style-name="Tabelle4.G16" office:value-type="string">
            <text:p text:style-name="P48"/>
          </table:table-cell>
          <table:table-cell table:style-name="Tabelle4.H16" office:value-type="string">
            <text:p text:style-name="P48"/>
          </table:table-cell>
          <table:table-cell table:style-name="Tabelle4.I16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16" office:value-type="string">
            <text:p text:style-name="P48"/>
          </table:table-cell>
          <table:table-cell table:style-name="Tabelle4.L16" office:value-type="string">
            <text:p text:style-name="P48"/>
          </table:table-cell>
          <table:table-cell table:style-name="Tabelle4.M16" office:value-type="string">
            <text:p text:style-name="P48"/>
          </table:table-cell>
          <table:table-cell table:style-name="Tabelle4.N16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18" table:number-rows-spanned="3" office:value-type="string">
            <text:p text:style-name="P48"/>
          </table:table-cell>
          <table:table-cell table:style-name="Tabelle4.C18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18" table:number-rows-spanned="3" office:value-type="string">
            <text:p text:style-name="P33"/>
          </table:table-cell>
          <table:table-cell table:style-name="Tabelle4.E18" table:number-rows-spanned="3" office:value-type="string">
            <text:p text:style-name="P48"/>
          </table:table-cell>
          <table:table-cell table:style-name="Tabelle4.F18" office:value-type="string">
            <text:p text:style-name="P48"/>
          </table:table-cell>
          <table:table-cell table:style-name="Tabelle4.G18" office:value-type="string">
            <text:p text:style-name="P48"/>
          </table:table-cell>
          <table:table-cell table:style-name="Tabelle4.H18" office:value-type="string">
            <text:p text:style-name="P48"/>
          </table:table-cell>
          <table:table-cell table:style-name="Tabelle4.I18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18" office:value-type="string">
            <text:p text:style-name="P48"/>
          </table:table-cell>
          <table:table-cell table:style-name="Tabelle4.L18" office:value-type="string">
            <text:p text:style-name="P48"/>
          </table:table-cell>
          <table:table-cell table:style-name="Tabelle4.M18" office:value-type="string">
            <text:p text:style-name="P48"/>
          </table:table-cell>
          <table:table-cell table:style-name="Tabelle4.N18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18"/>
          <table:covered-table-cell table:style-name="Tabelle4.C18"/>
          <table:covered-table-cell table:style-name="Tabelle4.D18"/>
          <table:covered-table-cell table:style-name="Tabelle4.E18"/>
          <table:table-cell table:style-name="Tabelle4.F19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18"/>
          <table:covered-table-cell table:style-name="Tabelle4.C18"/>
          <table:covered-table-cell table:style-name="Tabelle4.D18"/>
          <table:covered-table-cell table:style-name="Tabelle4.E18"/>
          <table:table-cell table:style-name="Tabelle4.F20" office:value-type="string">
            <text:p text:style-name="P48"/>
          </table:table-cell>
          <table:table-cell table:style-name="Tabelle4.G20" office:value-type="string">
            <text:p text:style-name="P48"/>
          </table:table-cell>
          <table:table-cell table:style-name="Tabelle4.H20" office:value-type="string">
            <text:p text:style-name="P48"/>
          </table:table-cell>
          <table:table-cell table:style-name="Tabelle4.I20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20" office:value-type="string">
            <text:p text:style-name="P48"/>
          </table:table-cell>
          <table:table-cell table:style-name="Tabelle4.L20" office:value-type="string">
            <text:p text:style-name="P48"/>
          </table:table-cell>
          <table:table-cell table:style-name="Tabelle4.M20" office:value-type="string">
            <text:p text:style-name="P48"/>
          </table:table-cell>
          <table:table-cell table:style-name="Tabelle4.N20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22" table:number-rows-spanned="3" office:value-type="string">
            <text:p text:style-name="P48"/>
          </table:table-cell>
          <table:table-cell table:style-name="Tabelle4.C22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22" table:number-rows-spanned="3" office:value-type="string">
            <text:p text:style-name="P33"/>
          </table:table-cell>
          <table:table-cell table:style-name="Tabelle4.E22" table:number-rows-spanned="3" office:value-type="string">
            <text:p text:style-name="P48"/>
          </table:table-cell>
          <table:table-cell table:style-name="Tabelle4.F22" office:value-type="string">
            <text:p text:style-name="P48"/>
          </table:table-cell>
          <table:table-cell table:style-name="Tabelle4.G22" office:value-type="string">
            <text:p text:style-name="P48"/>
          </table:table-cell>
          <table:table-cell table:style-name="Tabelle4.H22" office:value-type="string">
            <text:p text:style-name="P48"/>
          </table:table-cell>
          <table:table-cell table:style-name="Tabelle4.I22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22" office:value-type="string">
            <text:p text:style-name="P48"/>
          </table:table-cell>
          <table:table-cell table:style-name="Tabelle4.L22" office:value-type="string">
            <text:p text:style-name="P48"/>
          </table:table-cell>
          <table:table-cell table:style-name="Tabelle4.M22" office:value-type="string">
            <text:p text:style-name="P48"/>
          </table:table-cell>
          <table:table-cell table:style-name="Tabelle4.N22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22"/>
          <table:covered-table-cell table:style-name="Tabelle4.C22"/>
          <table:covered-table-cell table:style-name="Tabelle4.D22"/>
          <table:covered-table-cell table:style-name="Tabelle4.E22"/>
          <table:table-cell table:style-name="Tabelle4.F23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22"/>
          <table:covered-table-cell table:style-name="Tabelle4.C22"/>
          <table:covered-table-cell table:style-name="Tabelle4.D22"/>
          <table:covered-table-cell table:style-name="Tabelle4.E22"/>
          <table:table-cell table:style-name="Tabelle4.F24" office:value-type="string">
            <text:p text:style-name="P48"/>
          </table:table-cell>
          <table:table-cell table:style-name="Tabelle4.G24" office:value-type="string">
            <text:p text:style-name="P48"/>
          </table:table-cell>
          <table:table-cell table:style-name="Tabelle4.H24" office:value-type="string">
            <text:p text:style-name="P48"/>
          </table:table-cell>
          <table:table-cell table:style-name="Tabelle4.I24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24" office:value-type="string">
            <text:p text:style-name="P48"/>
          </table:table-cell>
          <table:table-cell table:style-name="Tabelle4.L24" office:value-type="string">
            <text:p text:style-name="P48"/>
          </table:table-cell>
          <table:table-cell table:style-name="Tabelle4.M24" office:value-type="string">
            <text:p text:style-name="P48"/>
          </table:table-cell>
          <table:table-cell table:style-name="Tabelle4.N24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26" table:number-rows-spanned="3" office:value-type="string">
            <text:p text:style-name="P48"/>
          </table:table-cell>
          <table:table-cell table:style-name="Tabelle4.C26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26" table:number-rows-spanned="3" office:value-type="string">
            <text:p text:style-name="P33"/>
          </table:table-cell>
          <table:table-cell table:style-name="Tabelle4.E26" table:number-rows-spanned="3" office:value-type="string">
            <text:p text:style-name="P48"/>
          </table:table-cell>
          <table:table-cell table:style-name="Tabelle4.F26" office:value-type="string">
            <text:p text:style-name="P48"/>
          </table:table-cell>
          <table:table-cell table:style-name="Tabelle4.G26" office:value-type="string">
            <text:p text:style-name="P48"/>
          </table:table-cell>
          <table:table-cell table:style-name="Tabelle4.H26" office:value-type="string">
            <text:p text:style-name="P48"/>
          </table:table-cell>
          <table:table-cell table:style-name="Tabelle4.I26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26" office:value-type="string">
            <text:p text:style-name="P48"/>
          </table:table-cell>
          <table:table-cell table:style-name="Tabelle4.L26" office:value-type="string">
            <text:p text:style-name="P48"/>
          </table:table-cell>
          <table:table-cell table:style-name="Tabelle4.M26" office:value-type="string">
            <text:p text:style-name="P48"/>
          </table:table-cell>
          <table:table-cell table:style-name="Tabelle4.N26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26"/>
          <table:covered-table-cell table:style-name="Tabelle4.C26"/>
          <table:covered-table-cell table:style-name="Tabelle4.D26"/>
          <table:covered-table-cell table:style-name="Tabelle4.E26"/>
          <table:table-cell table:style-name="Tabelle4.F27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26"/>
          <table:covered-table-cell table:style-name="Tabelle4.C26"/>
          <table:covered-table-cell table:style-name="Tabelle4.D26"/>
          <table:covered-table-cell table:style-name="Tabelle4.E26"/>
          <table:table-cell table:style-name="Tabelle4.F28" office:value-type="string">
            <text:p text:style-name="P48"/>
          </table:table-cell>
          <table:table-cell table:style-name="Tabelle4.G28" office:value-type="string">
            <text:p text:style-name="P48"/>
          </table:table-cell>
          <table:table-cell table:style-name="Tabelle4.H28" office:value-type="string">
            <text:p text:style-name="P48"/>
          </table:table-cell>
          <table:table-cell table:style-name="Tabelle4.I28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28" office:value-type="string">
            <text:p text:style-name="P48"/>
          </table:table-cell>
          <table:table-cell table:style-name="Tabelle4.L28" office:value-type="string">
            <text:p text:style-name="P48"/>
          </table:table-cell>
          <table:table-cell table:style-name="Tabelle4.M28" office:value-type="string">
            <text:p text:style-name="P48"/>
          </table:table-cell>
          <table:table-cell table:style-name="Tabelle4.N28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30" table:number-rows-spanned="3" office:value-type="string">
            <text:p text:style-name="P48"/>
          </table:table-cell>
          <table:table-cell table:style-name="Tabelle4.C30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30" table:number-rows-spanned="3" office:value-type="string">
            <text:p text:style-name="P33"/>
          </table:table-cell>
          <table:table-cell table:style-name="Tabelle4.E30" table:number-rows-spanned="3" office:value-type="string">
            <text:p text:style-name="P48"/>
          </table:table-cell>
          <table:table-cell table:style-name="Tabelle4.F30" office:value-type="string">
            <text:p text:style-name="P48"/>
          </table:table-cell>
          <table:table-cell table:style-name="Tabelle4.G30" office:value-type="string">
            <text:p text:style-name="P48"/>
          </table:table-cell>
          <table:table-cell table:style-name="Tabelle4.H30" office:value-type="string">
            <text:p text:style-name="P48"/>
          </table:table-cell>
          <table:table-cell table:style-name="Tabelle4.I30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30" office:value-type="string">
            <text:p text:style-name="P48"/>
          </table:table-cell>
          <table:table-cell table:style-name="Tabelle4.L30" office:value-type="string">
            <text:p text:style-name="P48"/>
          </table:table-cell>
          <table:table-cell table:style-name="Tabelle4.M30" office:value-type="string">
            <text:p text:style-name="P48"/>
          </table:table-cell>
          <table:table-cell table:style-name="Tabelle4.N30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30"/>
          <table:covered-table-cell table:style-name="Tabelle4.C30"/>
          <table:covered-table-cell table:style-name="Tabelle4.D30"/>
          <table:covered-table-cell table:style-name="Tabelle4.E30"/>
          <table:table-cell table:style-name="Tabelle4.F31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30"/>
          <table:covered-table-cell table:style-name="Tabelle4.C30"/>
          <table:covered-table-cell table:style-name="Tabelle4.D30"/>
          <table:covered-table-cell table:style-name="Tabelle4.E30"/>
          <table:table-cell table:style-name="Tabelle4.F32" office:value-type="string">
            <text:p text:style-name="P48"/>
          </table:table-cell>
          <table:table-cell table:style-name="Tabelle4.G32" office:value-type="string">
            <text:p text:style-name="P48"/>
          </table:table-cell>
          <table:table-cell table:style-name="Tabelle4.H32" office:value-type="string">
            <text:p text:style-name="P48"/>
          </table:table-cell>
          <table:table-cell table:style-name="Tabelle4.I32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32" office:value-type="string">
            <text:p text:style-name="P48"/>
          </table:table-cell>
          <table:table-cell table:style-name="Tabelle4.L32" office:value-type="string">
            <text:p text:style-name="P48"/>
          </table:table-cell>
          <table:table-cell table:style-name="Tabelle4.M32" office:value-type="string">
            <text:p text:style-name="P48"/>
          </table:table-cell>
          <table:table-cell table:style-name="Tabelle4.N32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34" table:number-rows-spanned="3" office:value-type="string">
            <text:p text:style-name="P48"/>
          </table:table-cell>
          <table:table-cell table:style-name="Tabelle4.C34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34" table:number-rows-spanned="3" office:value-type="string">
            <text:p text:style-name="P33"/>
          </table:table-cell>
          <table:table-cell table:style-name="Tabelle4.E34" table:number-rows-spanned="3" office:value-type="string">
            <text:p text:style-name="P48"/>
          </table:table-cell>
          <table:table-cell table:style-name="Tabelle4.F34" office:value-type="string">
            <text:p text:style-name="P48"/>
          </table:table-cell>
          <table:table-cell table:style-name="Tabelle4.G34" office:value-type="string">
            <text:p text:style-name="P48"/>
          </table:table-cell>
          <table:table-cell table:style-name="Tabelle4.H34" office:value-type="string">
            <text:p text:style-name="P48"/>
          </table:table-cell>
          <table:table-cell table:style-name="Tabelle4.I34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34" office:value-type="string">
            <text:p text:style-name="P48"/>
          </table:table-cell>
          <table:table-cell table:style-name="Tabelle4.L34" office:value-type="string">
            <text:p text:style-name="P48"/>
          </table:table-cell>
          <table:table-cell table:style-name="Tabelle4.M34" office:value-type="string">
            <text:p text:style-name="P48"/>
          </table:table-cell>
          <table:table-cell table:style-name="Tabelle4.N34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34"/>
          <table:covered-table-cell table:style-name="Tabelle4.C34"/>
          <table:covered-table-cell table:style-name="Tabelle4.D34"/>
          <table:covered-table-cell table:style-name="Tabelle4.E34"/>
          <table:table-cell table:style-name="Tabelle4.F35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34"/>
          <table:covered-table-cell table:style-name="Tabelle4.C34"/>
          <table:covered-table-cell table:style-name="Tabelle4.D34"/>
          <table:covered-table-cell table:style-name="Tabelle4.E34"/>
          <table:table-cell table:style-name="Tabelle4.F36" office:value-type="string">
            <text:p text:style-name="P48"/>
          </table:table-cell>
          <table:table-cell table:style-name="Tabelle4.G36" office:value-type="string">
            <text:p text:style-name="P48"/>
          </table:table-cell>
          <table:table-cell table:style-name="Tabelle4.H36" office:value-type="string">
            <text:p text:style-name="P48"/>
          </table:table-cell>
          <table:table-cell table:style-name="Tabelle4.I36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36" office:value-type="string">
            <text:p text:style-name="P48"/>
          </table:table-cell>
          <table:table-cell table:style-name="Tabelle4.L36" office:value-type="string">
            <text:p text:style-name="P48"/>
          </table:table-cell>
          <table:table-cell table:style-name="Tabelle4.M36" office:value-type="string">
            <text:p text:style-name="P48"/>
          </table:table-cell>
          <table:table-cell table:style-name="Tabelle4.N36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38" table:number-rows-spanned="3" office:value-type="string">
            <text:p text:style-name="P48"/>
          </table:table-cell>
          <table:table-cell table:style-name="Tabelle4.C38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38" table:number-rows-spanned="3" office:value-type="string">
            <text:p text:style-name="P33"/>
          </table:table-cell>
          <table:table-cell table:style-name="Tabelle4.E38" table:number-rows-spanned="3" office:value-type="string">
            <text:p text:style-name="P48"/>
          </table:table-cell>
          <table:table-cell table:style-name="Tabelle4.F38" office:value-type="string">
            <text:p text:style-name="P48"/>
          </table:table-cell>
          <table:table-cell table:style-name="Tabelle4.G38" office:value-type="string">
            <text:p text:style-name="P48"/>
          </table:table-cell>
          <table:table-cell table:style-name="Tabelle4.H38" office:value-type="string">
            <text:p text:style-name="P48"/>
          </table:table-cell>
          <table:table-cell table:style-name="Tabelle4.I38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38" office:value-type="string">
            <text:p text:style-name="P48"/>
          </table:table-cell>
          <table:table-cell table:style-name="Tabelle4.L38" office:value-type="string">
            <text:p text:style-name="P48"/>
          </table:table-cell>
          <table:table-cell table:style-name="Tabelle4.M38" office:value-type="string">
            <text:p text:style-name="P48"/>
          </table:table-cell>
          <table:table-cell table:style-name="Tabelle4.N38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38"/>
          <table:covered-table-cell table:style-name="Tabelle4.C38"/>
          <table:covered-table-cell table:style-name="Tabelle4.D38"/>
          <table:covered-table-cell table:style-name="Tabelle4.E38"/>
          <table:table-cell table:style-name="Tabelle4.F39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38"/>
          <table:covered-table-cell table:style-name="Tabelle4.C38"/>
          <table:covered-table-cell table:style-name="Tabelle4.D38"/>
          <table:covered-table-cell table:style-name="Tabelle4.E38"/>
          <table:table-cell table:style-name="Tabelle4.F40" office:value-type="string">
            <text:p text:style-name="P48"/>
          </table:table-cell>
          <table:table-cell table:style-name="Tabelle4.G40" office:value-type="string">
            <text:p text:style-name="P48"/>
          </table:table-cell>
          <table:table-cell table:style-name="Tabelle4.H40" office:value-type="string">
            <text:p text:style-name="P48"/>
          </table:table-cell>
          <table:table-cell table:style-name="Tabelle4.I40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40" office:value-type="string">
            <text:p text:style-name="P48"/>
          </table:table-cell>
          <table:table-cell table:style-name="Tabelle4.L40" office:value-type="string">
            <text:p text:style-name="P48"/>
          </table:table-cell>
          <table:table-cell table:style-name="Tabelle4.M40" office:value-type="string">
            <text:p text:style-name="P48"/>
          </table:table-cell>
          <table:table-cell table:style-name="Tabelle4.N40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42" table:number-rows-spanned="3" office:value-type="string">
            <text:p text:style-name="P48"/>
          </table:table-cell>
          <table:table-cell table:style-name="Tabelle4.C42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42" table:number-rows-spanned="3" office:value-type="string">
            <text:p text:style-name="P33"/>
          </table:table-cell>
          <table:table-cell table:style-name="Tabelle4.E42" table:number-rows-spanned="3" office:value-type="string">
            <text:p text:style-name="P48"/>
          </table:table-cell>
          <table:table-cell table:style-name="Tabelle4.F42" office:value-type="string">
            <text:p text:style-name="P48"/>
          </table:table-cell>
          <table:table-cell table:style-name="Tabelle4.G42" office:value-type="string">
            <text:p text:style-name="P48"/>
          </table:table-cell>
          <table:table-cell table:style-name="Tabelle4.H42" office:value-type="string">
            <text:p text:style-name="P48"/>
          </table:table-cell>
          <table:table-cell table:style-name="Tabelle4.I42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42" office:value-type="string">
            <text:p text:style-name="P48"/>
          </table:table-cell>
          <table:table-cell table:style-name="Tabelle4.L42" office:value-type="string">
            <text:p text:style-name="P48"/>
          </table:table-cell>
          <table:table-cell table:style-name="Tabelle4.M42" office:value-type="string">
            <text:p text:style-name="P48"/>
          </table:table-cell>
          <table:table-cell table:style-name="Tabelle4.N42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42"/>
          <table:covered-table-cell table:style-name="Tabelle4.C42"/>
          <table:covered-table-cell table:style-name="Tabelle4.D42"/>
          <table:covered-table-cell table:style-name="Tabelle4.E42"/>
          <table:table-cell table:style-name="Tabelle4.F43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42"/>
          <table:covered-table-cell table:style-name="Tabelle4.C42"/>
          <table:covered-table-cell table:style-name="Tabelle4.D42"/>
          <table:covered-table-cell table:style-name="Tabelle4.E42"/>
          <table:table-cell table:style-name="Tabelle4.F44" office:value-type="string">
            <text:p text:style-name="P48"/>
          </table:table-cell>
          <table:table-cell table:style-name="Tabelle4.G44" office:value-type="string">
            <text:p text:style-name="P48"/>
          </table:table-cell>
          <table:table-cell table:style-name="Tabelle4.H44" office:value-type="string">
            <text:p text:style-name="P48"/>
          </table:table-cell>
          <table:table-cell table:style-name="Tabelle4.I44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44" office:value-type="string">
            <text:p text:style-name="P48"/>
          </table:table-cell>
          <table:table-cell table:style-name="Tabelle4.L44" office:value-type="string">
            <text:p text:style-name="P48"/>
          </table:table-cell>
          <table:table-cell table:style-name="Tabelle4.M44" office:value-type="string">
            <text:p text:style-name="P48"/>
          </table:table-cell>
          <table:table-cell table:style-name="Tabelle4.N44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46" table:number-rows-spanned="3" office:value-type="string">
            <text:p text:style-name="P48"/>
          </table:table-cell>
          <table:table-cell table:style-name="Tabelle4.C46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46" table:number-rows-spanned="3" office:value-type="string">
            <text:p text:style-name="P33"/>
          </table:table-cell>
          <table:table-cell table:style-name="Tabelle4.E46" table:number-rows-spanned="3" office:value-type="string">
            <text:p text:style-name="P48"/>
          </table:table-cell>
          <table:table-cell table:style-name="Tabelle4.F46" office:value-type="string">
            <text:p text:style-name="P48"/>
          </table:table-cell>
          <table:table-cell table:style-name="Tabelle4.G46" office:value-type="string">
            <text:p text:style-name="P48"/>
          </table:table-cell>
          <table:table-cell table:style-name="Tabelle4.H46" office:value-type="string">
            <text:p text:style-name="P48"/>
          </table:table-cell>
          <table:table-cell table:style-name="Tabelle4.I46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46" office:value-type="string">
            <text:p text:style-name="P48"/>
          </table:table-cell>
          <table:table-cell table:style-name="Tabelle4.L46" office:value-type="string">
            <text:p text:style-name="P48"/>
          </table:table-cell>
          <table:table-cell table:style-name="Tabelle4.M46" office:value-type="string">
            <text:p text:style-name="P48"/>
          </table:table-cell>
          <table:table-cell table:style-name="Tabelle4.N46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46"/>
          <table:covered-table-cell table:style-name="Tabelle4.C46"/>
          <table:covered-table-cell table:style-name="Tabelle4.D46"/>
          <table:covered-table-cell table:style-name="Tabelle4.E46"/>
          <table:table-cell table:style-name="Tabelle4.F47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46"/>
          <table:covered-table-cell table:style-name="Tabelle4.C46"/>
          <table:covered-table-cell table:style-name="Tabelle4.D46"/>
          <table:covered-table-cell table:style-name="Tabelle4.E46"/>
          <table:table-cell table:style-name="Tabelle4.F48" office:value-type="string">
            <text:p text:style-name="P48"/>
          </table:table-cell>
          <table:table-cell table:style-name="Tabelle4.G48" office:value-type="string">
            <text:p text:style-name="P48"/>
          </table:table-cell>
          <table:table-cell table:style-name="Tabelle4.H48" office:value-type="string">
            <text:p text:style-name="P48"/>
          </table:table-cell>
          <table:table-cell table:style-name="Tabelle4.I48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48" office:value-type="string">
            <text:p text:style-name="P48"/>
          </table:table-cell>
          <table:table-cell table:style-name="Tabelle4.L48" office:value-type="string">
            <text:p text:style-name="P48"/>
          </table:table-cell>
          <table:table-cell table:style-name="Tabelle4.M48" office:value-type="string">
            <text:p text:style-name="P48"/>
          </table:table-cell>
          <table:table-cell table:style-name="Tabelle4.N48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1">
          <table:table-cell table:style-name="Tabelle4.A2" table:number-rows-spanned="3" office:value-type="string">
            <text:p text:style-name="P48"/>
          </table:table-cell>
          <table:table-cell table:style-name="Tabelle4.B50" table:number-rows-spanned="3" office:value-type="string">
            <text:p text:style-name="P48"/>
          </table:table-cell>
          <table:table-cell table:style-name="Tabelle4.C50" table:number-rows-spanned="3" office:value-type="string">
            <text:p text:style-name="P33">Achternaam:</text:p>
            <text:p text:style-name="P33"/>
            <text:p text:style-name="P33">Locatie:</text:p>
          </table:table-cell>
          <table:table-cell table:style-name="Tabelle4.D50" table:number-rows-spanned="3" office:value-type="string">
            <text:p text:style-name="P33"/>
          </table:table-cell>
          <table:table-cell table:style-name="Tabelle4.E50" table:number-rows-spanned="3" office:value-type="string">
            <text:p text:style-name="P48"/>
          </table:table-cell>
          <table:table-cell table:style-name="Tabelle4.F50" office:value-type="string">
            <text:p text:style-name="P48"/>
          </table:table-cell>
          <table:table-cell table:style-name="Tabelle4.G50" office:value-type="string">
            <text:p text:style-name="P48"/>
          </table:table-cell>
          <table:table-cell table:style-name="Tabelle4.H50" office:value-type="string">
            <text:p text:style-name="P48"/>
          </table:table-cell>
          <table:table-cell table:style-name="Tabelle4.I50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50" office:value-type="string">
            <text:p text:style-name="P48"/>
          </table:table-cell>
          <table:table-cell table:style-name="Tabelle4.L50" office:value-type="string">
            <text:p text:style-name="P48"/>
          </table:table-cell>
          <table:table-cell table:style-name="Tabelle4.M50" office:value-type="string">
            <text:p text:style-name="P48"/>
          </table:table-cell>
          <table:table-cell table:style-name="Tabelle4.N50" office:value-type="string">
            <text:p text:style-name="P48"/>
          </table:table-cell>
        </table:table-row>
        <table:table-row table:style-name="Tabelle4.3">
          <table:covered-table-cell table:style-name="Tabelle4.A2"/>
          <table:covered-table-cell table:style-name="Tabelle4.B50"/>
          <table:covered-table-cell table:style-name="Tabelle4.C50"/>
          <table:covered-table-cell table:style-name="Tabelle4.D50"/>
          <table:covered-table-cell table:style-name="Tabelle4.E50"/>
          <table:table-cell table:style-name="Tabelle4.F51" table:number-columns-spanned="9" office:value-type="string">
            <text:p text:style-name="P48"/>
            <text:p text:style-name="P1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4.4">
          <table:covered-table-cell table:style-name="Tabelle4.A2"/>
          <table:covered-table-cell table:style-name="Tabelle4.B50"/>
          <table:covered-table-cell table:style-name="Tabelle4.C50"/>
          <table:covered-table-cell table:style-name="Tabelle4.D50"/>
          <table:covered-table-cell table:style-name="Tabelle4.E50"/>
          <table:table-cell table:style-name="Tabelle4.F52" office:value-type="string">
            <text:p text:style-name="P48"/>
          </table:table-cell>
          <table:table-cell table:style-name="Tabelle4.G52" office:value-type="string">
            <text:p text:style-name="P48"/>
          </table:table-cell>
          <table:table-cell table:style-name="Tabelle4.H52" office:value-type="string">
            <text:p text:style-name="P48"/>
          </table:table-cell>
          <table:table-cell table:style-name="Tabelle4.I52" office:value-type="string">
            <text:p text:style-name="P48"/>
          </table:table-cell>
          <table:table-cell table:style-name="Tabelle4.J2" office:value-type="string">
            <text:p text:style-name="P19">-</text:p>
          </table:table-cell>
          <table:table-cell table:style-name="Tabelle4.K52" office:value-type="string">
            <text:p text:style-name="P48"/>
          </table:table-cell>
          <table:table-cell table:style-name="Tabelle4.L52" office:value-type="string">
            <text:p text:style-name="P48"/>
          </table:table-cell>
          <table:table-cell table:style-name="Tabelle4.M52" office:value-type="string">
            <text:p text:style-name="P48"/>
          </table:table-cell>
          <table:table-cell table:style-name="Tabelle4.N52" office:value-type="string">
            <text:p text:style-name="P48"/>
          </table:table-cell>
        </table:table-row>
        <table:table-row table:style-name="Tabelle4.3">
          <table:table-cell table:style-name="Tabelle4.A5" table:number-columns-spanned="14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8"/>
      <text:list xml:id="list185742401053679" text:continue-numbering="true" text:style-name="Numbering_20_123">
        <text:list-item>
          <text:h text:style-name="P92" text:outline-level="2">Stembureaus <text:span text:style-name="T42">binnen</text:span><text:span text:style-name="T39"> </text:span><text:span text:style-name="Emphasis"><text:span text:style-name="T41"><text:span text:description="if (gebietMitListen.customData.isOpenbaarLichaam) {'het openbaar lichaam';} else if (wahlartKennzeichen=='BC') {if (gebietMitListen.get('name')=='Weesp') {'het stadsgebied'} else {'het stadsdeel'}} else {'de gemeente';}">de gemeente</text:span></text:span></text:span></text:h>
        </text:list-item>
      </text:list>
      <text:p text:style-name="Indented"><text:span text:style-name="Emphasis">Overzicht van de nummers en locaties van alle stembureaus binnen </text:span><text:span text:style-name="Emphasis"><text:span text:description="if (gebietMitListen.customData.isOpenbaarLichaam) {'het openbaar lichaam';} else if (wahlartKennzeichen=='BC') {if (gebietMitListen.get('name')=='Weesp') {'het stadsgebied'} else {'het stadsdeel'}} else {'de gemeente';}">de gemeente</text:span></text:span><text:span text:style-name="Emphasis">:</text:span></text:p>
      <text:p text:style-name="Standard"/>
      <text:p text:style-name="Indented"><text:span text:style-name="Emphasis">Indien het een mobiel stembureau betreft, vult u dat in bij “Locatie stembureau”.</text:span></text:p>
      <text:p text:style-name="Standard"/>
      <table:table table:name="Stembureaus" table:style-name="Stembureaus">
        <table:table-column table:style-name="Stembureaus.A"/>
        <table:table-row>
          <table:table-cell table:style-name="Stembureaus.A1" office:value-type="string">
            <text:p text:style-name="P34">Nummer <text:span text:description="erfassungsgebietMitListen.get('nummer')">1</text:span><text:s/>Locatie stembureau <text:span text:description="erfassungsgebietMitListen.get('name')">Hoornes West</text:span><text:s/><text:span text:description="if (erfassungsgebietMitListen.anschrift.plz) {'(postcode: '+erfassungsgebietMitListen.anschrift.plz+')'} else {''}">(postcode: 2221 LA)</text:span></text:p>
          </table:table-cell>
        </table:table-row>
        <table:table-row>
          <table:table-cell table:style-name="Stembureaus.A1" office:value-type="string">
            <text:p text:style-name="P34">Nummer <text:span text:description="erfassungsgebietMitListen.get('nummer')">2</text:span><text:s/>Locatie stembureau <text:span text:description="erfassungsgebietMitListen.get('name')">Hoge Mors</text:span><text:s/><text:span text:description="if (erfassungsgebietMitListen.anschrift.plz) {'(postcode: '+erfassungsgebietMitListen.anschrift.plz+')'} else {''}">(postcode: 2222 LB)</text:span></text:p>
          </table:table-cell>
        </table:table-row>
        <table:table-row>
          <table:table-cell table:style-name="Stembureaus.A1" office:value-type="string">
            <text:p text:style-name="P34">Nummer <text:span text:description="erfassungsgebietMitListen.get('nummer')">3</text:span><text:s/>Locatie stembureau <text:span text:description="erfassungsgebietMitListen.get('name')">Valkenburg</text:span><text:s/><text:span text:description="if (erfassungsgebietMitListen.anschrift.plz) {'(postcode: '+erfassungsgebietMitListen.anschrift.plz+')'} else {''}">(postcode: 2222 LC)</text:span></text:p>
          </table:table-cell>
        </table:table-row>
      </table:table>
      <text:p text:style-name="P34"/>
      <text:list xml:id="list185743980202477" text:continue-numbering="true" text:style-name="Numbering_20_123">
        <text:list-item>
          <text:h text:style-name="P84" text:outline-level="2">Aantal toegelaten kiezers <text:span text:style-name="T43">z</text:span>oals vastgesteld door het <text:span text:style-name="T5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Standard"/>
      <text:p text:style-name="P78"><text:span text:style-name="Emphasis"><text:span text:style-name="T32">Som van de aantallen toegelaten kiezers van alle stembureaus in </text:span></text:span><text:span text:style-name="Emphasis"><text:span text:style-name="T33"><text:span text:description="if (gebietMitListen.customData.isOpenbaarLichaam) {'het openbaar lichaam';} else if (wahlartKennzeichen=='BC') {if (gebietMitListen.get('name')=='Weesp') {'het stadsgebied'} else {'het stadsdeel'}} else {'de gemeente';}">de gemeente</text:span></text:span></text:span><text:span text:style-name="Emphasis"><text:span text:style-name="T32">. Dit is de som van de aantallen opgenomen in bijlage 2, rubriek 1 of, indien van toepassing, rubriek 3.</text:span></text:span></text:p>
      <text:p text:style-name="Standard"/>
      <table:table table:name="AantalToegelatenKiezers" table:style-name="AantalToegelatenKiezers">
        <table:table-column table:style-name="AantalToegelatenKiezers.A"/>
        <table:table-column table:style-name="AantalToegelatenKiezers.B"/>
        <table:table-column table:style-name="AantalToegelatenKiezers.C"/>
        <table:table-column table:style-name="AantalToegelatenKiezers.D"/>
        <table:table-column table:style-name="AantalToegelatenKiezers.E"/>
        <table:table-column table:style-name="AantalToegelatenKiezers.F"/>
        <table:table-header-rows>
          <table:table-row table:style-name="AantalToegelatenKiezers.1">
            <table:table-cell table:style-name="AantalToegelatenKiezers.A1" office:value-type="string">
              <text:p text:style-name="Standard"/>
            </table:table-cell>
            <table:table-cell table:style-name="AantalToegelatenKiezers.B1" office:value-type="string">
              <text:p text:style-name="Standard">Aantal geldige stempassen</text:p>
            </table:table-cell>
            <table:table-cell table:style-name="AantalToegelatenKiezers.C1" office:value-type="string">
              <text:p text:style-name="Standard"/>
            </table:table-cell>
            <table:table-cell table:style-name="AantalToegelatenKiezers.D1" office:value-type="string">
              <text:p text:style-name="P21"><text:span text:style-name="Strong_20_Emphasis">A</text:span></text:p>
            </table:table-cell>
            <table:table-cell table:style-name="AantalToegelatenKiezers.B1" office:value-type="string">
              <text:p text:style-name="P27"><text:span text:description="gebietMitListen.get('anzahlWaehlerOhneWahlschein')">92980</text:span></text:p>
            </table:table-cell>
            <table:table-cell table:style-name="AantalToegelatenKiezers.F1" office:value-type="string">
              <text:p text:style-name="Standard"/>
            </table:table-cell>
          </table:table-row>
        </table:table-header-rows>
        <table:table-row table:style-name="AantalToegelatenKiezers.2">
          <table:table-cell table:style-name="AantalToegelatenKiezers.A2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ToegelatenKiezers.3">
          <table:table-cell table:style-name="AantalToegelatenKiezers.A3" office:value-type="string">
            <text:p text:style-name="Standard"/>
          </table:table-cell>
          <table:table-cell table:style-name="AantalToegelatenKiezers.B1" office:value-type="string">
            <text:p text:style-name="Standard">Aantal geldige volmachtbewijzen (schriftelijk of via ingevulde stem- of kiezerspas)</text:p>
          </table:table-cell>
          <table:table-cell table:style-name="AantalToegelatenKiezers.C1" office:value-type="string">
            <text:p text:style-name="Standard"/>
          </table:table-cell>
          <table:table-cell table:style-name="AantalToegelatenKiezers.D1" office:value-type="string">
            <text:p text:style-name="P21"><text:span text:style-name="Strong_20_Emphasis">B</text:span></text:p>
          </table:table-cell>
          <table:table-cell table:style-name="AantalToegelatenKiezers.B1" office:value-type="string">
            <text:p text:style-name="P27"><text:span text:description="customDataErgebnisDaten.getAnzahlWaehlerMitVollmachtByGebietNurUrnenwahl(gebietMitListen)">329</text:span></text:p>
          </table:table-cell>
          <table:table-cell table:style-name="AantalToegelatenKiezers.F3" office:value-type="string">
            <text:p text:style-name="Standard"/>
          </table:table-cell>
        </table:table-row>
        <table:table-row table:style-name="AantalToegelatenKiezers.4">
          <table:table-cell table:style-name="AantalToegelatenKiezers.A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ToegelatenKiezers.5">
          <table:table-cell table:style-name="AantalToegelatenKiezers.A1" office:value-type="string">
            <text:p text:style-name="Standard"/>
          </table:table-cell>
          <table:table-cell table:style-name="AantalToegelatenKiezers.B1" office:value-type="string">
            <text:p text:style-name="Standard">Aantal geldige kiezerspassen</text:p>
          </table:table-cell>
          <table:table-cell table:style-name="AantalToegelatenKiezers.C1" office:value-type="string">
            <text:p text:style-name="Standard"/>
          </table:table-cell>
          <table:table-cell table:style-name="AantalToegelatenKiezers.D1" office:value-type="string">
            <text:p text:style-name="P21"><text:span text:style-name="Strong_20_Emphasis">C</text:span></text:p>
          </table:table-cell>
          <table:table-cell table:style-name="AantalToegelatenKiezers.B1" office:value-type="string">
            <text:p text:style-name="P27"><text:span text:description="customDataErgebnisDaten.getAnzahlWaehlerMitWahlscheinByGebietNurUrnenwahl(gebietMitListen)">28</text:span></text:p>
          </table:table-cell>
          <table:table-cell table:style-name="AantalToegelatenKiezers.F5" office:value-type="string">
            <text:p text:style-name="Standard"/>
          </table:table-cell>
        </table:table-row>
        <table:table-row table:style-name="AantalToegelatenKiezers.6">
          <table:table-cell table:style-name="AantalToegelatenKiezers.A6" table:number-rows-spanned="2" office:value-type="string">
            <text:p text:style-name="Standard"/>
          </table:table-cell>
          <table:table-cell table:style-name="AantalToegelatenKiezers.B6" table:number-rows-spanned="2" office:value-type="string">
            <text:p text:style-name="Standard"/>
          </table:table-cell>
          <table:table-cell table:style-name="AantalToegelatenKiezers.C6" table:number-rows-spanned="2" office:value-type="string">
            <text:p text:style-name="Standard"/>
          </table:table-cell>
          <table:table-cell table:style-name="AantalToegelatenKiezers.D6" table:number-columns-spanned="2" office:value-type="string">
            <text:p text:style-name="Standard"/>
          </table:table-cell>
          <table:covered-table-cell/>
          <table:table-cell table:style-name="AantalToegelatenKiezers.F6" table:number-rows-spanned="2" office:value-type="string">
            <text:p text:style-name="P22">Tel op <text:span text:style-name="Strong_20_Emphasis">+</text:span></text:p>
          </table:table-cell>
        </table:table-row>
        <table:table-row table:style-name="AantalToegelatenKiezers.7">
          <table:covered-table-cell table:style-name="AantalToegelatenKiezers.A6"/>
          <table:covered-table-cell table:style-name="AantalToegelatenKiezers.B6"/>
          <table:covered-table-cell table:style-name="AantalToegelatenKiezers.C6"/>
          <table:table-cell table:style-name="AantalToegelatenKiezers.D7" table:number-columns-spanned="2" office:value-type="string">
            <text:p text:style-name="Standard"/>
          </table:table-cell>
          <table:covered-table-cell/>
          <table:covered-table-cell table:style-name="AantalToegelatenKiezers.F6"/>
        </table:table-row>
        <table:table-row table:style-name="AantalToegelatenKiezers.8">
          <table:table-cell table:style-name="AantalToegelatenKiezers.A1" office:value-type="string">
            <text:p text:style-name="Standard"/>
          </table:table-cell>
          <table:table-cell table:style-name="AantalToegelatenKiezers.A1" office:value-type="string">
            <text:p text:style-name="P24"><text:span text:style-name="Extra_20_Strong_20_Emphasis"><text:span text:style-name="T29">Totaal </text:span></text:span><text:span text:style-name="T31">aantal toegelaten kiezers</text:span><text:span text:style-name="Extra_20_Strong_20_Emphasis"> ( A + B + C = D )</text:span></text:p>
          </table:table-cell>
          <table:table-cell table:style-name="AantalToegelatenKiezers.C8" office:value-type="string">
            <text:p text:style-name="Standard"/>
          </table:table-cell>
          <table:table-cell table:style-name="AantalToegelatenKiezers.D8" office:value-type="string">
            <text:p text:style-name="P21"><text:span text:style-name="Strong_20_Emphasis">D</text:span></text:p>
          </table:table-cell>
          <table:table-cell table:style-name="AantalToegelatenKiezers.B1" office:value-type="string">
            <text:p text:style-name="P27"><text:span text:description="customDataErgebnisDaten.getAnzahlWaehlerGesamtByGebietNurUrnenwahl(gebietMitListen)">93337</text:span></text:p>
          </table:table-cell>
          <table:table-cell table:style-name="AantalToegelatenKiezers.F8" office:value-type="string">
            <text:p text:style-name="Standard"/>
          </table:table-cell>
        </table:table-row>
      </table:table>
      <text:p text:style-name="Standard"/>
      <text:p text:style-name="Standard"/>
      <text:list xml:id="list185743655952200" text:continue-numbering="true" text:style-name="Numbering_20_123">
        <text:list-item>
          <text:h text:style-name="P85" text:outline-level="2">Aantal <text:span text:style-name="T40">uitgebrachte stemmen</text:span> zoals vastgesteld door het <text:span text:style-name="T5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Standard"><text:span text:style-name="Emphasis"/></text:p>
      <text:p text:style-name="P77"><text:span text:style-name="Emphasis"><text:span text:style-name="T28">Som van de aantallen uitgebrachte stemmen in alle stembureaus in </text:span></text:span><text:span text:style-name="Emphasis"><text:span text:style-name="T28"><text:span text:description="if (gebietMitListen.customData.isOpenbaarLichaam) {'het openbaar lichaam';} else if (wahlartKennzeichen=='BC') {if (gebietMitListen.get('name')=='Weesp') {'het stadsgebied'} else {'het stadsdeel'}} else {'de gemeente';}">de gemeente</text:span></text:span></text:span><text:span text:style-name="Emphasis"><text:span text:style-name="T28">. Dit is de s</text:span></text:span><text:span text:style-name="T28">om van de aantallen opgenomen in bijlage 2, rubriek 2</text:span><text:span text:style-name="Emphasis"><text:span text:style-name="T30">.</text:span></text:span></text:p>
      <text:p text:style-name="Standard"/>
      <table:table table:name="AantalUitgebrachteStemmen" table:style-name="AantalUitgebrachteStemmen">
        <table:table-column table:style-name="AantalUitgebrachteStemmen.A"/>
        <table:table-column table:style-name="AantalUitgebrachteStemmen.B"/>
        <table:table-column table:style-name="AantalUitgebrachteStemmen.C"/>
        <table:table-column table:style-name="AantalUitgebrachteStemmen.D"/>
        <table:table-column table:style-name="AantalUitgebrachteStemmen.E"/>
        <table:table-column table:style-name="AantalUitgebrachteStemmen.F"/>
        <table:table-header-rows>
          <table:table-row table:style-name="AantalUitgebrachteStemmen.1">
            <table:table-cell table:style-name="AantalUitgebrachteStemmen.A1" office:value-type="string">
              <text:p text:style-name="Standard"/>
            </table:table-cell>
            <table:table-cell table:style-name="AantalUitgebrachteStemmen.B1" office:value-type="string">
              <text:p text:style-name="Standard">Aantal stembiljetten met een geldige stem op een kandidaat</text:p>
            </table:table-cell>
            <table:table-cell table:style-name="AantalUitgebrachteStemmen.C1" office:value-type="string">
              <text:p text:style-name="Standard"/>
            </table:table-cell>
            <table:table-cell table:style-name="AantalUitgebrachteStemmen.D1" office:value-type="string">
              <text:p text:style-name="P21"><text:span text:style-name="Strong_20_Emphasis">E</text:span></text:p>
            </table:table-cell>
            <table:table-cell table:style-name="AantalUitgebrachteStemmen.B1" office:value-type="string">
              <text:p text:style-name="P27"><text:span text:description="customDataErgebnisDaten.getAnzahlGueltigeListenstimmenByGebietNurGesamtGemeinde(gebietMitListen)">93275</text:span></text:p>
            </table:table-cell>
            <table:table-cell table:style-name="AantalUitgebrachteStemmen.F1" office:value-type="string">
              <text:p text:style-name="Standard"/>
            </table:table-cell>
          </table:table-row>
        </table:table-header-rows>
        <table:table-row table:style-name="AantalUitgebrachteStemmen.2">
          <table:table-cell table:style-name="AantalUitgebrachteStemmen.A2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UitgebrachteStemmen.3">
          <table:table-cell table:style-name="AantalUitgebrachteStemmen.A3" office:value-type="string">
            <text:p text:style-name="Standard"/>
          </table:table-cell>
          <table:table-cell table:style-name="AantalUitgebrachteStemmen.B1" office:value-type="string">
            <text:p text:style-name="Standard">Aantal blanco stembiljetten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21"><text:span text:style-name="Strong_20_Emphasis">F</text:span></text:p>
          </table:table-cell>
          <table:table-cell table:style-name="AantalUitgebrachteStemmen.B1" office:value-type="string">
            <text:p text:style-name="P27"><text:span text:description="customDataErgebnisDaten.getAnzahlBlankoListenstimmenByGebietNurGesamtGemeinde(gebietMitListen)">4</text:span></text:p>
          </table:table-cell>
          <table:table-cell table:style-name="AantalUitgebrachteStemmen.F3" office:value-type="string">
            <text:p text:style-name="Standard"/>
          </table:table-cell>
        </table:table-row>
        <table:table-row table:style-name="AantalUitgebrachteStemmen.4">
          <table:table-cell table:style-name="AantalUitgebrachteStemmen.A4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AantalUitgebrachteStemmen.5">
          <table:table-cell table:style-name="AantalUitgebrachteStemmen.A1" office:value-type="string">
            <text:p text:style-name="Standard"/>
          </table:table-cell>
          <table:table-cell table:style-name="AantalUitgebrachteStemmen.B1" office:value-type="string">
            <text:p text:style-name="Standard">Aantal ongeldige stembiljetten</text:p>
          </table:table-cell>
          <table:table-cell table:style-name="AantalUitgebrachteStemmen.C1" office:value-type="string">
            <text:p text:style-name="Standard"/>
          </table:table-cell>
          <table:table-cell table:style-name="AantalUitgebrachteStemmen.D1" office:value-type="string">
            <text:p text:style-name="P21"><text:span text:style-name="Strong_20_Emphasis">G</text:span></text:p>
          </table:table-cell>
          <table:table-cell table:style-name="AantalUitgebrachteStemmen.B1" office:value-type="string">
            <text:p text:style-name="P27"><text:span text:description="customDataErgebnisDaten.getAnzahlUngueltigeListenstimmenByGebietNurGesamtGemeinde(gebietMitListen)">6</text:span></text:p>
          </table:table-cell>
          <table:table-cell table:style-name="AantalUitgebrachteStemmen.F5" office:value-type="string">
            <text:p text:style-name="Standard"/>
          </table:table-cell>
        </table:table-row>
        <table:table-row table:style-name="AantalUitgebrachteStemmen.6">
          <table:table-cell table:style-name="AantalUitgebrachteStemmen.A1" table:number-rows-spanned="2" office:value-type="string">
            <text:p text:style-name="Standard"/>
          </table:table-cell>
          <table:table-cell table:style-name="AantalUitgebrachteStemmen.B6" table:number-rows-spanned="2" office:value-type="string">
            <text:p text:style-name="Standard"/>
          </table:table-cell>
          <table:table-cell table:style-name="AantalUitgebrachteStemmen.C6" table:number-rows-spanned="2" office:value-type="string">
            <text:p text:style-name="Standard"/>
          </table:table-cell>
          <table:table-cell table:style-name="AantalUitgebrachteStemmen.D6" table:number-columns-spanned="2" office:value-type="string">
            <text:p text:style-name="P21"/>
          </table:table-cell>
          <table:covered-table-cell/>
          <table:table-cell table:style-name="AantalUitgebrachteStemmen.F6" table:number-rows-spanned="2" office:value-type="string">
            <text:p text:style-name="P23">Tel op <text:span text:style-name="Strong_20_Emphasis">+</text:span></text:p>
          </table:table-cell>
        </table:table-row>
        <table:table-row table:style-name="AantalUitgebrachteStemmen.6">
          <table:covered-table-cell table:style-name="AantalUitgebrachteStemmen.A1"/>
          <table:covered-table-cell table:style-name="AantalUitgebrachteStemmen.B7"/>
          <table:covered-table-cell table:style-name="AantalUitgebrachteStemmen.C7"/>
          <table:table-cell table:style-name="AantalUitgebrachteStemmen.D6" table:number-columns-spanned="2" office:value-type="string">
            <text:p text:style-name="P21"/>
          </table:table-cell>
          <table:covered-table-cell/>
          <table:covered-table-cell table:style-name="AantalUitgebrachteStemmen.F7"/>
        </table:table-row>
        <table:table-row table:style-name="AantalUitgebrachteStemmen.1">
          <table:table-cell table:style-name="AantalUitgebrachteStemmen.A1" office:value-type="string">
            <text:p text:style-name="P42"/>
          </table:table-cell>
          <table:table-cell table:style-name="AantalUitgebrachteStemmen.B8" office:value-type="string">
            <text:p text:style-name="P43"><text:span text:style-name="T44">Totaal aantal uitgebrachte stemmen (</text:span><text:span text:style-name="T17">E + F + G = H </text:span><text:span text:style-name="T44">) </text:span></text:p>
          </table:table-cell>
          <table:table-cell table:style-name="AantalUitgebrachteStemmen.C8" office:value-type="string">
            <text:p text:style-name="Standard"/>
          </table:table-cell>
          <table:table-cell table:style-name="AantalUitgebrachteStemmen.D8" office:value-type="string">
            <text:p text:style-name="P41">H</text:p>
          </table:table-cell>
          <table:table-cell table:style-name="AantalUitgebrachteStemmen.E8" office:value-type="string">
            <text:p text:style-name="P98"><text:span text:description="customDataErgebnisDaten.getAnzahlStimmzettelEingenommenGesamtByGebiet(gebietMitListen)">93285</text:span></text:p>
          </table:table-cell>
          <table:table-cell table:style-name="AantalUitgebrachteStemmen.F5" office:value-type="string">
            <text:p text:style-name="Standard"/>
          </table:table-cell>
        </table:table-row>
      </table:table>
      <text:p text:style-name="Standard"/>
      <text:p text:style-name="P57"><text:span text:style-name="Emphasis"/></text:p>
      <text:list xml:id="list185744122002185" text:continue-numbering="true" text:style-name="Numbering_20_123">
        <text:list-item>
          <text:h text:style-name="P89" text:outline-level="2">Verschil tussen het aantal toegelaten kiezers en het aantal uitgebrachte stemmen zoals vastgesteld door het <text:span text:style-name="T5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Standard"><text:span text:style-name="Emphasis"/></text:p>
      <text:p text:style-name="Standard">Is bij alle afzonderlijke stembureaus (na eventuele correctie door het <text:span text:style-name="T3"><text:span text:description="if (gebietMitListen.customData.isOpenbaarLichaam) {'stembureau voor het openbaar lichaam';} else {'gemeentelijk stembureau';}">gemeentelijk stembureau</text:span></text:span>) het aantal <text:span text:style-name="T36">uitgebrachte stemmen</text:span> en het aantal toegelaten kiezers gelijk?</text:p>
      <text:p text:style-name="Standard"/>
      <text:p text:style-name="P36">☐<text:tab/>Ja. <text:span text:style-name="T15">G</text:span>a verder met rubriek <text:span text:style-name="T14">7 (voor zover van toepassing)</text:span>.</text:p>
      <text:p text:style-name="Standard"/>
      <text:p text:style-name="P36">☒<text:tab/>Nee, voor <text:span text:description="if (customDataErgebnisDaten.getErfassungsgebieteHavingAnzahlStimmzettelEingenommenAbweichendZuviel().length==1) {'het stembureau met het nummer'} else {'de stembureaus met de nummers'}">het stembureau met het nummer</text:span><text:s/><text:span text:description="format.formatGesetzteFelderKommasepariert(customDataErgebnisDaten.getErfassungsgebieteHavingAnzahlStimmzettelEingenommenAbweichendZuvielNurUrnenwahl(),'nummer')">3</text:span><text:s/>zijn <text:span text:style-name="Strong_20_Bold_20_Underline">meer</text:span> stembiljetten geteld dan dat er kiezers zijn toegelaten tot de stemming.</text:p>
      <text:p text:style-name="P59"/>
      <table:table table:name="VerschilMeer" table:style-name="VerschilMeer">
        <table:table-column table:style-name="VerschilMeer.A"/>
        <table:table-column table:style-name="VerschilMeer.B"/>
        <table:table-column table:style-name="VerschilMeer.C"/>
        <table:table-column table:style-name="VerschilMeer.D"/>
        <table:table-row table:style-name="VerschilMeer.1">
          <table:table-cell table:style-name="VerschilMeer.A1" office:value-type="string">
            <text:p text:style-name="P47">Het aantal <text:span text:style-name="Strong_20_Bold_20_Underline">meer</text:span> getelde stembiljetten bedraagt:</text:p>
          </table:table-cell>
          <table:table-cell table:style-name="VerschilMeer.B1" office:value-type="string">
            <text:p text:style-name="P12"/>
          </table:table-cell>
          <table:table-cell table:style-name="VerschilMeer.C1" office:value-type="string">
            <text:p text:style-name="P29"><text:span text:description="customDataErgebnisDaten.getAnzahlStimmzettelEingenommenAbweichendZuvielByGebietNurUrnenwahl(gebietMitListen)">17</text:span></text:p>
          </table:table-cell>
          <table:table-cell table:style-name="VerschilMeer.D1" office:value-type="string">
            <text:p text:style-name="P12"/>
          </table:table-cell>
        </table:table-row>
      </table:table>
      <text:p text:style-name="P12"/>
      <text:p text:style-name="P36">☒<text:tab/>Nee, voor <text:span text:description="if (customDataErgebnisDaten.getErfassungsgebieteHavingAnzahlStimmzettelEingenommenAbweichendZuwenig().length==1) {'het stembureau met het nummer'} else {'de stembureaus met de nummers'}">de stembureaus met de nummers</text:span><text:s/><text:span text:description="format.formatGesetzteFelderKommasepariert(customDataErgebnisDaten.getErfassungsgebieteHavingAnzahlStimmzettelEingenommenAbweichendZuwenigNurUrnenwahl(),'nummer')">1, 2</text:span><text:s/>zijn <text:span text:style-name="Strong_20_Bold_20_Underline">minder</text:span> stembiljetten geteld dan dat er kiezers zijn toegelaten tot de stemming.</text:p>
      <text:p text:style-name="P12"/>
      <table:table table:name="VerschilMinder" table:style-name="VerschilMinder">
        <table:table-column table:style-name="VerschilMinder.A"/>
        <table:table-column table:style-name="VerschilMinder.B"/>
        <table:table-column table:style-name="VerschilMinder.C"/>
        <table:table-column table:style-name="VerschilMinder.D"/>
        <table:table-header-rows>
          <table:table-row table:style-name="VerschilMinder.1">
            <table:table-cell table:style-name="VerschilMinder.A1" office:value-type="string">
              <text:p text:style-name="P12"><text:span text:style-name="T20">Het aantal</text:span> <text:span text:style-name="Strong_20_Bold_20_Underline"><text:span text:style-name="T20">minder</text:span></text:span><text:span text:style-name="T20"> getelde stembiljetten bedraagt:</text:span></text:p>
            </table:table-cell>
            <table:table-cell table:style-name="VerschilMinder.B1" office:value-type="string">
              <text:p text:style-name="P12"/>
            </table:table-cell>
            <table:table-cell table:style-name="VerschilMinder.C1" office:value-type="string">
              <text:p text:style-name="P29"><text:span text:description="customDataErgebnisDaten.getAnzahlStimmzettelEingenommenAbweichendZuwenigByGebietNurUrnenwahl(gebietMitListen)">69</text:span></text:p>
            </table:table-cell>
            <table:table-cell table:style-name="VerschilMinder.D1" office:value-type="string">
              <text:p text:style-name="P12"/>
            </table:table-cell>
          </table:table-row>
        </table:table-header-rows>
      </table:table>
      <text:p text:style-name="P12"/>
      <text:p text:style-name="P71">Hoe worden deze verschillen in de processen-verbaal van de stembureaus verklaard?</text:p>
      <text:p text:style-name="P12"/>
      <text:p text:style-name="P11"><text:span text:style-name="Emphasis">Verklaar het verschil tussen het aantal getelde stembiljetten en het aantal toegelaten kiezers. Vermeld hoe vaak hier sprake van was. Er kan meer dan één verklaring zijn.</text:span></text:p>
      <text:p text:style-name="Indented"><text:span text:style-name="Emphasis"/></text:p>
      <text:p text:style-name="Indented"><text:span text:style-name="Emphasis"><text:span text:style-name="T45">Hieronder staan m</text:span></text:span><text:span text:style-name="T45">ogelijke</text:span><text:span text:style-name="Emphasis"><text:span text:style-name="T45"> verklaringen voor het verschil</text:span></text:span></text:p>
      <text:p text:style-name="Indented"><text:span text:style-name="Emphasis"><text:span text:style-name="T10">Vermeld hoe vaak de volgende situaties zich hebben voorgedaan. Zie hiervoor ook de gegevens per stembureau die zijn opgenomen in bijlage 2, rubriek 3.</text:span></text:span></text:p>
      <text:p text:style-name="Standard"/>
      <text:p text:style-name="P35"/>
      <table:table table:name="AantalMeerMinderUitgesplitst" table:style-name="AantalMeerMinderUitgesplitst">
        <table:table-column table:style-name="AantalMeerMinderUitgesplitst.A"/>
        <table:table-column table:style-name="AantalMeerMinderUitgesplitst.B"/>
        <table:table-column table:style-name="AantalMeerMinderUitgesplitst.C"/>
        <table:table-column table:style-name="AantalMeerMinderUitgesplitst.D"/>
        <table:table-column table:style-name="AantalMeerMinderUitgesplitst.E"/>
        <table:table-header-rows>
          <table:table-row table:style-name="AantalMeerMinderUitgesplitst.1">
            <table:table-cell table:style-name="AantalMeerMinderUitgesplitst.A1" table:number-columns-spanned="2" office:value-type="string">
              <text:p text:style-name="P35">Hoe vaak heeft een kiezer het stembiljet niet ingeleverd?</text:p>
            </table:table-cell>
            <table:covered-table-cell/>
            <table:table-cell table:style-name="AantalMeerMinderUitgesplitst.C1" office:value-type="string">
              <text:p text:style-name="P35"/>
            </table:table-cell>
            <table:table-cell table:style-name="AantalMeerMinderUitgesplitst.D1" office:value-type="string">
              <text:p text:style-name="P28"><text:span text:description="customDataErgebnisDaten.getAnzahlStimmzettelEingenommenAbweichendGrundAusgegebenNichtAbgegebenByGebietNurGesamtGemeinde(gebietMitListen)">33</text:span></text:p>
            </table:table-cell>
            <table:table-cell table:style-name="AantalMeerMinderUitgesplitst.E1" office:value-type="string">
              <text:p text:style-name="P35"/>
            </table:table-cell>
          </table:table-row>
        </table:table-header-rows>
        <table:table-row table:style-name="AantalMeerMinderUitgesplitst.2">
          <table:table-cell table:style-name="AantalMeerMinderUitgesplitst.A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1" table:number-columns-spanned="2" office:value-type="string">
            <text:p text:style-name="P35">Hoe vaak is er een stembiljet te weinig uitgereikt?</text:p>
          </table:table-cell>
          <table:covered-table-cell/>
          <table:table-cell table:style-name="AantalMeerMinderUitgesplitst.C3" office:value-type="string">
            <text:p text:style-name="P35"/>
          </table:table-cell>
          <table:table-cell table:style-name="AantalMeerMinderUitgesplitst.D1" office:value-type="string">
            <text:p text:style-name="P28"><text:span text:description="customDataErgebnisDaten.getAnzahlStimmzettelEingenommenAbweichendGrundAusgegebenZuwenigByGebietNurGesamtGemeinde(gebietMitListen)">11</text:span></text:p>
          </table:table-cell>
          <table:table-cell table:style-name="AantalMeerMinderUitgesplitst.E3" office:value-type="string">
            <text:p text:style-name="P35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5" table:number-columns-spanned="2" office:value-type="string">
            <text:p text:style-name="P35">Hoe vaak is er een stembiljet te veel uitgereikt?</text:p>
          </table:table-cell>
          <table:covered-table-cell/>
          <table:table-cell table:style-name="AantalMeerMinderUitgesplitst.C3" office:value-type="string">
            <text:p text:style-name="P35"/>
          </table:table-cell>
          <table:table-cell table:style-name="AantalMeerMinderUitgesplitst.D5" office:value-type="string">
            <text:p text:style-name="P28"><text:span text:description="customDataErgebnisDaten.getAnzahlStimmzettelEingenommenAbweichendGrundAusgegebenZuvielByGebietNurGesamtGemeinde(gebietMitListen)">20</text:span></text:p>
          </table:table-cell>
          <table:table-cell table:style-name="AantalMeerMinderUitgesplitst.E3" office:value-type="string">
            <text:p text:style-name="P35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7">
          <table:table-cell table:style-name="AantalMeerMinderUitgesplitst.A1" table:number-columns-spanned="2" office:value-type="string">
            <text:p text:style-name="P35">Hoe vaak is er een andere verklaring voor het verschil?</text:p>
            <text:p text:style-name="P25">(vermeld hieronder de andere verklaringen en hoe vaak er sprake van was)</text:p>
          </table:table-cell>
          <table:covered-table-cell/>
          <table:table-cell table:style-name="AantalMeerMinderUitgesplitst.C3" office:value-type="string">
            <text:p text:style-name="P35"/>
          </table:table-cell>
          <table:table-cell table:style-name="AantalMeerMinderUitgesplitst.D5" office:value-type="string">
            <text:p text:style-name="P28"><text:span text:description="customDataErgebnisDaten.getAnzahlStimmzettelEingenommenAbweichendGrundSonstigesByGebietNurGesamtGemeinde(gebietMitListen)">1</text:span></text:p>
          </table:table-cell>
          <table:table-cell table:style-name="AantalMeerMinderUitgesplitst.E3" office:value-type="string">
            <text:p text:style-name="P35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35"/>
          </table:table-cell>
          <table:table-cell table:style-name="AantalMeerMinderUitgesplitst.B8" office:value-type="string">
            <text:p text:style-name="P35"/>
          </table:table-cell>
          <table:table-cell table:style-name="AantalMeerMinderUitgesplitst.C8" office:value-type="string">
            <text:p text:style-name="P35"/>
          </table:table-cell>
          <table:table-cell table:style-name="AantalMeerMinderUitgesplitst.D8" office:value-type="string">
            <text:p text:style-name="P35"/>
          </table:table-cell>
          <table:table-cell table:style-name="AantalMeerMinderUitgesplitst.E8" office:value-type="string">
            <text:p text:style-name="P35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35"/>
          </table:table-cell>
          <table:table-cell table:style-name="AantalMeerMinderUitgesplitst.B8" office:value-type="string">
            <text:p text:style-name="P35"/>
          </table:table-cell>
          <table:table-cell table:style-name="AantalMeerMinderUitgesplitst.C8" office:value-type="string">
            <text:p text:style-name="P35"/>
          </table:table-cell>
          <table:table-cell table:style-name="AantalMeerMinderUitgesplitst.D8" office:value-type="string">
            <text:p text:style-name="P35"/>
          </table:table-cell>
          <table:table-cell table:style-name="AantalMeerMinderUitgesplitst.E8" office:value-type="string">
            <text:p text:style-name="P35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35"/>
          </table:table-cell>
          <table:table-cell table:style-name="AantalMeerMinderUitgesplitst.B8" office:value-type="string">
            <text:p text:style-name="P35"/>
          </table:table-cell>
          <table:table-cell table:style-name="AantalMeerMinderUitgesplitst.C8" office:value-type="string">
            <text:p text:style-name="P35"/>
          </table:table-cell>
          <table:table-cell table:style-name="AantalMeerMinderUitgesplitst.D8" office:value-type="string">
            <text:p text:style-name="P35"/>
          </table:table-cell>
          <table:table-cell table:style-name="AantalMeerMinderUitgesplitst.E8" office:value-type="string">
            <text:p text:style-name="P35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35"/>
          </table:table-cell>
          <table:table-cell table:style-name="AantalMeerMinderUitgesplitst.B8" office:value-type="string">
            <text:p text:style-name="P35"/>
          </table:table-cell>
          <table:table-cell table:style-name="AantalMeerMinderUitgesplitst.C8" office:value-type="string">
            <text:p text:style-name="P35"/>
          </table:table-cell>
          <table:table-cell table:style-name="AantalMeerMinderUitgesplitst.D8" office:value-type="string">
            <text:p text:style-name="P35"/>
          </table:table-cell>
          <table:table-cell table:style-name="AantalMeerMinderUitgesplitst.E8" office:value-type="string">
            <text:p text:style-name="P35"/>
          </table:table-cell>
        </table:table-row>
        <table:table-row table:style-name="AantalMeerMinderUitgesplitst.8">
          <table:table-cell table:style-name="AantalMeerMinderUitgesplitst.A8" office:value-type="string">
            <text:p text:style-name="P35"/>
          </table:table-cell>
          <table:table-cell table:style-name="AantalMeerMinderUitgesplitst.B8" office:value-type="string">
            <text:p text:style-name="P35"/>
          </table:table-cell>
          <table:table-cell table:style-name="AantalMeerMinderUitgesplitst.C8" office:value-type="string">
            <text:p text:style-name="P35"/>
          </table:table-cell>
          <table:table-cell table:style-name="AantalMeerMinderUitgesplitst.D8" office:value-type="string">
            <text:p text:style-name="P35"/>
          </table:table-cell>
          <table:table-cell table:style-name="AantalMeerMinderUitgesplitst.E8" office:value-type="string">
            <text:p text:style-name="P35"/>
          </table:table-cell>
        </table:table-row>
        <table:table-row table:style-name="AantalMeerMinderUitgesplitst.2">
          <table:table-cell table:style-name="AantalMeerMinderUitgesplitst.A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AantalMeerMinderUitgesplitst.1">
          <table:table-cell table:style-name="AantalMeerMinderUitgesplitst.A1" table:number-columns-spanned="2" office:value-type="string">
            <text:p text:style-name="P35">Hoe vaak is er geen verklaring voor het verschil?</text:p>
          </table:table-cell>
          <table:covered-table-cell/>
          <table:table-cell table:style-name="AantalMeerMinderUitgesplitst.C14" office:value-type="string">
            <text:p text:style-name="P35"/>
          </table:table-cell>
          <table:table-cell table:style-name="AantalMeerMinderUitgesplitst.D1" office:value-type="string">
            <text:p text:style-name="P28"><text:span text:description="customDataErgebnisDaten.getAnzahlStimmzettelEingenommenAbweichendGrundUnbekanntByGebietNurGesamtGemeinde(gebietMitListen)">1</text:span></text:p>
          </table:table-cell>
          <table:table-cell table:style-name="AantalMeerMinderUitgesplitst.E14" office:value-type="string">
            <text:p text:style-name="P35"/>
          </table:table-cell>
        </table:table-row>
      </table:table>
      <text:p text:style-name="P35"/>
      <text:list xml:id="list185742736580470" text:continue-numbering="true" text:style-name="Numbering_20_123">
        <text:list-item>
          <text:h text:style-name="Inverted_20_Heading_20_2" text:outline-level="2">Nieuwe telling aantal toegelaten kiezers bij onverklaarde telverschillen</text:h>
        </text:list-item>
      </text:list>
      <text:p text:style-name="P4"><text:span text:style-name="Emphasis">Voor de volgende stembureaus heeft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een nieuwe telling uitgevoerd van het aantal toegelaten kiezers, omdat er sprake was van een </text:span><text:span text:style-name="Emphasis"><text:span text:style-name="T26">onverklaard</text:span></text:span><text:span text:style-name="Emphasis"><text:span text:style-name="T25"> </text:span></text:span><text:span text:style-name="Emphasis">verschil tussen enerzijds het aantal toegelaten kiezers zoals vastgesteld door het stembureau en anderzijds het aantal </text:span><text:span text:style-name="Emphasis"><text:span text:style-name="T37">uitgebrachte stemmen</text:span></text:span><text:span text:style-name="Emphasis"> zoals vastgesteld door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(zie rubriek 3 van bijlage(n) 2 bij dit proces-verbaal):</text:span></text:p>
      <text:p text:style-name="Indented"><text:span text:style-name="Emphasis"/></text:p>
      <text:p text:style-name="P5"/>
      <table:table table:name="NieuweTelling" table:style-name="NieuweTelling">
        <table:table-column table:style-name="NieuweTelling.A"/>
        <text:soft-page-break/>
        <table:table-row>
          <table:table-cell table:style-name="NieuweTelling.A1" office:value-type="string">
            <text:p text:style-name="P5">Nummer <text:span text:description="erfassungsgebiet.get('nummer')">1</text:span><text:s/>Locatie stembureau <text:span text:description="erfassungsgebiet.get('name')">Hoornes West</text:span><text:s/><text:span text:description="if (erfassungsgebiet.anschrift.plz) {'(postcode: '+erfassungsgebiet.anschrift.plz+')'} else {''}">(postcode: 2221 LA)</text:span></text:p>
          </table:table-cell>
        </table:table-row>
        <table:table-row>
          <table:table-cell table:style-name="NieuweTelling.A1" office:value-type="string">
            <text:p text:style-name="P5">Nummer <text:span text:description="erfassungsgebiet.get('nummer')">2</text:span><text:s/>Locatie stembureau <text:span text:description="erfassungsgebiet.get('name')">Hoge Mors</text:span><text:s/><text:span text:description="if (erfassungsgebiet.anschrift.plz) {'(postcode: '+erfassungsgebiet.anschrift.plz+')'} else {''}">(postcode: 2222 LB)</text:span></text:p>
          </table:table-cell>
        </table:table-row>
        <table:table-row>
          <table:table-cell table:style-name="NieuweTelling.A1" office:value-type="string">
            <text:p text:style-name="P5">Nummer <text:span text:description="erfassungsgebiet.get('nummer')">3</text:span><text:s/>Locatie stembureau <text:span text:description="erfassungsgebiet.get('name')">Valkenburg</text:span><text:s/><text:span text:description="if (erfassungsgebiet.anschrift.plz) {'(postcode: '+erfassungsgebiet.anschrift.plz+')'} else {''}">(postcode: 2222 LC)</text:span></text:p>
          </table:table-cell>
        </table:table-row>
      </table:table>
      <text:p text:style-name="P58"/>
      <text:list xml:id="list185742341324422" text:continue-numbering="true" text:style-name="Numbering_20_123">
        <text:list-item>
          <text:h text:style-name="P87" text:outline-level="2">Bij gecombineerde stemmingen</text:h>
        </text:list-item>
      </text:list>
      <text:p text:style-name="P16">Zijn de verzegelde pakken van een andere verkiezing geopend omdat er een gegrond vermoeden bestond dat stembiljetten, stempassen, volmachtbewijzen of kiezerspassen van de eigen verkiezing zich in deze pakken bevonden?</text:p>
      <text:p text:style-name="P16"/>
      <text:list xml:id="list185744057656580" text:continue-list="list3118658846" text:style-name="List_20_3">
        <text:list-item>
          <text:p text:style-name="P97">Nee</text:p>
        </text:list-item>
      </text:list>
      <text:p text:style-name="P37"/>
      <text:list xml:id="list185742920281592" text:continue-numbering="true" text:style-name="List_20_3">
        <text:list-item>
          <text:p text:style-name="P94">Ja, er zijn verzegelde pakken van de verkiezing van <text:span text:style-name="T8">______________________________</text:span> geopend.<text:line-break/>Hierin zijn aangetroffen en bij de stemopneming van de eigen verkiezing betrokken:</text:p>
        </text:list-item>
      </text:list>
      <text:p text:style-name="P16"/>
      <text:p text:style-name="P15"><text:span text:style-name="Emphasis">Noteer hier het nummer van het betreffende stembureau en het aantal stembiljetten, dan wel stempassen, volmachtbewijzen of kiezerspassen dat is aangetroffen.</text:span></text:p>
      <text:p text:style-name="P15"><text:span text:style-name="Emphasis"/></text:p>
      <text:p text:style-name="P15"><text:span text:style-name="Emphasis"/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62"/>
          </table:table-cell>
        </table:table-row>
        <table:table-row table:style-name="Tabelle1.1">
          <table:table-cell table:style-name="Tabelle1.A2" office:value-type="string">
            <text:p text:style-name="P62"/>
          </table:table-cell>
        </table:table-row>
        <table:table-row table:style-name="Tabelle1.1">
          <table:table-cell table:style-name="Tabelle1.A2" office:value-type="string">
            <text:p text:style-name="P62"/>
          </table:table-cell>
        </table:table-row>
        <table:table-row table:style-name="Tabelle1.1">
          <table:table-cell table:style-name="Tabelle1.A2" office:value-type="string">
            <text:p text:style-name="P62"/>
          </table:table-cell>
        </table:table-row>
        <table:table-row table:style-name="Tabelle1.1">
          <table:table-cell table:style-name="Tabelle1.A2" office:value-type="string">
            <text:p text:style-name="P62"/>
          </table:table-cell>
        </table:table-row>
        <table:table-row table:style-name="Tabelle1.1">
          <table:table-cell table:style-name="Tabelle1.A2" office:value-type="string">
            <text:p text:style-name="P62"/>
          </table:table-cell>
        </table:table-row>
        <table:table-row table:style-name="Tabelle1.1">
          <table:table-cell table:style-name="Tabelle1.A2" office:value-type="string">
            <text:p text:style-name="P62"/>
          </table:table-cell>
        </table:table-row>
      </table:table>
      <text:list xml:id="list185742184731648" text:continue-list="list185742341324422" text:style-name="Numbering_20_123">
        <text:list-item>
          <text:h text:style-name="P83" text:outline-level="2">Bezwaren van kiezers tijdens de zitting van het <text:span text:style-name="T3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Standard">Bezwaren zijn klachten of aanmerkingen van kiezers. Voorbeelden van bezwaren <text:span text:style-name="T2">van kiezers</text:span>: een stem op een stembiljet wordt onterecht geldig, ongeldig of blanco verklaard, het resultaat van de telling wordt niet bekend gemaakt, het resultaat van de telling is onjuist. </text:p>
      <text:p text:style-name="Indented"><text:span text:style-name="Emphasis"/></text:p>
      <text:p text:style-name="P14"><text:span text:style-name="Emphasis">Leg alle bezwaren die zijn ingebracht tijdens de zitting van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vast in dit proces-verbaal. Ook als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het er niet mee eens is. Heeft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een reactie op het bezwaar? Noteer die dan ook. </text:span><text:span text:style-name="Extra_20_Strong_20_Emphasis_20_Underline">Let op:</text:span><text:span text:style-name="Emphasis"> noteer geen persoonsgegevens van kiezers.</text:span></text:p>
      <text:p text:style-name="Standard"/>
      <text:p text:style-name="P61">Bezwaren</text:p>
      <text:p text:style-name="Standard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63"/>
          </table:table-cell>
        </table:table-row>
        <table:table-row table:style-name="Tabelle2.1">
          <table:table-cell table:style-name="Tabelle2.A2" office:value-type="string">
            <text:p text:style-name="P63"/>
          </table:table-cell>
        </table:table-row>
        <table:table-row table:style-name="Tabelle2.1">
          <table:table-cell table:style-name="Tabelle2.A2" office:value-type="string">
            <text:p text:style-name="P63"/>
          </table:table-cell>
        </table:table-row>
        <table:table-row table:style-name="Tabelle2.1">
          <table:table-cell table:style-name="Tabelle2.A2" office:value-type="string">
            <text:p text:style-name="P63"/>
          </table:table-cell>
        </table:table-row>
        <table:table-row table:style-name="Tabelle2.1">
          <table:table-cell table:style-name="Tabelle2.A2" office:value-type="string">
            <text:p text:style-name="P63"/>
          </table:table-cell>
        </table:table-row>
        <table:table-row table:style-name="Tabelle2.1">
          <table:table-cell table:style-name="Tabelle2.A2" office:value-type="string">
            <text:p text:style-name="P63"/>
          </table:table-cell>
        </table:table-row>
        <table:table-row table:style-name="Tabelle2.1">
          <table:table-cell table:style-name="Tabelle2.A2" office:value-type="string">
            <text:p text:style-name="P63"/>
          </table:table-cell>
        </table:table-row>
      </table:table>
      <text:list xml:id="list185743887748067" text:continue-numbering="true" text:style-name="Numbering_20_123">
        <text:list-item>
          <text:h text:style-name="P86" text:outline-level="2">Onregelmatigheden of bijzonderheden tijdens de zitting</text:h>
        </text:list-item>
      </text:list>
      <text:p text:style-name="Indented"><text:span text:style-name="Emphasis"><text:span text:style-name="T45">Omschrijf de onregelmatigheden of bijzonderheden tijdens de zitting en vermeld hoe vaak hier sprake van was.</text:span></text:span><text:span text:style-name="T45"> </text:span><text:span text:style-name="T46">Denk onder andere ook aan de situatie dat er onverhoopt iets is misgegaan tijdens het vervoer en/of de opslag van de stembescheiden.</text:span><text:span text:style-name="Emphasis"><text:line-break/></text:span><text:span text:style-name="Extra_20_Strong_20_Emphasis_20_Underline">Let op:</text:span><text:span text:style-name="Emphasis"> noteer geen persoonsgegevens van kiezers.</text:span></text:p>
      <text:p text:style-name="Standard"/>
      <text:p text:style-name="P60">Onregelmatigheden of bijzonderheden</text:p>
      <text:p text:style-name="Standard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63"/>
          </table:table-cell>
        </table:table-row>
        <table:table-row table:style-name="Tabelle3.1">
          <table:table-cell table:style-name="Tabelle3.A2" office:value-type="string">
            <text:p text:style-name="P63"/>
          </table:table-cell>
        </table:table-row>
        <table:table-row table:style-name="Tabelle3.1">
          <table:table-cell table:style-name="Tabelle3.A2" office:value-type="string">
            <text:p text:style-name="P63"/>
          </table:table-cell>
        </table:table-row>
        <table:table-row table:style-name="Tabelle3.1">
          <table:table-cell table:style-name="Tabelle3.A2" office:value-type="string">
            <text:p text:style-name="P63"/>
          </table:table-cell>
        </table:table-row>
        <table:table-row table:style-name="Tabelle3.1">
          <table:table-cell table:style-name="Tabelle3.A2" office:value-type="string">
            <text:p text:style-name="P63"/>
          </table:table-cell>
        </table:table-row>
        <table:table-row table:style-name="Tabelle3.1">
          <table:table-cell table:style-name="Tabelle3.A2" office:value-type="string">
            <text:p text:style-name="P63"/>
          </table:table-cell>
        </table:table-row>
        <table:table-row table:style-name="Tabelle3.1">
          <table:table-cell table:style-name="Tabelle3.A2" office:value-type="string">
            <text:p text:style-name="P63"/>
          </table:table-cell>
        </table:table-row>
      </table:table>
      <text:p text:style-name="P58"/>
      <text:list xml:id="list185742127512771" text:continue-numbering="true" text:style-name="Numbering_20_123">
        <text:list-item>
          <text:h text:style-name="P93" text:outline-level="2">Aantal stemmen per lijst en per kandidaat <text:span text:style-name="T2">in</text:span> <text:span text:style-name="T3"><text:span text:description="if (gebietMitListen.customData.isOpenbaarLichaam) {'het openbaar lichaam';} else {'de gemeente';}">de gemeente</text:span></text:span></text:h>
        </text:list-item>
      </text:list>
      <text:p text:style-name="P10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38"><text:span text:style-name="Strong_20_Emphasis">Lijstnaam<text:line-break/></text:span></text:p>
              <text:p text:style-name="P38"><text:span text:style-name="Strong_20_Emphasis">Lijstnummer</text:span></text:p>
            </table:table-cell>
            <table:table-cell table:style-name="Lijst.B1" office:value-type="string">
              <text:p text:style-name="P39"><text:span text:description="liste.get('kennwort')">Het Verschil</text:span></text:p>
              <text:p text:style-name="P38"/>
              <text:p text:style-name="P39"><text:span text:description="liste.get('ordnungszahl')">1</text:span></text:p>
            </table:table-cell>
            <table:table-cell table:style-name="Lijst.C1" office:value-type="string">
              <text:p text:style-name="P38"/>
            </table:table-cell>
          </table:table-row>
          <table:table-row table:style-name="Lijst.1">
            <table:table-cell table:style-name="Lijst.A2" office:value-type="string">
              <text:p text:style-name="P38"><text:span text:style-name="Strong_20_Emphasis">Nummer<text:line-break/>op de lijst</text:span></text:p>
            </table:table-cell>
            <table:table-cell table:style-name="Lijst.A2" office:value-type="string">
              <text:p text:style-name="P38"><text:span text:style-name="Strong_20_Emphasis">Naam kandidaat</text:span></text:p>
            </table:table-cell>
            <table:table-cell table:style-name="Lijst.A2" office:value-type="string">
              <text:p text:style-name="P38"><text:span text:style-name="Strong_20_Emphasis">Aantal stemmen</text:span></text:p>
            </table:table-cell>
          </table:table-row>
        </table:table-header-rows>
        <table:table-row>
          <table:table-cell table:style-name="Lijst.A3" office:value-type="string">
            <text:p text:style-name="P26"><text:span text:description="listenkandidatur.get('listenkandidaturPositionStimmzettel')">1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Bultenaar, H. (Horatio)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140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2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van der Dewansingh, I. (Inderjeet)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130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3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van der Stappen, S. (Suzanne)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40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4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de Wolters, R. (Renée)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10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5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Jansens, A. (Anita)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10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6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Bilgiç, D. (Drača)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70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7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Homeros, A. (Athena)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3475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8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van der Laar, A. (Albert)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5000</text:span></text:p>
          </table:table-cell>
        </table:table-row>
        <table:table-row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26"><text:span text:style-name="Strong_20_Emphasis"><text:span text:style-name="T18">Totaal </text:span></text:span>(stemcijfer)</text:p>
          </table:table-cell>
          <table:table-cell table:style-name="Lijst.C3" office:value-type="string">
            <text:p text:style-name="P26"><text:span text:style-name="Strong_20_Emphasis"><text:span text:description="customDataErgebnisDaten.getAnzahlListeListenstimmenByGebietNurGesamtGemeinde(gebietMitListen, liste)">48475</text:span></text:span></text:p>
          </table:table-cell>
        </table:table-row>
      </table:table>
      <text:p text:style-name="P38"/>
      <text:p text:style-name="P10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38"><text:span text:style-name="Strong_20_Emphasis">Lijstnaam<text:line-break/></text:span></text:p>
              <text:p text:style-name="P38"><text:span text:style-name="Strong_20_Emphasis">Lijstnummer</text:span></text:p>
            </table:table-cell>
            <table:table-cell table:style-name="Lijst.B1" office:value-type="string">
              <text:p text:style-name="P39"><text:span text:description="liste.get('kennwort')">Kleurenpartij</text:span></text:p>
              <text:p text:style-name="P38"/>
              <text:p text:style-name="P39"><text:span text:description="liste.get('ordnungszahl')">2</text:span></text:p>
            </table:table-cell>
            <table:table-cell table:style-name="Lijst.C1" office:value-type="string">
              <text:p text:style-name="P38"/>
            </table:table-cell>
          </table:table-row>
          <table:table-row table:style-name="Lijst.1">
            <table:table-cell table:style-name="Lijst.A2" office:value-type="string">
              <text:p text:style-name="P38"><text:span text:style-name="Strong_20_Emphasis">Nummer<text:line-break/>op de lijst</text:span></text:p>
            </table:table-cell>
            <table:table-cell table:style-name="Lijst.A2" office:value-type="string">
              <text:p text:style-name="P38"><text:span text:style-name="Strong_20_Emphasis">Naam kandidaat</text:span></text:p>
            </table:table-cell>
            <table:table-cell table:style-name="Lijst.A2" office:value-type="string">
              <text:p text:style-name="P38"><text:span text:style-name="Strong_20_Emphasis">Aantal stemmen</text:span></text:p>
            </table:table-cell>
          </table:table-row>
        </table:table-header-rows>
        <table:table-row>
          <table:table-cell table:style-name="Lijst.A3" office:value-type="string">
            <text:p text:style-name="P26"><text:span text:description="listenkandidatur.get('listenkandidaturPositionStimmzettel')">1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Vogel, K.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87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2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d'Angelo-Huis in 't Veld, P.D.L.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77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3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van der Burg, H.P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67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4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de Beer, M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57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5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Sigurðardóttir, G.S.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47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6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Holthuizen, T. (v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37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7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Holthuizen, A. (m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27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8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Kumari, B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1700</text:span></text:p>
          </table:table-cell>
        </table:table-row>
        <table:table-row>
          <table:table-cell table:style-name="Lijst.A3" office:value-type="string">
            <text:p text:style-name="P26"><text:span text:description="listenkandidatur.get('listenkandidaturPositionStimmzettel')">9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Olympos, L. (v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7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10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Plieger, R. (m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500</text:span></text:p>
          </table:table-cell>
        </table:table-row>
        <table:table-row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26"><text:span text:style-name="Strong_20_Emphasis"><text:span text:style-name="T18">Totaal </text:span></text:span>(stemcijfer)</text:p>
          </table:table-cell>
          <table:table-cell table:style-name="Lijst.C3" office:value-type="string">
            <text:p text:style-name="P26"><text:span text:style-name="Strong_20_Emphasis"><text:span text:description="customDataErgebnisDaten.getAnzahlListeListenstimmenByGebietNurGesamtGemeinde(gebietMitListen, liste)">42800</text:span></text:span></text:p>
          </table:table-cell>
        </table:table-row>
      </table:table>
      <text:p text:style-name="P38"/>
      <text:p text:style-name="P10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38"><text:span text:style-name="Strong_20_Emphasis">Lijstnaam<text:line-break/></text:span></text:p>
              <text:p text:style-name="P38"><text:span text:style-name="Strong_20_Emphasis">Lijstnummer</text:span></text:p>
            </table:table-cell>
            <table:table-cell table:style-name="Lijst.B1" office:value-type="string">
              <text:p text:style-name="P39"><text:span text:description="liste.get('kennwort')">Prozen en Poëzie</text:span></text:p>
              <text:p text:style-name="P38"/>
              <text:p text:style-name="P39"><text:span text:description="liste.get('ordnungszahl')">3</text:span></text:p>
            </table:table-cell>
            <table:table-cell table:style-name="Lijst.C1" office:value-type="string">
              <text:p text:style-name="P38"/>
            </table:table-cell>
          </table:table-row>
          <table:table-row table:style-name="Lijst.1">
            <table:table-cell table:style-name="Lijst.A2" office:value-type="string">
              <text:p text:style-name="P38"><text:span text:style-name="Strong_20_Emphasis">Nummer<text:line-break/>op de lijst</text:span></text:p>
            </table:table-cell>
            <table:table-cell table:style-name="Lijst.A2" office:value-type="string">
              <text:p text:style-name="P38"><text:span text:style-name="Strong_20_Emphasis">Naam kandidaat</text:span></text:p>
            </table:table-cell>
            <table:table-cell table:style-name="Lijst.A2" office:value-type="string">
              <text:p text:style-name="P38"><text:span text:style-name="Strong_20_Emphasis">Aantal stemmen</text:span></text:p>
            </table:table-cell>
          </table:table-row>
        </table:table-header-rows>
        <table:table-row>
          <table:table-cell table:style-name="Lijst.A3" office:value-type="string">
            <text:p text:style-name="P26"><text:span text:description="listenkandidatur.get('listenkandidaturPositionStimmzettel')">1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Tjon á Jon, C. (Chen)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10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2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Wellingasterveen, A.J.J. (Antonius Johannes Joseph)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26"><text:span text:style-name="Strong_20_Emphasis"><text:span text:style-name="T18">Totaal </text:span></text:span>(stemcijfer)</text:p>
          </table:table-cell>
          <table:table-cell table:style-name="Lijst.C3" office:value-type="string">
            <text:p text:style-name="P26"><text:span text:style-name="Strong_20_Emphasis"><text:span text:description="customDataErgebnisDaten.getAnzahlListeListenstimmenByGebietNurGesamtGemeinde(gebietMitListen, liste)">1000</text:span></text:span></text:p>
          </table:table-cell>
        </table:table-row>
      </table:table>
      <text:p text:style-name="P38"/>
      <text:p text:style-name="P10"/>
      <table:table table:name="Lijst" table:style-name="Lijst">
        <table:table-column table:style-name="Lijst.A"/>
        <table:table-column table:style-name="Lijst.B"/>
        <table:table-column table:style-name="Lijst.C"/>
        <table:table-header-rows>
          <table:table-row table:style-name="Lijst.1">
            <table:table-cell table:style-name="Lijst.A1" office:value-type="string">
              <text:p text:style-name="P38"><text:span text:style-name="Strong_20_Emphasis">Lijstnaam<text:line-break/></text:span></text:p>
              <text:p text:style-name="P38"><text:span text:style-name="Strong_20_Emphasis">Lijstnummer</text:span></text:p>
            </table:table-cell>
            <table:table-cell table:style-name="Lijst.B1" office:value-type="string">
              <text:p text:style-name="P39"><text:span text:description="liste.get('kennwort')">Sportpartij</text:span></text:p>
              <text:p text:style-name="P38"/>
              <text:p text:style-name="P39"><text:span text:description="liste.get('ordnungszahl')">4</text:span></text:p>
            </table:table-cell>
            <table:table-cell table:style-name="Lijst.C1" office:value-type="string">
              <text:p text:style-name="P38"/>
            </table:table-cell>
          </table:table-row>
          <table:table-row table:style-name="Lijst.1">
            <table:table-cell table:style-name="Lijst.A2" office:value-type="string">
              <text:p text:style-name="P38"><text:span text:style-name="Strong_20_Emphasis">Nummer<text:line-break/>op de lijst</text:span></text:p>
            </table:table-cell>
            <table:table-cell table:style-name="Lijst.A2" office:value-type="string">
              <text:p text:style-name="P38"><text:span text:style-name="Strong_20_Emphasis">Naam kandidaat</text:span></text:p>
            </table:table-cell>
            <table:table-cell table:style-name="Lijst.A2" office:value-type="string">
              <text:p text:style-name="P38"><text:span text:style-name="Strong_20_Emphasis">Aantal stemmen</text:span></text:p>
            </table:table-cell>
          </table:table-row>
        </table:table-header-rows>
        <table:table-row>
          <table:table-cell table:style-name="Lijst.A3" office:value-type="string">
            <text:p text:style-name="P26"><text:span text:description="listenkandidatur.get('listenkandidaturPositionStimmzettel')">1</text:span></text:p>
          </table:table-cell>
          <table:table-cell table:style-name="Lijst.A3" office:value-type="string">
            <text:p text:style-name="P73"><text:span text:description="customDataErgebnisDaten.formatKandidaturNamenAufStimmzettel(listenkandidatur)">de Roos, H.</text:span><text:span text:style-name="Strong_20_Emphasis"><text:span text:style-name="T9"/></text:span></text:p>
          </table:table-cell>
          <table:table-cell table:style-name="Lijst.C3" office:value-type="string">
            <text:p text:style-name="P26"><text:span text:description="customDataErgebnisDaten.getAnzahlListenkandidaturListenstimmenByGebietNurGesamtGemeinde(gebietMitListen,listenkandidatur)">1000</text:span></text:p>
          </table:table-cell>
        </table:table-row>
        <table:table-row table:style-name="Lijst.4">
          <table:table-cell table:style-name="Lijst.A4" office:value-type="string">
            <text:p text:style-name="P26"><text:span text:description="listenkandidatur.get('listenkandidaturPositionStimmzettel')">2</text:span></text:p>
          </table:table-cell>
          <table:table-cell table:style-name="Lijst.A4" office:value-type="string">
            <text:p text:style-name="P73"><text:span text:description="customDataErgebnisDaten.formatKandidaturNamenAufStimmzettel(listenkandidatur)">Vermeer, C.</text:span><text:span text:style-name="Strong_20_Emphasis"><text:span text:style-name="T9"/></text:span></text:p>
          </table:table-cell>
          <table:table-cell table:style-name="Lijst.C4" office:value-type="string">
            <text:p text:style-name="P26"><text:span text:description="customDataErgebnisDaten.getAnzahlListenkandidaturListenstimmenByGebietNurGesamtGemeinde(gebietMitListen,listenkandidatur)">0</text:span></text:p>
          </table:table-cell>
        </table:table-row>
        <table:table-row>
          <table:table-cell table:style-name="Lijst.A3" office:value-type="string">
            <text:p text:style-name="Standard"/>
          </table:table-cell>
          <table:table-cell table:style-name="Lijst.A3" office:value-type="string">
            <text:p text:style-name="P26"><text:span text:style-name="Strong_20_Emphasis"><text:span text:style-name="T18">Totaal </text:span></text:span>(stemcijfer)</text:p>
          </table:table-cell>
          <table:table-cell table:style-name="Lijst.C3" office:value-type="string">
            <text:p text:style-name="P26"><text:span text:style-name="Strong_20_Emphasis"><text:span text:description="customDataErgebnisDaten.getAnzahlListeListenstimmenByGebietNurGesamtGemeinde(gebietMitListen, liste)">1000</text:span></text:span></text:p>
          </table:table-cell>
        </table:table-row>
      </table:table>
      <text:p text:style-name="P38"/>
      <text:p text:style-name="P58"/>
      <text:list xml:id="list185742027607500" text:continue-numbering="true" text:style-name="Numbering_20_123">
        <text:list-item>
          <text:h text:style-name="P90" text:outline-level="2"><text:span text:style-name="T16">Leden van het</text:span> <text:span text:style-name="T3"><text:span text:description="if (gebietMitListen.customData.isOpenbaarLichaam) {'stembureau voor het openbaar lichaam';} else {'gemeentelijk stembureau';}">gemeentelijk stembureau</text:span></text:span></text:h>
        </text:list-item>
      </text:list>
      <text:p text:style-name="P9"><text:span text:style-name="Emphasis">Alle leden van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die aanwezig zijn aan het einde van de zitting, noteren hieronder hun naam. Ga vervolgens naar rubriek 1</text:span><text:span text:style-name="Emphasis"><text:span text:style-name="T20">3</text:span></text:span><text:span text:style-name="Emphasis"> voor de ondertekening.</text:span></text:p>
      <text:p text:style-name="P30"/>
      <text:p text:style-name="P30"/>
      <table:table table:name="StembureauledenTellingDatum" table:style-name="StembureauledenTellingDatum">
        <table:table-column table:style-name="StembureauledenTellingDatum.A"/>
        <table:table-column table:style-name="StembureauledenTellingDatum.B" table:number-columns-repeated="2"/>
        <table:table-column table:style-name="StembureauledenTellingDatum.D"/>
        <table:table-column table:style-name="StembureauledenTellingDatum.B"/>
        <table:table-column table:style-name="StembureauledenTellingDatum.F"/>
        <table:table-column table:style-name="StembureauledenTellingDatum.G"/>
        <table:table-column table:style-name="StembureauledenTellingDatum.H"/>
        <table:table-column table:style-name="StembureauledenTellingDatum.I" table:number-columns-repeated="2"/>
        <table:table-column table:style-name="StembureauledenTellingDatum.K"/>
        <table:table-header-rows>
          <table:table-row table:style-name="StembureauledenTellingDatum.1"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2" office:value-type="string">
              <text:p text:style-name="Table_20_Heading">Dag</text:p>
            </table:table-cell>
            <table:covered-table-cell/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2" office:value-type="string">
              <text:p text:style-name="Table_20_Heading">Maand</text:p>
            </table:table-cell>
            <table:covered-table-cell/>
            <table:table-cell table:style-name="StembureauledenTellingDatum.A1" office:value-type="string">
              <text:p text:style-name="Table_20_Heading"/>
            </table:table-cell>
            <table:table-cell table:style-name="StembureauledenTellingDatum.A1" table:number-columns-spanned="4" office:value-type="string">
              <text:p text:style-name="Table_20_Heading">Jaar</text:p>
            </table:table-cell>
            <table:covered-table-cell/>
            <table:covered-table-cell/>
            <table:covered-table-cell/>
          </table:table-row>
        </table:table-header-rows>
        <table:table-row table:style-name="StembureauledenTellingDatum.2">
          <table:table-cell table:style-name="StembureauledenTellingDatum.A2" office:value-type="string">
            <text:p text:style-name="P26">Datum:</text:p>
          </table:table-cell>
          <table:table-cell table:style-name="StembureauledenTellingDatum.B2" office:value-type="string">
            <text:p text:style-name="Standard"/>
          </table:table-cell>
          <table:table-cell table:style-name="StembureauledenTellingDatum.C2" office:value-type="string">
            <text:p text:style-name="Standard"/>
          </table:table-cell>
          <table:table-cell table:style-name="StembureauledenTellingDatum.D2" office:value-type="string">
            <text:p text:style-name="P17">-</text:p>
          </table:table-cell>
          <table:table-cell table:style-name="StembureauledenTellingDatum.E2" office:value-type="string">
            <text:p text:style-name="Standard"/>
          </table:table-cell>
          <table:table-cell table:style-name="StembureauledenTellingDatum.F2" office:value-type="string">
            <text:p text:style-name="Standard"/>
          </table:table-cell>
          <table:table-cell table:style-name="StembureauledenTellingDatum.G2" office:value-type="string">
            <text:p text:style-name="P17">-</text:p>
          </table:table-cell>
          <table:table-cell table:style-name="StembureauledenTellingDatum.H2" office:value-type="string">
            <text:p text:style-name="Standard"/>
          </table:table-cell>
          <table:table-cell table:style-name="StembureauledenTellingDatum.I2" office:value-type="string">
            <text:p text:style-name="Standard"/>
          </table:table-cell>
          <table:table-cell table:style-name="StembureauledenTellingDatum.J2" office:value-type="string">
            <text:p text:style-name="Standard"/>
          </table:table-cell>
          <table:table-cell table:style-name="StembureauledenTellingDatum.K2" office:value-type="string">
            <text:p text:style-name="Standard"/>
          </table:table-cell>
        </table:table-row>
      </table:table>
      <text:p text:style-name="Standard"><text:span text:style-name="Emphasis"/></text:p>
      <text:p text:style-name="P6"><text:span text:style-name="Emphasis"><text:span text:style-name="T11">Naam voorzitter</text:span></text:span></text:p>
      <table:table table:name="StembureauledenTellingVoorzitter" table:style-name="StembureauledenTellingVoorzitter">
        <table:table-column table:style-name="StembureauledenTellingVoorzitter.A"/>
        <table:table-column table:style-name="StembureauledenTellingVoorzitter.B"/>
        <table:table-header-rows>
          <table:table-row table:style-name="StembureauledenTellingVoorzitter.1">
            <table:table-cell table:style-name="StembureauledenTellingVoorzitter.A1" office:value-type="string">
              <text:p text:style-name="P17"><text:span text:style-name="Strong_20_Emphasis">1</text:span></text:p>
            </table:table-cell>
            <table:table-cell table:style-name="StembureauledenTellingVoorzitter.B1" office:value-type="string">
              <text:p text:style-name="Standard"/>
            </table:table-cell>
          </table:table-row>
        </table:table-header-rows>
      </table:table>
      <text:p text:style-name="Standard"><text:span text:style-name="Emphasis"/></text:p>
      <text:p text:style-name="P6"><text:span text:style-name="Emphasis"><text:span text:style-name="T11">Namen stembureauleden</text:span></text:span></text:p>
      <table:table table:name="StembureauledenTellingLeden" table:style-name="StembureauledenTellingLeden">
        <table:table-column table:style-name="StembureauledenTellingLeden.A"/>
        <table:table-column table:style-name="StembureauledenTellingLeden.B"/>
        <table:table-header-rows>
          <table:table-row table:style-name="StembureauledenTellingLeden.1">
            <table:table-cell table:style-name="StembureauledenTellingLeden.A1" office:value-type="string">
              <text:p text:style-name="P18"><text:span text:style-name="Strong_20_Emphasis">2</text:span></text:p>
            </table:table-cell>
            <table:table-cell table:style-name="StembureauledenTellingLeden.B1" office:value-type="string">
              <text:p text:style-name="P12"/>
            </table:table-cell>
          </table:table-row>
        </table:table-header-rows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<text:span text:style-name="Strong_20_Emphasis">3</text:span></text:p>
          </table:table-cell>
          <table:table-cell table:style-name="StembureauledenTellingLeden.B3" office:value-type="string">
            <text:p text:style-name="P12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<text:span text:style-name="Strong_20_Emphasis">4</text:span></text:p>
          </table:table-cell>
          <table:table-cell table:style-name="StembureauledenTellingLeden.B5" office:value-type="string">
            <text:p text:style-name="P12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7" office:value-type="string">
            <text:p text:style-name="P18"><text:span text:style-name="Strong_20_Emphasis">5</text:span></text:p>
          </table:table-cell>
          <table:table-cell table:style-name="StembureauledenTellingLeden.B7" office:value-type="string">
            <text:p text:style-name="P12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<text:span text:style-name="Strong_20_Emphasis">6</text:span></text:p>
          </table:table-cell>
          <table:table-cell table:style-name="StembureauledenTellingLeden.B9" office:value-type="string">
            <text:p text:style-name="P12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<text:span text:style-name="Strong_20_Emphasis">7</text:span></text:p>
          </table:table-cell>
          <table:table-cell table:style-name="StembureauledenTellingLeden.B11" office:value-type="string">
            <text:p text:style-name="P12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<text:span text:style-name="Strong_20_Emphasis"><text:span text:style-name="T24">8</text:span></text:span></text:p>
          </table:table-cell>
          <table:table-cell table:style-name="StembureauledenTellingLeden.B13" office:value-type="string">
            <text:p text:style-name="P12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<text:span text:style-name="Strong_20_Emphasis"><text:span text:style-name="T24">9</text:span></text:span></text:p>
          </table:table-cell>
          <table:table-cell table:style-name="StembureauledenTellingLeden.B15" office:value-type="string">
            <text:p text:style-name="P12"/>
          </table:table-cell>
        </table:table-row>
        <table:table-row table:style-name="StembureauledenTellingLeden.2">
          <table:table-cell table:style-name="StembureauledenTellingLeden.A2" table:number-columns-spanned="2" office:value-type="string">
            <text:p text:style-name="P18"/>
          </table:table-cell>
          <table:covered-table-cell/>
        </table:table-row>
        <table:table-row table:style-name="StembureauledenTellingLeden.1">
          <table:table-cell table:style-name="StembureauledenTellingLeden.A3" office:value-type="string">
            <text:p text:style-name="P18"><text:span text:style-name="Strong_20_Emphasis"><text:span text:style-name="T24">10</text:span></text:span></text:p>
          </table:table-cell>
          <table:table-cell table:style-name="StembureauledenTellingLeden.B17" office:value-type="string">
            <text:p text:style-name="P12"/>
          </table:table-cell>
        </table:table-row>
      </table:table>
      <text:p text:style-name="P12"/>
      <text:p text:style-name="P13"><text:span text:style-name="Emphasis"/></text:p>
      <text:list xml:id="list185742067475434" text:continue-numbering="true" text:style-name="Numbering_20_123">
        <text:list-item>
          <text:p text:style-name="P91">Ondertekening leden van het <text:span text:style-name="T3"><text:span text:description="if (gebietMitListen.customData.isOpenbaarLichaam) {'stembureau voor het openbaar lichaam';} else {'gemeentelijk stembureau';}">gemeentelijk stembureau</text:span></text:span></text:p>
        </text:list-item>
      </text:list>
      <text:p text:style-name="P11"><text:span text:style-name="Emphasis">Alle leden van het </text:span><text:span text:style-name="Emphasis"><text:span text:style-name="T3"><text:span text:description="if (gebietMitListen.customData.isOpenbaarLichaam) {'stembureau voor het openbaar lichaam';} else {'gemeentelijk stembureau';}">gemeentelijk stembureau</text:span></text:span></text:span><text:span text:style-name="Emphasis"><text:s/>die in rubriek 1</text:span><text:span text:style-name="Emphasis"><text:span text:style-name="T20">2</text:span></text:span><text:span text:style-name="Emphasis"> hun naam hebben genoteerd, ondertekenen het proces-verbaal. Houd hierbij de volgorde aan van rubriek 1</text:span><text:span text:style-name="Emphasis"><text:span text:style-name="T20">2</text:span></text:span><text:span text:style-name="Emphasis">.</text:span></text:p>
      <text:p text:style-name="Standard"/>
      <table:table table:name="DatumTijdOndertekening" table:style-name="DatumTijdOndertekening">
        <table:table-column table:style-name="DatumTijdOndertekening.A"/>
        <table:table-column table:style-name="DatumTijdOndertekening.B" table:number-columns-repeated="4"/>
        <table:table-column table:style-name="DatumTijdOndertekening.F"/>
        <table:table-column table:style-name="DatumTijdOndertekening.B"/>
        <table:table-column table:style-name="DatumTijdOndertekening.H"/>
        <table:table-column table:style-name="DatumTijdOndertekening.B"/>
        <table:table-column table:style-name="DatumTijdOndertekening.J"/>
        <table:table-column table:style-name="DatumTijdOndertekening.K"/>
        <table:table-column table:style-name="DatumTijdOndertekening.L"/>
        <table:table-column table:style-name="DatumTijdOndertekening.M"/>
        <table:table-column table:style-name="DatumTijdOndertekening.N"/>
        <table:table-row table:style-name="DatumTijdOndertekening.1">
          <table:table-cell table:style-name="DatumTijdOndertekening.A1" office:value-type="string">
            <text:p text:style-name="P46"/>
          </table:table-cell>
          <table:table-cell table:style-name="DatumTijdOndertekening.A1" table:number-columns-spanned="2" office:value-type="string">
            <text:p text:style-name="P46">Dag</text:p>
          </table:table-cell>
          <table:covered-table-cell/>
          <table:table-cell table:style-name="DatumTijdOndertekening.A1" table:number-columns-spanned="2" office:value-type="string">
            <text:p text:style-name="P55">Maand</text:p>
          </table:table-cell>
          <table:covered-table-cell/>
          <table:table-cell table:style-name="DatumTijdOndertekening.A1" table:number-columns-spanned="4" office:value-type="string">
            <text:p text:style-name="P55">Jaar</text:p>
          </table:table-cell>
          <table:covered-table-cell/>
          <table:covered-table-cell/>
          <table:covered-table-cell/>
          <table:table-cell table:style-name="DatumTijdOndertekening.A1" office:value-type="string">
            <text:p text:style-name="P55"/>
          </table:table-cell>
          <table:table-cell table:style-name="DatumTijdOndertekening.A1" table:number-columns-spanned="4" office:value-type="string">
            <text:p text:style-name="P55">Tijd</text:p>
          </table:table-cell>
          <table:covered-table-cell/>
          <table:covered-table-cell/>
          <table:covered-table-cell/>
        </table:table-row>
        <table:table-row table:style-name="DatumTijdOndertekening.2">
          <table:table-cell table:style-name="DatumTijdOndertekening.A2" office:value-type="string">
            <text:p text:style-name="P45">Datum en tijdstip:</text:p>
          </table:table-cell>
          <table:table-cell table:style-name="DatumTijdOndertekening.B2" office:value-type="string">
            <text:p text:style-name="P45"/>
          </table:table-cell>
          <table:table-cell table:style-name="DatumTijdOndertekening.C2" office:value-type="string">
            <text:p text:style-name="P45"/>
          </table:table-cell>
          <table:table-cell table:style-name="DatumTijdOndertekening.D2" office:value-type="string">
            <text:p text:style-name="P45"/>
          </table:table-cell>
          <table:table-cell table:style-name="DatumTijdOndertekening.E2" office:value-type="string">
            <text:p text:style-name="P45"/>
          </table:table-cell>
          <table:table-cell table:style-name="DatumTijdOndertekening.B2" office:value-type="string">
            <text:p text:style-name="P45"/>
          </table:table-cell>
          <table:table-cell table:style-name="DatumTijdOndertekening.G2" office:value-type="string">
            <text:p text:style-name="P45"/>
          </table:table-cell>
          <table:table-cell table:style-name="DatumTijdOndertekening.G2" office:value-type="string">
            <text:p text:style-name="P45"/>
          </table:table-cell>
          <table:table-cell table:style-name="DatumTijdOndertekening.C2" office:value-type="string">
            <text:p text:style-name="P45"/>
          </table:table-cell>
          <table:table-cell table:style-name="DatumTijdOndertekening.J2" office:value-type="string">
            <text:p text:style-name="P45"/>
          </table:table-cell>
          <table:table-cell table:style-name="DatumTijdOndertekening.K2" office:value-type="string">
            <text:p text:style-name="P45"/>
          </table:table-cell>
          <table:table-cell table:style-name="DatumTijdOndertekening.L2" office:value-type="string">
            <text:p text:style-name="P40"/>
          </table:table-cell>
          <table:table-cell table:style-name="DatumTijdOndertekening.K2" office:value-type="string">
            <text:p text:style-name="P45"/>
          </table:table-cell>
          <table:table-cell table:style-name="DatumTijdOndertekening.L2" office:value-type="string">
            <text:p text:style-name="P40"/>
          </table:table-cell>
        </table:table-row>
      </table:table>
      <text:p text:style-name="P7"><text:span text:style-name="Emphasis"><text:span text:style-name="T11">Handtekening voorzitter</text:span></text:span></text:p>
      <table:table table:name="Tabelle8" table:style-name="Tabelle8">
        <table:table-column table:style-name="Tabelle8.A"/>
        <table:table-column table:style-name="Tabelle8.B"/>
        <table:table-header-rows>
          <table:table-row table:style-name="Tabelle8.1">
            <table:table-cell table:style-name="Tabelle8.A1" office:value-type="string">
              <text:p text:style-name="P20"><text:span text:style-name="Strong_20_Emphasis">1</text:span></text:p>
            </table:table-cell>
            <table:table-cell table:style-name="Tabelle8.B1" office:value-type="string">
              <text:p text:style-name="P50"/>
            </table:table-cell>
          </table:table-row>
        </table:table-header-rows>
        <table:table-row table:style-name="Tabelle8.2">
          <table:table-cell table:style-name="Tabelle8.A2" office:value-type="string">
            <text:p text:style-name="P20"/>
          </table:table-cell>
          <table:table-cell table:style-name="Tabelle8.B2" office:value-type="string">
            <text:p text:style-name="P50"/>
          </table:table-cell>
        </table:table-row>
      </table:table>
      <text:p text:style-name="P8"><text:span text:style-name="Emphasis"/></text:p>
      <text:p text:style-name="P8"><text:span text:style-name="Emphasis"><text:span text:style-name="T11">Handtekening stembureauleden</text:span></text:span></text:p>
      <text:p text:style-name="P50"/>
      <table:table table:name="Tabelle6" table:style-name="Tabelle6">
        <table:table-column table:style-name="Tabelle6.A"/>
        <table:table-column table:style-name="Tabelle6.B"/>
        <table:table-header-rows>
          <table:table-row table:style-name="Tabelle6.1">
            <table:table-cell table:style-name="Tabelle6.A1" office:value-type="string">
              <text:p text:style-name="P20"><text:span text:style-name="Strong_20_Emphasis">2</text:span></text:p>
            </table:table-cell>
            <table:table-cell table:style-name="Tabelle6.B1" office:value-type="string">
              <text:p text:style-name="P50"/>
            </table:table-cell>
          </table:table-row>
        </table:table-header-rows>
        <table:table-row table:style-name="Tabelle6.2">
          <table:table-cell table:style-name="Tabelle6.A2" office:value-type="string">
            <text:p text:style-name="P20"/>
          </table:table-cell>
          <table:table-cell table:style-name="Tabelle6.B2" office:value-type="string">
            <text:p text:style-name="P50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<text:span text:style-name="Strong_20_Emphasis">3</text:span></text:p>
          </table:table-cell>
          <table:table-cell table:style-name="Tabelle6.B4" office:value-type="string">
            <text:p text:style-name="P50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5" office:value-type="string">
            <text:p text:style-name="P50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<text:span text:style-name="Strong_20_Emphasis">4</text:span></text:p>
          </table:table-cell>
          <table:table-cell table:style-name="Tabelle6.B7" office:value-type="string">
            <text:p text:style-name="P50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8" office:value-type="string">
            <text:p text:style-name="P50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10" office:value-type="string">
            <text:p text:style-name="P20"><text:span text:style-name="Strong_20_Emphasis">5</text:span></text:p>
          </table:table-cell>
          <table:table-cell table:style-name="Tabelle6.B10" office:value-type="string">
            <text:p text:style-name="P50"/>
          </table:table-cell>
        </table:table-row>
        <table:table-row table:style-name="Tabelle6.2">
          <table:table-cell table:style-name="Tabelle6.A2" office:value-type="string">
            <text:p text:style-name="P20"/>
          </table:table-cell>
          <table:table-cell table:style-name="Tabelle6.B11" office:value-type="string">
            <text:p text:style-name="P50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<text:span text:style-name="Strong_20_Emphasis">6</text:span></text:p>
          </table:table-cell>
          <table:table-cell table:style-name="Tabelle6.B13" office:value-type="string">
            <text:p text:style-name="P50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14" office:value-type="string">
            <text:p text:style-name="P50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<text:span text:style-name="Strong_20_Emphasis">7</text:span></text:p>
          </table:table-cell>
          <table:table-cell table:style-name="Tabelle6.B16" office:value-type="string">
            <text:p text:style-name="P50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17" office:value-type="string">
            <text:p text:style-name="P50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<text:span text:style-name="Strong_20_Emphasis"><text:span text:style-name="T24">8</text:span></text:span></text:p>
          </table:table-cell>
          <table:table-cell table:style-name="Tabelle6.B19" office:value-type="string">
            <text:p text:style-name="P50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20" office:value-type="string">
            <text:p text:style-name="P50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<text:span text:style-name="Strong_20_Emphasis"><text:span text:style-name="T24">9</text:span></text:span></text:p>
          </table:table-cell>
          <table:table-cell table:style-name="Tabelle6.B22" office:value-type="string">
            <text:p text:style-name="P50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23" office:value-type="string">
            <text:p text:style-name="P50"/>
          </table:table-cell>
        </table:table-row>
        <table:table-row table:style-name="Tabelle6.3">
          <table:table-cell table:style-name="Tabelle6.A3" table:number-columns-spanned="2" office:value-type="string">
            <text:p text:style-name="P20"/>
          </table:table-cell>
          <table:covered-table-cell/>
        </table:table-row>
        <table:table-row table:style-name="Tabelle6.1">
          <table:table-cell table:style-name="Tabelle6.A4" office:value-type="string">
            <text:p text:style-name="P20"><text:span text:style-name="Strong_20_Emphasis"><text:span text:style-name="T24">10</text:span></text:span></text:p>
          </table:table-cell>
          <table:table-cell table:style-name="Tabelle6.B25" office:value-type="string">
            <text:p text:style-name="P50"/>
          </table:table-cell>
        </table:table-row>
        <table:table-row table:style-name="Tabelle6.2">
          <table:table-cell table:style-name="Tabelle6.A5" office:value-type="string">
            <text:p text:style-name="P20"/>
          </table:table-cell>
          <table:table-cell table:style-name="Tabelle6.B26" office:value-type="string">
            <text:p text:style-name="P50"/>
          </table:table-cell>
        </table:table-row>
      </table:table>
      <text:p text:style-name="P51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52">Bijlage 1: verslag bezwaren/onregelmatigheden/bijzonderheden stembureaus</text:p>
          </table:table-cell>
        </table:table-row>
      </table:table>
      <text:p text:style-name="Standard"/>
      <text:p text:style-name="Standard">Dit verslag vermeldt alle bezwaren die staan vermeld in de processen‑verbaal van de stembureaus. Noteer geen persoonsgegevens van kiezers.</text:p>
      <text:p text:style-name="P56">De processen‑verbaal van de stembureaus vermelden de volgende bezwaren:</text:p>
      <table:table table:name="Bezwaren" table:style-name="Bezwaren">
        <table:table-column table:style-name="Bezwaren.A"/>
      </table:table>
      <text:p text:style-name="P56"/>
      <text:p text:style-name="P56">Dit verslag vermeldt voorts alle onregelmatigheden/bijzonderheden die staan vermeld in de processen‑verbaal van de stembureaus.</text:p>
      <text:p text:style-name="P56"/>
      <text:p text:style-name="P56">De processen‑verbaal van de stembureaus vermelden de volgende onregelmatigheden/bijzonderheden:</text:p>
    </office:tex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rpt="http://openoffice.org/2005/report" xmlns:dr3d="urn:oasis:names:tc:opendocument:xmlns:dr3d:1.0" xmlns:chart="urn:oasis:names:tc:opendocument:xmlns:chart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x="urn:openoffice:names:experimental:ooxml-odf-interop:xmlns:form:1.0" xmlns:dom="http://www.w3.org/2001/xml-events" xmlns:xsd="http://www.w3.org/2001/XMLSchema" xmlns:xsi="http://www.w3.org/2001/XMLSchema-instance" xmlns:grddl="http://www.w3.org/2003/g/data-view#" office:version="1.3">
  <office:font-face-decls>
    <style:font-face style:name="Arial" svg:font-family="Arial" style:font-adornments="Regular" style:font-family-generic="swiss" style:font-pitch="variable"/>
    <style:font-face style:name="Calibri" svg:font-family="Calibri" style:font-family-generic="system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adornments="Regular" style:font-family-generic="swiss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RijksoverheidSansText" svg:font-family="RijksoverheidSansText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9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9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Arial" fo:font-family="Arial" style:font-style-name="Regular" style:font-family-generic="swiss" style:font-pitch="variable" fo:font-size="9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Regular" style:font-family-generic="swiss" style:font-pitch="variable" fo:font-size="14pt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padding-left="0cm" fo:padding-right="0cm" fo:padding-top="0.101cm" fo:padding-bottom="0cm" fo:border-left="none" fo:border-right="none" fo:border-top="0.51pt solid #000000" fo:border-bottom="none">
        <style:tab-stops/>
      </style:paragraph-properties>
      <style:text-properties fo:font-size="11pt" fo:font-weight="bold"/>
    </style:style>
    <style:style style:name="Subtitle" style:family="paragraph" style:parent-style-name="Heading" style:next-style-name="Text_20_body" style:class="chapter">
      <style:paragraph-properties fo:margin-top="0.318cm" fo:margin-bottom="0cm" style:contextual-spacing="false" fo:text-align="start" style:justify-single-word="false"/>
      <style:text-properties fo:font-size="11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ayoutTableContents" style:family="paragraph" style:parent-style-name="Table_20_Contents" style:master-page-name="">
      <style:paragraph-properties style:page-number="auto" fo:padding="0cm" fo:border="none">
        <style:tab-stops/>
      </style:paragraph-properties>
    </style:style>
    <style:style style:name="Horizontal_20_Line" style:display-name="Horizontal Line" style:family="paragraph" style:parent-style-name="Standard" style:next-style-name="Standard" style:class="html" style:master-page-name="">
      <style:paragraph-properties fo:margin-top="0cm" fo:margin-bottom="0cm" style:contextual-spacing="false" style:page-number="auto" fo:padding-left="0cm" fo:padding-right="0cm" fo:padding-top="0cm" fo:padding-bottom="0.041cm" fo:border-left="none" fo:border-right="none" fo:border-top="none" fo:border-bottom="0.51pt solid #000000" text:number-lines="false" text:line-number="0" style:join-border="false"/>
      <style:text-properties fo:font-size="9pt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.423cm" fo:margin-bottom="0.212cm" style:contextual-spacing="false" style:page-number="auto"/>
      <style:text-properties fo:font-size="11pt" fo:font-weight="bold"/>
    </style:style>
    <style:style style:name="Corrigendum_20_Box" style:display-name="Corrigendum Box" style:family="paragraph" style:parent-style-name="Standard" style:next-style-name="Standard">
      <style:paragraph-properties fo:line-height="115%"/>
      <style:text-properties fo:font-size="11pt"/>
    </style:style>
    <style:style style:name="Inverted_20_Heading_20_2" style:display-name="Inverted Heading 2" style:family="paragraph" style:parent-style-name="Heading_20_2" style:next-style-name="Standard" style:default-outline-level="2" style:list-style-name="Numbering_20_123" style:class="text" style:master-page-name="">
      <loext:graphic-properties draw:fill="solid" draw:fill-color="#000000"/>
      <style:paragraph-properties style:page-number="auto" fo:background-color="#000000" fo:padding="0.049cm" fo:border="2.24pt solid #000000">
        <style:tab-stops/>
      </style:paragraph-properties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353cm" fo:margin-bottom="0.212cm" style:contextual-spacing="false"/>
      <style:text-properties fo:font-size="11pt" fo:font-weight="bold"/>
    </style:style>
    <style:style style:name="Indented" style:family="paragraph" style:parent-style-name="Standard" style:master-page-name="">
      <style:paragraph-properties fo:margin-left="1.499cm" fo:margin-right="0cm" fo:text-indent="0cm" style:auto-text-indent="false" style:page-number="auto"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0cm" style:type="right"/>
          <style:tab-stop style:position="18cm" style:type="right"/>
        </style:tab-stops>
      </style:paragraph-properties>
      <style:text-properties fo:font-size="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7pt" fo:font-weight="normal"/>
    </style:style>
    <style:style style:name="Horizontal_20_Line_20_Top" style:display-name="Horizontal Line Top" style:family="paragraph" style:parent-style-name="Standard" style:next-style-name="Standard">
      <style:paragraph-properties fo:padding="0cm" fo:border-left="none" fo:border-right="none" fo:border-top="0.51pt solid #000000" fo:border-bottom="none"/>
      <style:text-properties fo:font-size="2pt"/>
    </style:style>
    <style:style style:name="Inverted_20_Heading_20_2_20_New_20_Page" style:display-name="Inverted Heading 2 New Page" style:family="paragraph" style:parent-style-name="Inverted_20_Heading_20_2" style:next-style-name="Standard" style:class="text" style:master-page-name="">
      <loext:graphic-properties draw:fill="solid" draw:fill-color="#000000"/>
      <style:paragraph-properties fo:margin-top="0cm" fo:margin-bottom="0.212cm" style:contextual-spacing="false" style:page-number="auto" fo:break-before="page" fo:background-color="#000000" style:snap-to-layout-grid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_20_New_20_Page" style:display-name="Heading 3 New Page" style:family="paragraph" style:parent-style-name="Heading_20_3" style:next-style-name="Standard" style:default-outline-level="3" style:list-style-name="" style:master-page-name="">
      <style:paragraph-properties style:page-number="auto" fo:break-before="page"/>
    </style:style>
    <style:style style:name="Appendix" style:family="paragraph" style:parent-style-name="Heading" style:next-style-name="Text_20_body" style:default-outline-level="1" style:list-style-name="" style:class="chapter" style:master-page-name="">
      <style:paragraph-properties fo:margin-top="0cm" fo:margin-bottom="0.212cm" style:contextual-spacing="false" fo:text-align="start" style:justify-single-word="false" style:page-number="auto" fo:padding="0.049cm" fo:border-left="none" fo:border-right="none" fo:border-top="0.51pt solid #000000" fo:border-bottom="none"/>
      <style:text-properties fo:font-size="16pt" fo:font-weight="bold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212cm" fo:margin-bottom="0.212cm" style:contextual-spacing="false"/>
      <style:text-properties fo:font-size="16pt" fo:font-weight="bold"/>
    </style:style>
    <style:style style:name="Heading_20_3_20_No_20_List" style:display-name="Heading 3 No List" style:family="paragraph" style:parent-style-name="Heading_20_3" style:next-style-name="Standard" style:default-outline-level="" style:list-style-name="" style:class="text">
      <style:paragraph-properties fo:margin-left="0cm" fo:margin-right="0cm" fo:text-indent="1.499cm" style:auto-text-indent="false"/>
    </style:style>
    <style:style style:name="List" style:family="paragraph" style:parent-style-name="Heading_20_2" style:next-style-name="Standard" style:default-outline-level="" style:list-style-name="" style:class="list" style:master-page-name="">
      <style:paragraph-properties fo:margin-top="0cm" fo:margin-bottom="0.212cm" style:contextual-spacing="false" style:page-number="auto"/>
      <style:text-properties fo:font-size="16pt"/>
    </style:style>
    <style:style style:name="Lijst_20_No_20_Index" style:display-name="Lijst No Index" style:family="paragraph" style:parent-style-name="List" style:next-style-name="Standard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baseline"/>
      <style:text-properties style:font-name="Calibri1" fo:font-family="Calibri" style:font-style-name="Regular" style:font-family-generic="swiss" style:font-pitch="variable" fo:font-size="12pt" fo:language="nl" fo:country="NL" style:font-name-asian="Calibri" style:font-family-asian="Calibri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BiZa_5f_Onderlijn" style:display-name="BiZa_Onderlijn" style:family="paragraph" style:parent-style-name="Standard" style:default-outline-level="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BiZa_5f_cursief" style:display-name="BiZa_cursief" style:family="paragraph" style:parent-style-name="Standard" style:default-outline-level="">
      <style:paragraph-properties fo:margin-left="1.501cm" fo:margin-right="0cm" style:line-height-at-least="0.388cm" fo:text-indent="0cm" style:auto-text-indent="false" style:vertical-align="middle"/>
      <style:text-properties fo:color="#000000" loext:opacity="100%" fo:font-style="italic" style:font-style-asian="italic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Footnote_20_Symbol" style:display-name="Footnote Symbol" style:family="text"/>
    <style:style style:name="Underline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Bold_20_Underline" style:display-name="Bold Underline" style:family="text">
      <style:text-properties style:text-underline-style="solid" style:text-underline-width="bold" style:text-underline-color="font-color"/>
    </style:style>
    <style:style style:name="Extra_20_Strong_20_Emphasis" style:display-name="Extra Strong Emphasis" style:family="text">
      <style:text-properties fo:font-style="italic" fo:font-weight="bold"/>
    </style:style>
    <style:style style:name="Extra_20_Strong_20_Emphasis_20_Underline" style:display-name="Extra Strong Emphasis Underline" style:family="text">
      <style:text-properties fo:font-style="italic" style:text-underline-style="solid" style:text-underline-width="bold" style:text-underline-color="font-color" fo:font-weight="bold"/>
    </style:style>
    <style:style style:name="Standaardalinea-lettertype" style:family="text"/>
    <style:style style:name="Strong_20_Bold_20_Underline" style:display-name="Strong Bold Underline" style:family="text">
      <style:text-properties style:text-underline-style="solid" style:text-underline-width="bold" style:text-underline-color="font-color" fo:font-weight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1.36cm" fo:margin-left="1.3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1%1%" style:num-prefix="1" style:num-format="a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□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_0MT1" style:family="text">
      <style:text-properties xmlns:officeooo="http://openoffice.org/2009/office" officeooo:rsid="0067cd8a"/>
    </style:style>
    <style:style style:name="_0MP1" style:family="paragraph" style:parent-style-name="Header">
      <style:text-properties xmlns:officeooo="http://openoffice.org/2009/office" officeooo:paragraph-rsid="00b4bf2f"/>
    </style:style>
    <style:style style:name="_0MT4" style:family="text">
      <style:text-properties style:text-overline-style="none" style:text-overline-color="font-color"/>
    </style:style>
    <style:style style:name="_0MT6" style:family="text">
      <style:text-properties xmlns:officeooo="http://openoffice.org/2009/office" fo:font-weight="normal" officeooo:rsid="00780269" style:font-weight-asian="normal" style:font-weight-complex="normal"/>
    </style:style>
    <style:page-layout style:name="_0Mpm1">
      <style:page-layout-properties fo:page-width="21.001cm" fo:page-height="29.7cm" style:num-format="1" style:print-orientation="portrait" fo:margin-top="1.251cm" fo:margin-bottom="0.6cm" fo:margin-left="1.7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0.799cm" fo:margin-left="0cm" fo:margin-right="0cm" fo:margin-top="0.199cm" fo:background-color="transparent" style:dynamic-spacing="false" draw:fill="none" draw:fill-color="#729fcf"/>
      </style:footer-style>
    </style:page-layout>
    <style:style style:name="_0MT3" style:family="text">
      <style:text-properties xmlns:officeooo="http://openoffice.org/2009/office" officeooo:rsid="006856aa" style:text-overline-style="none" style:text-overline-color="font-color"/>
    </style:style>
    <style:style style:name="_0MT2" style:family="text">
      <style:text-properties xmlns:officeooo="http://openoffice.org/2009/office" officeooo:rsid="00837cc2"/>
    </style:style>
    <style:style style:name="_0MT5" style:family="text">
      <style:text-properties fo:font-weight="normal" style:font-weight-asian="normal" style:font-weight-complex="normal"/>
    </style:style>
    <style:style style:name="_0MP2" style:family="paragraph" style:parent-style-name="Footer">
      <style:text-properties xmlns:officeooo="http://openoffice.org/2009/office" officeooo:paragraph-rsid="00780269"/>
    </style:style>
  </office:automatic-styles>
  <office:master-styles>
    <style:master-page style:name="Standard" style:page-layout-name="_0Mpm1" draw:style-name="_0Mdp1">
      <style:header>
        <text:p text:style-name="_0MP1">Model N<text:span text:style-name="_0MT1">a</text:span> <text:span text:style-name="_0MT1">31‑</text:span><text:span text:style-name="_0MT2">2</text:span>: Proces‑verbaal van een <text:span text:style-name="_0MT3"><text:span text:description="if (gebieteMitListen.get(0).customData.isOpenbaarLichaam) {'stembureau voor het openbaar lichaam';} else {'gemeentelijk stembureau';}">gemeentelijk stembureau</text:span></text:span><text:span text:style-name="_0MT4"><text:s/>in een </text:span><text:span text:style-name="_0MT4"><text:span text:description="if (gebieteMitListen.get(0).customData.isOpenbaarLichaam) {'openbaar lichaam';} else  {'gemeente';}">gemeente</text:span></text:span><text:span text:style-name="_0MT4"><text:s/>waar een centrale stemopneming wordt verricht</text:span></text:p>
      </style:header>
      <style:footer>
        <text:p text:style-name="Footer">Datum:<text:span text:style-name="_0MT5"> </text:span><text:span text:style-name="_0MT5"><text:span text:description="customDataErgebnisDaten.datumAktuellFormattedFooter">27-09-2024</text:span></text:span><text:span text:style-name="_0MT5"><text:s/></text:span><text:span text:style-name="_0MT5"><text:span text:description="aktuelleUhrzeitSekunden">10:46:23</text:span></text:span><text:span text:style-name="_0MT5"><text:s text:c="2"/>- <text:s/></text:span><text:span text:style-name="_0MT6">SHA-256-Hashcode:</text:span><text:span text:style-name="_0MT5"><text:tab/>pagina </text:span><text:span text:style-name="_0MT5"><text:page-number text:select-page="current">13</text:page-number></text:span><text:span text:style-name="_0MT5"><text:s/>/ </text:span><text:span text:style-name="_0MT5"><text:page-count>13</text:page-count></text:span></text:p>
        <text:p text:style-name="_0MP2"><text:span text:style-name="_0MT5"><text:span text:description="customDataErgebnisDaten.getHashCodeEml510b()">8DFB 16FF 45DE A772 DE76 5F04 C961 B697 4A32 794E B137 CF4A 51E4 8CD1 5E5A EE15</text:span></text:span><text:span text:style-name="_0MT5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xmlns:ooo="http://openoffice.org/2004/office" xmlns:rpt="http://openoffice.org/2005/report" xmlns:dr3d="urn:oasis:names:tc:opendocument:xmlns:dr3d:1.0" xmlns:chart="urn:oasis:names:tc:opendocument:xmlns:chart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x="urn:openoffice:names:experimental:ooxml-odf-interop:xmlns:form:1.0" xmlns:dom="http://www.w3.org/2001/xml-events" xmlns:xsd="http://www.w3.org/2001/XMLSchema" xmlns:xsi="http://www.w3.org/2001/XMLSchema-instance" xmlns:grddl="http://www.w3.org/2003/g/data-view#" office:version="1.3">
  <office:meta>
    <meta:editing-duration>P0D</meta:editing-duration>
    <meta:editing-cycles>1</meta:editing-cycles>
    <meta:generator>jOpenDocument/1.3b1</meta:generator>
    <meta:document-statistic meta:table-count="22" meta:image-count="0" meta:object-count="0" meta:page-count="13" meta:paragraph-count="235" meta:word-count="1697" meta:character-count="10533" meta:non-whitespace-character-count="9266"/>
    <meta:user-defined meta:name="SingleXMLDocument_count" meta:value-type="float">0</meta:user-defined>
  </office:meta>
</office:document-meta>
</file>